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4787in" svg:height="6.7764in" svg:x="3.2693in" svg:y="0.0417in">
            <draw:object draw:notify-on-update-of-ranges="Sheet1.A1:Sheet1.A1 Sheet1.A2:Sheet1.A464 Sheet1.B1:Sheet1.B1 Sheet1.C2:Sheet1.C464 Sheet1.A1:Sheet1.A1 Sheet1.A2:Sheet1.A464 Sheet1.C1:Sheet1.C1 Sheet1.C2:Sheet1.C46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V_heading</text:p>
          </table:table-cell>
          <table:table-cell office:value-type="string" calcext:value-type="string">
            <text:p>Camera_heading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float" office:value="-0.0902735935" calcext:value-type="float">
            <text:p>-0.0902735935</text:p>
          </table:table-cell>
          <table:table-cell office:value-type="float" office:value="0.1736752634" calcext:value-type="float">
            <text:p>0.1736752634</text:p>
          </table:table-cell>
          <table:table-cell office:value-type="float" office:value="-0.2639488569" calcext:value-type="float">
            <text:p>-0.2639488569</text:p>
          </table:table-cell>
        </table:table-row>
        <table:table-row table:style-name="ro1">
          <table:table-cell office:value-type="float" office:value="-0.0925529016" calcext:value-type="float">
            <text:p>-0.0925529016</text:p>
          </table:table-cell>
          <table:table-cell office:value-type="float" office:value="0.1734319883" calcext:value-type="float">
            <text:p>0.1734319883</text:p>
          </table:table-cell>
          <table:table-cell office:value-type="float" office:value="-0.2659848899" calcext:value-type="float">
            <text:p>-0.2659848899</text:p>
          </table:table-cell>
        </table:table-row>
        <table:table-row table:style-name="ro1">
          <table:table-cell office:value-type="float" office:value="-0.0942623278" calcext:value-type="float">
            <text:p>-0.0942623278</text:p>
          </table:table-cell>
          <table:table-cell office:value-type="float" office:value="0.1693304403" calcext:value-type="float">
            <text:p>0.1693304403</text:p>
          </table:table-cell>
          <table:table-cell office:value-type="float" office:value="-0.263592768" calcext:value-type="float">
            <text:p>-0.263592768</text:p>
          </table:table-cell>
        </table:table-row>
        <table:table-row table:style-name="ro1">
          <table:table-cell office:value-type="float" office:value="-0.0984687966" calcext:value-type="float">
            <text:p>-0.0984687966</text:p>
          </table:table-cell>
          <table:table-cell office:value-type="float" office:value="0.1692282835" calcext:value-type="float">
            <text:p>0.1692282835</text:p>
          </table:table-cell>
          <table:table-cell office:value-type="float" office:value="-0.26769708" calcext:value-type="float">
            <text:p>-0.26769708</text:p>
          </table:table-cell>
        </table:table-row>
        <table:table-row table:style-name="ro1">
          <table:table-cell office:value-type="float" office:value="-0.0977185766" calcext:value-type="float">
            <text:p>-0.0977185766</text:p>
          </table:table-cell>
          <table:table-cell office:value-type="float" office:value="0.1674764502" calcext:value-type="float">
            <text:p>0.1674764502</text:p>
          </table:table-cell>
          <table:table-cell office:value-type="float" office:value="-0.2651950268" calcext:value-type="float">
            <text:p>-0.2651950268</text:p>
          </table:table-cell>
        </table:table-row>
        <table:table-row table:style-name="ro1">
          <table:table-cell office:value-type="float" office:value="-0.0850456059" calcext:value-type="float">
            <text:p>-0.0850456059</text:p>
          </table:table-cell>
          <table:table-cell office:value-type="float" office:value="0.1661764889" calcext:value-type="float">
            <text:p>0.1661764889</text:p>
          </table:table-cell>
          <table:table-cell office:value-type="float" office:value="-0.2512220948" calcext:value-type="float">
            <text:p>-0.2512220948</text:p>
          </table:table-cell>
        </table:table-row>
        <table:table-row table:style-name="ro1">
          <table:table-cell office:value-type="float" office:value="-0.0956473587" calcext:value-type="float">
            <text:p>-0.0956473587</text:p>
          </table:table-cell>
          <table:table-cell office:value-type="float" office:value="0.1683142075" calcext:value-type="float">
            <text:p>0.1683142075</text:p>
          </table:table-cell>
          <table:table-cell office:value-type="float" office:value="-0.2639615661" calcext:value-type="float">
            <text:p>-0.2639615661</text:p>
          </table:table-cell>
        </table:table-row>
        <table:table-row table:style-name="ro1">
          <table:table-cell office:value-type="float" office:value="-0.0906849951" calcext:value-type="float">
            <text:p>-0.0906849951</text:p>
          </table:table-cell>
          <table:table-cell office:value-type="float" office:value="0.1682609663" calcext:value-type="float">
            <text:p>0.1682609663</text:p>
          </table:table-cell>
          <table:table-cell office:value-type="float" office:value="-0.2589459614" calcext:value-type="float">
            <text:p>-0.2589459614</text:p>
          </table:table-cell>
        </table:table-row>
        <table:table-row table:style-name="ro1">
          <table:table-cell office:value-type="float" office:value="-0.0981248049" calcext:value-type="float">
            <text:p>-0.0981248049</text:p>
          </table:table-cell>
          <table:table-cell office:value-type="float" office:value="0.1769398901" calcext:value-type="float">
            <text:p>0.1769398901</text:p>
          </table:table-cell>
          <table:table-cell office:value-type="float" office:value="-0.275064695" calcext:value-type="float">
            <text:p>-0.275064695</text:p>
          </table:table-cell>
        </table:table-row>
        <table:table-row table:style-name="ro1">
          <table:table-cell office:value-type="float" office:value="-0.0954311949" calcext:value-type="float">
            <text:p>-0.0954311949</text:p>
          </table:table-cell>
          <table:table-cell office:value-type="float" office:value="0.1769647686" calcext:value-type="float">
            <text:p>0.1769647686</text:p>
          </table:table-cell>
          <table:table-cell office:value-type="float" office:value="-0.2723959635" calcext:value-type="float">
            <text:p>-0.2723959635</text:p>
          </table:table-cell>
        </table:table-row>
        <table:table-row table:style-name="ro1">
          <table:table-cell office:value-type="float" office:value="-0.0982297321" calcext:value-type="float">
            <text:p>-0.0982297321</text:p>
          </table:table-cell>
          <table:table-cell office:value-type="float" office:value="0.1676009111" calcext:value-type="float">
            <text:p>0.1676009111</text:p>
          </table:table-cell>
          <table:table-cell office:value-type="float" office:value="-0.2658306432" calcext:value-type="float">
            <text:p>-0.2658306432</text:p>
          </table:table-cell>
        </table:table-row>
        <table:table-row table:style-name="ro1">
          <table:table-cell office:value-type="float" office:value="-0.0938555439" calcext:value-type="float">
            <text:p>-0.0938555439</text:p>
          </table:table-cell>
          <table:table-cell office:value-type="float" office:value="0.1695971853" calcext:value-type="float">
            <text:p>0.1695971853</text:p>
          </table:table-cell>
          <table:table-cell office:value-type="float" office:value="-0.2634527292" calcext:value-type="float">
            <text:p>-0.2634527292</text:p>
          </table:table-cell>
        </table:table-row>
        <table:table-row table:style-name="ro1">
          <table:table-cell office:value-type="float" office:value="-0.0979631066" calcext:value-type="float">
            <text:p>-0.0979631066</text:p>
          </table:table-cell>
          <table:table-cell office:value-type="float" office:value="0.1673604086" calcext:value-type="float">
            <text:p>0.1673604086</text:p>
          </table:table-cell>
          <table:table-cell office:value-type="float" office:value="-0.2653235152" calcext:value-type="float">
            <text:p>-0.2653235152</text:p>
          </table:table-cell>
        </table:table-row>
        <table:table-row table:style-name="ro1">
          <table:table-cell office:value-type="float" office:value="-0.0950876" calcext:value-type="float">
            <text:p>-0.0950876</text:p>
          </table:table-cell>
          <table:table-cell office:value-type="float" office:value="0.1672059231" calcext:value-type="float">
            <text:p>0.1672059231</text:p>
          </table:table-cell>
          <table:table-cell office:value-type="float" office:value="-0.262293523" calcext:value-type="float">
            <text:p>-0.262293523</text:p>
          </table:table-cell>
        </table:table-row>
        <table:table-row table:style-name="ro1">
          <table:table-cell office:value-type="float" office:value="-0.0957891063" calcext:value-type="float">
            <text:p>-0.0957891063</text:p>
          </table:table-cell>
          <table:table-cell office:value-type="float" office:value="0.1735038684" calcext:value-type="float">
            <text:p>0.1735038684</text:p>
          </table:table-cell>
          <table:table-cell office:value-type="float" office:value="-0.2692929747" calcext:value-type="float">
            <text:p>-0.2692929747</text:p>
          </table:table-cell>
        </table:table-row>
        <table:table-row table:style-name="ro1">
          <table:table-cell office:value-type="float" office:value="-0.0948976533" calcext:value-type="float">
            <text:p>-0.0948976533</text:p>
          </table:table-cell>
          <table:table-cell office:value-type="float" office:value="0.1646210954" calcext:value-type="float">
            <text:p>0.1646210954</text:p>
          </table:table-cell>
          <table:table-cell office:value-type="float" office:value="-0.2595187487" calcext:value-type="float">
            <text:p>-0.2595187487</text:p>
          </table:table-cell>
        </table:table-row>
        <table:table-row table:style-name="ro1">
          <table:table-cell office:value-type="float" office:value="-0.1185930552" calcext:value-type="float">
            <text:p>-0.1185930552</text:p>
          </table:table-cell>
          <table:table-cell office:value-type="float" office:value="0.1578474768" calcext:value-type="float">
            <text:p>0.1578474768</text:p>
          </table:table-cell>
          <table:table-cell office:value-type="float" office:value="-0.276440532" calcext:value-type="float">
            <text:p>-0.276440532</text:p>
          </table:table-cell>
        </table:table-row>
        <table:table-row table:style-name="ro1">
          <table:table-cell office:value-type="float" office:value="-0.1485552913" calcext:value-type="float">
            <text:p>-0.1485552913</text:p>
          </table:table-cell>
          <table:table-cell office:value-type="float" office:value="0.1452914731" calcext:value-type="float">
            <text:p>0.1452914731</text:p>
          </table:table-cell>
          <table:table-cell office:value-type="float" office:value="-0.2938467644" calcext:value-type="float">
            <text:p>-0.2938467644</text:p>
          </table:table-cell>
        </table:table-row>
        <table:table-row table:style-name="ro1">
          <table:table-cell office:value-type="float" office:value="-0.1767701826" calcext:value-type="float">
            <text:p>-0.1767701826</text:p>
          </table:table-cell>
          <table:table-cell office:value-type="float" office:value="0.1287259537" calcext:value-type="float">
            <text:p>0.1287259537</text:p>
          </table:table-cell>
          <table:table-cell office:value-type="float" office:value="-0.3054961363" calcext:value-type="float">
            <text:p>-0.3054961363</text:p>
          </table:table-cell>
        </table:table-row>
        <table:table-row table:style-name="ro1">
          <table:table-cell office:value-type="float" office:value="-0.1724451713" calcext:value-type="float">
            <text:p>-0.1724451713</text:p>
          </table:table-cell>
          <table:table-cell office:value-type="float" office:value="0.1038870462" calcext:value-type="float">
            <text:p>0.1038870462</text:p>
          </table:table-cell>
          <table:table-cell office:value-type="float" office:value="-0.2763322175" calcext:value-type="float">
            <text:p>-0.2763322175</text:p>
          </table:table-cell>
        </table:table-row>
        <table:table-row table:style-name="ro1">
          <table:table-cell office:value-type="float" office:value="-0.2031313397" calcext:value-type="float">
            <text:p>-0.2031313397</text:p>
          </table:table-cell>
          <table:table-cell office:value-type="float" office:value="0.0527637916" calcext:value-type="float">
            <text:p>0.0527637916</text:p>
          </table:table-cell>
          <table:table-cell office:value-type="float" office:value="-0.2558951313" calcext:value-type="float">
            <text:p>-0.2558951313</text:p>
          </table:table-cell>
        </table:table-row>
        <table:table-row table:style-name="ro1">
          <table:table-cell office:value-type="float" office:value="-0.2204887282" calcext:value-type="float">
            <text:p>-0.2204887282</text:p>
          </table:table-cell>
          <table:table-cell office:value-type="float" office:value="0.0524773704" calcext:value-type="float">
            <text:p>0.0524773704</text:p>
          </table:table-cell>
          <table:table-cell office:value-type="float" office:value="-0.2729660986" calcext:value-type="float">
            <text:p>-0.2729660986</text:p>
          </table:table-cell>
        </table:table-row>
        <table:table-row table:style-name="ro1">
          <table:table-cell office:value-type="float" office:value="-0.2448104433" calcext:value-type="float">
            <text:p>-0.2448104433</text:p>
          </table:table-cell>
          <table:table-cell office:value-type="float" office:value="0.0476972223" calcext:value-type="float">
            <text:p>0.0476972223</text:p>
          </table:table-cell>
          <table:table-cell office:value-type="float" office:value="-0.2925076656" calcext:value-type="float">
            <text:p>-0.2925076656</text:p>
          </table:table-cell>
        </table:table-row>
        <table:table-row table:style-name="ro1">
          <table:table-cell office:value-type="float" office:value="-0.2609038496" calcext:value-type="float">
            <text:p>-0.2609038496</text:p>
          </table:table-cell>
          <table:table-cell office:value-type="float" office:value="0.0208674499" calcext:value-type="float">
            <text:p>0.0208674499</text:p>
          </table:table-cell>
          <table:table-cell office:value-type="float" office:value="-0.2817712995" calcext:value-type="float">
            <text:p>-0.2817712995</text:p>
          </table:table-cell>
        </table:table-row>
        <table:table-row table:style-name="ro1">
          <table:table-cell office:value-type="float" office:value="-0.2724145795" calcext:value-type="float">
            <text:p>-0.2724145795</text:p>
          </table:table-cell>
          <table:table-cell office:value-type="float" office:value="-0.0232386092" calcext:value-type="float">
            <text:p>-0.0232386092</text:p>
          </table:table-cell>
          <table:table-cell office:value-type="float" office:value="-0.2491759703" calcext:value-type="float">
            <text:p>-0.2491759703</text:p>
          </table:table-cell>
        </table:table-row>
        <table:table-row table:style-name="ro1">
          <table:table-cell office:value-type="float" office:value="-0.3010223903" calcext:value-type="float">
            <text:p>-0.3010223903</text:p>
          </table:table-cell>
          <table:table-cell office:value-type="float" office:value="-0.0234416305" calcext:value-type="float">
            <text:p>-0.0234416305</text:p>
          </table:table-cell>
          <table:table-cell office:value-type="float" office:value="-0.2775807599" calcext:value-type="float">
            <text:p>-0.2775807599</text:p>
          </table:table-cell>
        </table:table-row>
        <table:table-row table:style-name="ro1">
          <table:table-cell office:value-type="float" office:value="-0.3159841111" calcext:value-type="float">
            <text:p>-0.3159841111</text:p>
          </table:table-cell>
          <table:table-cell office:value-type="float" office:value="-0.0311470734" calcext:value-type="float">
            <text:p>-0.0311470734</text:p>
          </table:table-cell>
          <table:table-cell office:value-type="float" office:value="-0.2848370377" calcext:value-type="float">
            <text:p>-0.2848370377</text:p>
          </table:table-cell>
        </table:table-row>
        <table:table-row table:style-name="ro1">
          <table:table-cell office:value-type="float" office:value="-0.3304684979" calcext:value-type="float">
            <text:p>-0.3304684979</text:p>
          </table:table-cell>
          <table:table-cell office:value-type="float" office:value="-0.0489162714" calcext:value-type="float">
            <text:p>-0.0489162714</text:p>
          </table:table-cell>
          <table:table-cell office:value-type="float" office:value="-0.2815522265" calcext:value-type="float">
            <text:p>-0.2815522265</text:p>
          </table:table-cell>
        </table:table-row>
        <table:table-row table:style-name="ro1">
          <table:table-cell office:value-type="float" office:value="-0.3497176794" calcext:value-type="float">
            <text:p>-0.3497176794</text:p>
          </table:table-cell>
          <table:table-cell office:value-type="float" office:value="-0.0691667823" calcext:value-type="float">
            <text:p>-0.0691667823</text:p>
          </table:table-cell>
          <table:table-cell office:value-type="float" office:value="-0.2805508971" calcext:value-type="float">
            <text:p>-0.2805508971</text:p>
          </table:table-cell>
        </table:table-row>
        <table:table-row table:style-name="ro1">
          <table:table-cell office:value-type="float" office:value="-0.3681555537" calcext:value-type="float">
            <text:p>-0.3681555537</text:p>
          </table:table-cell>
          <table:table-cell office:value-type="float" office:value="-0.0956814432" calcext:value-type="float">
            <text:p>-0.0956814432</text:p>
          </table:table-cell>
          <table:table-cell office:value-type="float" office:value="-0.2724741105" calcext:value-type="float">
            <text:p>-0.2724741105</text:p>
          </table:table-cell>
        </table:table-row>
        <table:table-row table:style-name="ro1">
          <table:table-cell office:value-type="float" office:value="-0.3763283621" calcext:value-type="float">
            <text:p>-0.3763283621</text:p>
          </table:table-cell>
          <table:table-cell office:value-type="float" office:value="-0.1389369113" calcext:value-type="float">
            <text:p>-0.1389369113</text:p>
          </table:table-cell>
          <table:table-cell office:value-type="float" office:value="-0.2373914508" calcext:value-type="float">
            <text:p>-0.2373914508</text:p>
          </table:table-cell>
        </table:table-row>
        <table:table-row table:style-name="ro1">
          <table:table-cell office:value-type="float" office:value="-0.3890764995" calcext:value-type="float">
            <text:p>-0.3890764995</text:p>
          </table:table-cell>
          <table:table-cell office:value-type="float" office:value="-0.138844043" calcext:value-type="float">
            <text:p>-0.138844043</text:p>
          </table:table-cell>
          <table:table-cell office:value-type="float" office:value="-0.2502324565" calcext:value-type="float">
            <text:p>-0.2502324565</text:p>
          </table:table-cell>
        </table:table-row>
        <table:table-row table:style-name="ro1">
          <table:table-cell office:value-type="float" office:value="-0.4166288513" calcext:value-type="float">
            <text:p>-0.4166288513</text:p>
          </table:table-cell>
          <table:table-cell office:value-type="float" office:value="-0.1724263878" calcext:value-type="float">
            <text:p>-0.1724263878</text:p>
          </table:table-cell>
          <table:table-cell office:value-type="float" office:value="-0.2442024636" calcext:value-type="float">
            <text:p>-0.2442024636</text:p>
          </table:table-cell>
        </table:table-row>
        <table:table-row table:style-name="ro1">
          <table:table-cell office:value-type="float" office:value="-0.4275567774" calcext:value-type="float">
            <text:p>-0.4275567774</text:p>
          </table:table-cell>
          <table:table-cell office:value-type="float" office:value="-0.1718519398" calcext:value-type="float">
            <text:p>-0.1718519398</text:p>
          </table:table-cell>
          <table:table-cell office:value-type="float" office:value="-0.2557048375" calcext:value-type="float">
            <text:p>-0.2557048375</text:p>
          </table:table-cell>
        </table:table-row>
        <table:table-row table:style-name="ro1">
          <table:table-cell office:value-type="float" office:value="-0.4481943918" calcext:value-type="float">
            <text:p>-0.4481943918</text:p>
          </table:table-cell>
          <table:table-cell office:value-type="float" office:value="-0.1863377127" calcext:value-type="float">
            <text:p>-0.1863377127</text:p>
          </table:table-cell>
          <table:table-cell office:value-type="float" office:value="-0.2618566792" calcext:value-type="float">
            <text:p>-0.2618566792</text:p>
          </table:table-cell>
        </table:table-row>
        <table:table-row table:style-name="ro1">
          <table:table-cell office:value-type="float" office:value="-0.4651834032" calcext:value-type="float">
            <text:p>-0.4651834032</text:p>
          </table:table-cell>
          <table:table-cell office:value-type="float" office:value="-0.2040635451" calcext:value-type="float">
            <text:p>-0.2040635451</text:p>
          </table:table-cell>
          <table:table-cell office:value-type="float" office:value="-0.2611198581" calcext:value-type="float">
            <text:p>-0.2611198581</text:p>
          </table:table-cell>
        </table:table-row>
        <table:table-row table:style-name="ro1">
          <table:table-cell office:value-type="float" office:value="-0.4848271713" calcext:value-type="float">
            <text:p>-0.4848271713</text:p>
          </table:table-cell>
          <table:table-cell office:value-type="float" office:value="-0.2184409865" calcext:value-type="float">
            <text:p>-0.2184409865</text:p>
          </table:table-cell>
          <table:table-cell office:value-type="float" office:value="-0.2663861848" calcext:value-type="float">
            <text:p>-0.2663861848</text:p>
          </table:table-cell>
        </table:table-row>
        <table:table-row table:style-name="ro1">
          <table:table-cell office:value-type="float" office:value="-0.4948103116" calcext:value-type="float">
            <text:p>-0.4948103116</text:p>
          </table:table-cell>
          <table:table-cell office:value-type="float" office:value="-0.2769978785" calcext:value-type="float">
            <text:p>-0.2769978785</text:p>
          </table:table-cell>
          <table:table-cell office:value-type="float" office:value="-0.2178124331" calcext:value-type="float">
            <text:p>-0.2178124331</text:p>
          </table:table-cell>
        </table:table-row>
        <table:table-row table:style-name="ro1">
          <table:table-cell office:value-type="float" office:value="-0.5141700629" calcext:value-type="float">
            <text:p>-0.5141700629</text:p>
          </table:table-cell>
          <table:table-cell office:value-type="float" office:value="-0.286313653" calcext:value-type="float">
            <text:p>-0.286313653</text:p>
          </table:table-cell>
          <table:table-cell office:value-type="float" office:value="-0.22785641" calcext:value-type="float">
            <text:p>-0.22785641</text:p>
          </table:table-cell>
        </table:table-row>
        <table:table-row table:style-name="ro1">
          <table:table-cell office:value-type="float" office:value="-0.5218237818" calcext:value-type="float">
            <text:p>-0.5218237818</text:p>
          </table:table-cell>
          <table:table-cell office:value-type="float" office:value="-0.3193909979" calcext:value-type="float">
            <text:p>-0.3193909979</text:p>
          </table:table-cell>
          <table:table-cell office:value-type="float" office:value="-0.2024327838" calcext:value-type="float">
            <text:p>-0.2024327838</text:p>
          </table:table-cell>
        </table:table-row>
        <table:table-row table:style-name="ro1">
          <table:table-cell office:value-type="float" office:value="-0.5472465277" calcext:value-type="float">
            <text:p>-0.5472465277</text:p>
          </table:table-cell>
          <table:table-cell office:value-type="float" office:value="-0.3194137074" calcext:value-type="float">
            <text:p>-0.3194137074</text:p>
          </table:table-cell>
          <table:table-cell office:value-type="float" office:value="-0.2278328204" calcext:value-type="float">
            <text:p>-0.2278328204</text:p>
          </table:table-cell>
        </table:table-row>
        <table:table-row table:style-name="ro1">
          <table:table-cell office:value-type="float" office:value="-0.5594086427" calcext:value-type="float">
            <text:p>-0.5594086427</text:p>
          </table:table-cell>
          <table:table-cell office:value-type="float" office:value="-0.3436663271" calcext:value-type="float">
            <text:p>-0.3436663271</text:p>
          </table:table-cell>
          <table:table-cell office:value-type="float" office:value="-0.2157423155" calcext:value-type="float">
            <text:p>-0.2157423155</text:p>
          </table:table-cell>
        </table:table-row>
        <table:table-row table:style-name="ro1">
          <table:table-cell office:value-type="float" office:value="-0.5734690387" calcext:value-type="float">
            <text:p>-0.5734690387</text:p>
          </table:table-cell>
          <table:table-cell office:value-type="float" office:value="-0.3506228017" calcext:value-type="float">
            <text:p>-0.3506228017</text:p>
          </table:table-cell>
          <table:table-cell office:value-type="float" office:value="-0.2228462369" calcext:value-type="float">
            <text:p>-0.2228462369</text:p>
          </table:table-cell>
        </table:table-row>
        <table:table-row table:style-name="ro1">
          <table:table-cell office:value-type="float" office:value="-0.5887895501" calcext:value-type="float">
            <text:p>-0.5887895501</text:p>
          </table:table-cell>
          <table:table-cell office:value-type="float" office:value="-0.379911969" calcext:value-type="float">
            <text:p>-0.379911969</text:p>
          </table:table-cell>
          <table:table-cell office:value-type="float" office:value="-0.2088775811" calcext:value-type="float">
            <text:p>-0.2088775811</text:p>
          </table:table-cell>
        </table:table-row>
        <table:table-row table:style-name="ro1">
          <table:table-cell office:value-type="float" office:value="-0.6029115977" calcext:value-type="float">
            <text:p>-0.6029115977</text:p>
          </table:table-cell>
          <table:table-cell office:value-type="float" office:value="-0.3800013163" calcext:value-type="float">
            <text:p>-0.3800013163</text:p>
          </table:table-cell>
          <table:table-cell office:value-type="float" office:value="-0.2229102814" calcext:value-type="float">
            <text:p>-0.2229102814</text:p>
          </table:table-cell>
        </table:table-row>
        <table:table-row table:style-name="ro1">
          <table:table-cell office:value-type="float" office:value="-0.61320412" calcext:value-type="float">
            <text:p>-0.61320412</text:p>
          </table:table-cell>
          <table:table-cell office:value-type="float" office:value="-0.3942906556" calcext:value-type="float">
            <text:p>-0.3942906556</text:p>
          </table:table-cell>
          <table:table-cell office:value-type="float" office:value="-0.2189134644" calcext:value-type="float">
            <text:p>-0.2189134644</text:p>
          </table:table-cell>
        </table:table-row>
        <table:table-row table:style-name="ro1">
          <table:table-cell office:value-type="float" office:value="-0.6275197072" calcext:value-type="float">
            <text:p>-0.6275197072</text:p>
          </table:table-cell>
          <table:table-cell office:value-type="float" office:value="-0.4274752813" calcext:value-type="float">
            <text:p>-0.4274752813</text:p>
          </table:table-cell>
          <table:table-cell office:value-type="float" office:value="-0.2000444259" calcext:value-type="float">
            <text:p>-0.2000444259</text:p>
          </table:table-cell>
        </table:table-row>
        <table:table-row table:style-name="ro1">
          <table:table-cell office:value-type="float" office:value="-0.6360318247" calcext:value-type="float">
            <text:p>-0.6360318247</text:p>
          </table:table-cell>
          <table:table-cell office:value-type="float" office:value="-0.4510619174" calcext:value-type="float">
            <text:p>-0.4510619174</text:p>
          </table:table-cell>
          <table:table-cell office:value-type="float" office:value="-0.1849699073" calcext:value-type="float">
            <text:p>-0.1849699073</text:p>
          </table:table-cell>
        </table:table-row>
        <table:table-row table:style-name="ro1">
          <table:table-cell office:value-type="float" office:value="-0.6528287849" calcext:value-type="float">
            <text:p>-0.6528287849</text:p>
          </table:table-cell>
          <table:table-cell office:value-type="float" office:value="-0.4688032707" calcext:value-type="float">
            <text:p>-0.4688032707</text:p>
          </table:table-cell>
          <table:table-cell office:value-type="float" office:value="-0.1840255142" calcext:value-type="float">
            <text:p>-0.1840255142</text:p>
          </table:table-cell>
        </table:table-row>
        <table:table-row table:style-name="ro1">
          <table:table-cell office:value-type="float" office:value="-0.6615142964" calcext:value-type="float">
            <text:p>-0.6615142964</text:p>
          </table:table-cell>
          <table:table-cell office:value-type="float" office:value="-0.4689417905" calcext:value-type="float">
            <text:p>-0.4689417905</text:p>
          </table:table-cell>
          <table:table-cell office:value-type="float" office:value="-0.1925725058" calcext:value-type="float">
            <text:p>-0.1925725058</text:p>
          </table:table-cell>
        </table:table-row>
        <table:table-row table:style-name="ro1">
          <table:table-cell office:value-type="float" office:value="-0.6896057459" calcext:value-type="float">
            <text:p>-0.6896057459</text:p>
          </table:table-cell>
          <table:table-cell office:value-type="float" office:value="-0.5003321666" calcext:value-type="float">
            <text:p>-0.5003321666</text:p>
          </table:table-cell>
          <table:table-cell office:value-type="float" office:value="-0.1892735793" calcext:value-type="float">
            <text:p>-0.1892735793</text:p>
          </table:table-cell>
        </table:table-row>
        <table:table-row table:style-name="ro1">
          <table:table-cell office:value-type="float" office:value="-0.7032794552" calcext:value-type="float">
            <text:p>-0.7032794552</text:p>
          </table:table-cell>
          <table:table-cell office:value-type="float" office:value="-0.5470875036" calcext:value-type="float">
            <text:p>-0.5470875036</text:p>
          </table:table-cell>
          <table:table-cell office:value-type="float" office:value="-0.1561919517" calcext:value-type="float">
            <text:p>-0.1561919517</text:p>
          </table:table-cell>
        </table:table-row>
        <table:table-row table:style-name="ro1">
          <table:table-cell office:value-type="float" office:value="-0.719549735" calcext:value-type="float">
            <text:p>-0.719549735</text:p>
          </table:table-cell>
          <table:table-cell office:value-type="float" office:value="-0.547042004" calcext:value-type="float">
            <text:p>-0.547042004</text:p>
          </table:table-cell>
          <table:table-cell office:value-type="float" office:value="-0.172507731" calcext:value-type="float">
            <text:p>-0.172507731</text:p>
          </table:table-cell>
        </table:table-row>
        <table:table-row table:style-name="ro1">
          <table:table-cell office:value-type="float" office:value="-0.7333348948" calcext:value-type="float">
            <text:p>-0.7333348948</text:p>
          </table:table-cell>
          <table:table-cell office:value-type="float" office:value="-0.5589463154" calcext:value-type="float">
            <text:p>-0.5589463154</text:p>
          </table:table-cell>
          <table:table-cell office:value-type="float" office:value="-0.1743885794" calcext:value-type="float">
            <text:p>-0.1743885794</text:p>
          </table:table-cell>
        </table:table-row>
        <table:table-row table:style-name="ro1">
          <table:table-cell office:value-type="float" office:value="-0.747377183" calcext:value-type="float">
            <text:p>-0.747377183</text:p>
          </table:table-cell>
          <table:table-cell office:value-type="float" office:value="-0.5768455395" calcext:value-type="float">
            <text:p>-0.5768455395</text:p>
          </table:table-cell>
          <table:table-cell office:value-type="float" office:value="-0.1705316435" calcext:value-type="float">
            <text:p>-0.1705316435</text:p>
          </table:table-cell>
        </table:table-row>
        <table:table-row table:style-name="ro1">
          <table:table-cell office:value-type="float" office:value="-0.7513378619" calcext:value-type="float">
            <text:p>-0.7513378619</text:p>
          </table:table-cell>
          <table:table-cell office:value-type="float" office:value="-0.6071764794" calcext:value-type="float">
            <text:p>-0.6071764794</text:p>
          </table:table-cell>
          <table:table-cell office:value-type="float" office:value="-0.1441613825" calcext:value-type="float">
            <text:p>-0.1441613825</text:p>
          </table:table-cell>
        </table:table-row>
        <table:table-row table:style-name="ro1">
          <table:table-cell office:value-type="float" office:value="-0.7677987772" calcext:value-type="float">
            <text:p>-0.7677987772</text:p>
          </table:table-cell>
          <table:table-cell office:value-type="float" office:value="-0.6187351485" calcext:value-type="float">
            <text:p>-0.6187351485</text:p>
          </table:table-cell>
          <table:table-cell office:value-type="float" office:value="-0.1490636288" calcext:value-type="float">
            <text:p>-0.1490636288</text:p>
          </table:table-cell>
        </table:table-row>
        <table:table-row table:style-name="ro1">
          <table:table-cell office:value-type="float" office:value="-0.7734730068" calcext:value-type="float">
            <text:p>-0.7734730068</text:p>
          </table:table-cell>
          <table:table-cell office:value-type="float" office:value="-0.6320844165" calcext:value-type="float">
            <text:p>-0.6320844165</text:p>
          </table:table-cell>
          <table:table-cell office:value-type="float" office:value="-0.1413885903" calcext:value-type="float">
            <text:p>-0.1413885903</text:p>
          </table:table-cell>
        </table:table-row>
        <table:table-row table:style-name="ro1">
          <table:table-cell office:value-type="float" office:value="-0.7904200501" calcext:value-type="float">
            <text:p>-0.7904200501</text:p>
          </table:table-cell>
          <table:table-cell office:value-type="float" office:value="-0.635189835" calcext:value-type="float">
            <text:p>-0.635189835</text:p>
          </table:table-cell>
          <table:table-cell office:value-type="float" office:value="-0.1552302151" calcext:value-type="float">
            <text:p>-0.1552302151</text:p>
          </table:table-cell>
        </table:table-row>
        <table:table-row table:style-name="ro1">
          <table:table-cell office:value-type="float" office:value="-0.7985264868" calcext:value-type="float">
            <text:p>-0.7985264868</text:p>
          </table:table-cell>
          <table:table-cell office:value-type="float" office:value="-0.667703213" calcext:value-type="float">
            <text:p>-0.667703213</text:p>
          </table:table-cell>
          <table:table-cell office:value-type="float" office:value="-0.1308232738" calcext:value-type="float">
            <text:p>-0.1308232738</text:p>
          </table:table-cell>
        </table:table-row>
        <table:table-row table:style-name="ro1">
          <table:table-cell office:value-type="float" office:value="-0.8174027758" calcext:value-type="float">
            <text:p>-0.8174027758</text:p>
          </table:table-cell>
          <table:table-cell office:value-type="float" office:value="-0.6678064445" calcext:value-type="float">
            <text:p>-0.6678064445</text:p>
          </table:table-cell>
          <table:table-cell office:value-type="float" office:value="-0.1495963313" calcext:value-type="float">
            <text:p>-0.1495963313</text:p>
          </table:table-cell>
        </table:table-row>
        <table:table-row table:style-name="ro1">
          <table:table-cell office:value-type="float" office:value="-0.8344072625" calcext:value-type="float">
            <text:p>-0.8344072625</text:p>
          </table:table-cell>
          <table:table-cell office:value-type="float" office:value="-0.7064178599" calcext:value-type="float">
            <text:p>-0.7064178599</text:p>
          </table:table-cell>
          <table:table-cell office:value-type="float" office:value="-0.1279894026" calcext:value-type="float">
            <text:p>-0.1279894026</text:p>
          </table:table-cell>
        </table:table-row>
        <table:table-row table:style-name="ro1">
          <table:table-cell office:value-type="float" office:value="-0.8604920855" calcext:value-type="float">
            <text:p>-0.8604920855</text:p>
          </table:table-cell>
          <table:table-cell office:value-type="float" office:value="-0.7667619661" calcext:value-type="float">
            <text:p>-0.7667619661</text:p>
          </table:table-cell>
          <table:table-cell office:value-type="float" office:value="-0.0937301194" calcext:value-type="float">
            <text:p>-0.0937301194</text:p>
          </table:table-cell>
        </table:table-row>
        <table:table-row table:style-name="ro1">
          <table:table-cell office:value-type="float" office:value="-0.8808644305" calcext:value-type="float">
            <text:p>-0.8808644305</text:p>
          </table:table-cell>
          <table:table-cell office:value-type="float" office:value="-0.7985723515" calcext:value-type="float">
            <text:p>-0.7985723515</text:p>
          </table:table-cell>
          <table:table-cell office:value-type="float" office:value="-0.082292079" calcext:value-type="float">
            <text:p>-0.082292079</text:p>
          </table:table-cell>
        </table:table-row>
        <table:table-row table:style-name="ro1">
          <table:table-cell office:value-type="float" office:value="-0.9097188585" calcext:value-type="float">
            <text:p>-0.9097188585</text:p>
          </table:table-cell>
          <table:table-cell office:value-type="float" office:value="-0.7982238412" calcext:value-type="float">
            <text:p>-0.7982238412</text:p>
          </table:table-cell>
          <table:table-cell office:value-type="float" office:value="-0.1114950173" calcext:value-type="float">
            <text:p>-0.1114950173</text:p>
          </table:table-cell>
        </table:table-row>
        <table:table-row table:style-name="ro1">
          <table:table-cell office:value-type="float" office:value="-0.925173917" calcext:value-type="float">
            <text:p>-0.925173917</text:p>
          </table:table-cell>
          <table:table-cell office:value-type="float" office:value="-0.8595702623" calcext:value-type="float">
            <text:p>-0.8595702623</text:p>
          </table:table-cell>
          <table:table-cell office:value-type="float" office:value="-0.0656036547" calcext:value-type="float">
            <text:p>-0.0656036547</text:p>
          </table:table-cell>
        </table:table-row>
        <table:table-row table:style-name="ro1">
          <table:table-cell office:value-type="float" office:value="-0.9543386306" calcext:value-type="float">
            <text:p>-0.9543386306</text:p>
          </table:table-cell>
          <table:table-cell office:value-type="float" office:value="-0.871268914" calcext:value-type="float">
            <text:p>-0.871268914</text:p>
          </table:table-cell>
          <table:table-cell office:value-type="float" office:value="-0.0830697167" calcext:value-type="float">
            <text:p>-0.0830697167</text:p>
          </table:table-cell>
        </table:table-row>
        <table:table-row table:style-name="ro1">
          <table:table-cell office:value-type="float" office:value="-0.9799196529" calcext:value-type="float">
            <text:p>-0.9799196529</text:p>
          </table:table-cell>
          <table:table-cell office:value-type="float" office:value="-0.9389103802" calcext:value-type="float">
            <text:p>-0.9389103802</text:p>
          </table:table-cell>
          <table:table-cell office:value-type="float" office:value="-0.0410092728" calcext:value-type="float">
            <text:p>-0.0410092728</text:p>
          </table:table-cell>
        </table:table-row>
        <table:table-row table:style-name="ro1">
          <table:table-cell office:value-type="float" office:value="-1.0138379121" calcext:value-type="float">
            <text:p>-1.0138379121</text:p>
          </table:table-cell>
          <table:table-cell office:value-type="float" office:value="-0.9601685428" calcext:value-type="float">
            <text:p>-0.9601685428</text:p>
          </table:table-cell>
          <table:table-cell office:value-type="float" office:value="-0.0536693693" calcext:value-type="float">
            <text:p>-0.0536693693</text:p>
          </table:table-cell>
        </table:table-row>
        <table:table-row table:style-name="ro1">
          <table:table-cell office:value-type="float" office:value="-1.0370333793" calcext:value-type="float">
            <text:p>-1.0370333793</text:p>
          </table:table-cell>
          <table:table-cell office:value-type="float" office:value="-1.0156472123" calcext:value-type="float">
            <text:p>-1.0156472123</text:p>
          </table:table-cell>
          <table:table-cell office:value-type="float" office:value="-0.021386167" calcext:value-type="float">
            <text:p>-0.021386167</text:p>
          </table:table-cell>
        </table:table-row>
        <table:table-row table:style-name="ro1">
          <table:table-cell office:value-type="float" office:value="-1.0582016137" calcext:value-type="float">
            <text:p>-1.0582016137</text:p>
          </table:table-cell>
          <table:table-cell office:value-type="float" office:value="-1.0534958021" calcext:value-type="float">
            <text:p>-1.0534958021</text:p>
          </table:table-cell>
          <table:table-cell office:value-type="float" office:value="-0.0047058116" calcext:value-type="float">
            <text:p>-0.0047058116</text:p>
          </table:table-cell>
        </table:table-row>
        <table:table-row table:style-name="ro1">
          <table:table-cell office:value-type="float" office:value="-1.0829593367" calcext:value-type="float">
            <text:p>-1.0829593367</text:p>
          </table:table-cell>
          <table:table-cell office:value-type="float" office:value="-1.1057829113" calcext:value-type="float">
            <text:p>-1.1057829113</text:p>
          </table:table-cell>
          <table:table-cell office:value-type="float" office:value="0.0228235746" calcext:value-type="float">
            <text:p>0.0228235746</text:p>
          </table:table-cell>
        </table:table-row>
        <table:table-row table:style-name="ro1">
          <table:table-cell office:value-type="float" office:value="-1.0956845131" calcext:value-type="float">
            <text:p>-1.0956845131</text:p>
          </table:table-cell>
          <table:table-cell office:value-type="float" office:value="-1.1308725618" calcext:value-type="float">
            <text:p>-1.1308725618</text:p>
          </table:table-cell>
          <table:table-cell office:value-type="float" office:value="0.0351880487" calcext:value-type="float">
            <text:p>0.0351880487</text:p>
          </table:table-cell>
        </table:table-row>
        <table:table-row table:style-name="ro1">
          <table:table-cell office:value-type="float" office:value="-1.1201638479" calcext:value-type="float">
            <text:p>-1.1201638479</text:p>
          </table:table-cell>
          <table:table-cell office:value-type="float" office:value="-1.1853295456" calcext:value-type="float">
            <text:p>-1.1853295456</text:p>
          </table:table-cell>
          <table:table-cell office:value-type="float" office:value="0.0651656977" calcext:value-type="float">
            <text:p>0.0651656977</text:p>
          </table:table-cell>
        </table:table-row>
        <table:table-row table:style-name="ro1">
          <table:table-cell office:value-type="float" office:value="-1.1356193437" calcext:value-type="float">
            <text:p>-1.1356193437</text:p>
          </table:table-cell>
          <table:table-cell office:value-type="float" office:value="-1.2119952245" calcext:value-type="float">
            <text:p>-1.2119952245</text:p>
          </table:table-cell>
          <table:table-cell office:value-type="float" office:value="0.0763758808" calcext:value-type="float">
            <text:p>0.0763758808</text:p>
          </table:table-cell>
        </table:table-row>
        <table:table-row table:style-name="ro1">
          <table:table-cell office:value-type="float" office:value="-1.1621961607" calcext:value-type="float">
            <text:p>-1.1621961607</text:p>
          </table:table-cell>
          <table:table-cell office:value-type="float" office:value="-1.2256008452" calcext:value-type="float">
            <text:p>-1.2256008452</text:p>
          </table:table-cell>
          <table:table-cell office:value-type="float" office:value="0.0634046845" calcext:value-type="float">
            <text:p>0.0634046845</text:p>
          </table:table-cell>
        </table:table-row>
        <table:table-row table:style-name="ro1">
          <table:table-cell office:value-type="float" office:value="-1.1781078386" calcext:value-type="float">
            <text:p>-1.1781078386</text:p>
          </table:table-cell>
          <table:table-cell office:value-type="float" office:value="-1.2635182818" calcext:value-type="float">
            <text:p>-1.2635182818</text:p>
          </table:table-cell>
          <table:table-cell office:value-type="float" office:value="0.0854104432" calcext:value-type="float">
            <text:p>0.0854104432</text:p>
          </table:table-cell>
        </table:table-row>
        <table:table-row table:style-name="ro1">
          <table:table-cell office:value-type="float" office:value="-1.1958065485" calcext:value-type="float">
            <text:p>-1.1958065485</text:p>
          </table:table-cell>
          <table:table-cell office:value-type="float" office:value="-1.2892103595" calcext:value-type="float">
            <text:p>-1.2892103595</text:p>
          </table:table-cell>
          <table:table-cell office:value-type="float" office:value="0.0934038111" calcext:value-type="float">
            <text:p>0.0934038111</text:p>
          </table:table-cell>
        </table:table-row>
        <table:table-row table:style-name="ro1">
          <table:table-cell office:value-type="float" office:value="-1.2099184375" calcext:value-type="float">
            <text:p>-1.2099184375</text:p>
          </table:table-cell>
          <table:table-cell office:value-type="float" office:value="-1.3184620287" calcext:value-type="float">
            <text:p>-1.3184620287</text:p>
          </table:table-cell>
          <table:table-cell office:value-type="float" office:value="0.1085435912" calcext:value-type="float">
            <text:p>0.1085435912</text:p>
          </table:table-cell>
        </table:table-row>
        <table:table-row table:style-name="ro1">
          <table:table-cell office:value-type="float" office:value="-1.246572094" calcext:value-type="float">
            <text:p>-1.246572094</text:p>
          </table:table-cell>
          <table:table-cell office:value-type="float" office:value="-1.3595632899" calcext:value-type="float">
            <text:p>-1.3595632899</text:p>
          </table:table-cell>
          <table:table-cell office:value-type="float" office:value="0.1129911959" calcext:value-type="float">
            <text:p>0.1129911959</text:p>
          </table:table-cell>
        </table:table-row>
        <table:table-row table:style-name="ro1">
          <table:table-cell office:value-type="float" office:value="-1.2699225099" calcext:value-type="float">
            <text:p>-1.2699225099</text:p>
          </table:table-cell>
          <table:table-cell office:value-type="float" office:value="-1.4155806251" calcext:value-type="float">
            <text:p>-1.4155806251</text:p>
          </table:table-cell>
          <table:table-cell office:value-type="float" office:value="0.1456581152" calcext:value-type="float">
            <text:p>0.1456581152</text:p>
          </table:table-cell>
        </table:table-row>
        <table:table-row table:style-name="ro1">
          <table:table-cell office:value-type="float" office:value="-1.3005829156" calcext:value-type="float">
            <text:p>-1.3005829156</text:p>
          </table:table-cell>
          <table:table-cell office:value-type="float" office:value="-1.5197623904" calcext:value-type="float">
            <text:p>-1.5197623904</text:p>
          </table:table-cell>
          <table:table-cell office:value-type="float" office:value="0.2191794747" calcext:value-type="float">
            <text:p>0.2191794747</text:p>
          </table:table-cell>
        </table:table-row>
        <table:table-row table:style-name="ro1">
          <table:table-cell office:value-type="float" office:value="-1.316566174" calcext:value-type="float">
            <text:p>-1.316566174</text:p>
          </table:table-cell>
          <table:table-cell office:value-type="float" office:value="-1.5476253826" calcext:value-type="float">
            <text:p>-1.5476253826</text:p>
          </table:table-cell>
          <table:table-cell office:value-type="float" office:value="0.2310592086" calcext:value-type="float">
            <text:p>0.2310592086</text:p>
          </table:table-cell>
        </table:table-row>
        <table:table-row table:style-name="ro1">
          <table:table-cell office:value-type="float" office:value="-1.3444695155" calcext:value-type="float">
            <text:p>-1.3444695155</text:p>
          </table:table-cell>
          <table:table-cell office:value-type="float" office:value="-1.5482922689" calcext:value-type="float">
            <text:p>-1.5482922689</text:p>
          </table:table-cell>
          <table:table-cell office:value-type="float" office:value="0.2038227534" calcext:value-type="float">
            <text:p>0.2038227534</text:p>
          </table:table-cell>
        </table:table-row>
        <table:table-row table:style-name="ro1">
          <table:table-cell office:value-type="float" office:value="-1.3608334468" calcext:value-type="float">
            <text:p>-1.3608334468</text:p>
          </table:table-cell>
          <table:table-cell office:value-type="float" office:value="-1.6105080925" calcext:value-type="float">
            <text:p>-1.6105080925</text:p>
          </table:table-cell>
          <table:table-cell office:value-type="float" office:value="0.2496746458" calcext:value-type="float">
            <text:p>0.2496746458</text:p>
          </table:table-cell>
        </table:table-row>
        <table:table-row table:style-name="ro1">
          <table:table-cell office:value-type="float" office:value="-1.3795977212" calcext:value-type="float">
            <text:p>-1.3795977212</text:p>
          </table:table-cell>
          <table:table-cell office:value-type="float" office:value="-1.610903528" calcext:value-type="float">
            <text:p>-1.610903528</text:p>
          </table:table-cell>
          <table:table-cell office:value-type="float" office:value="0.2313058069" calcext:value-type="float">
            <text:p>0.2313058069</text:p>
          </table:table-cell>
        </table:table-row>
        <table:table-row table:style-name="ro1">
          <table:table-cell office:value-type="float" office:value="-1.3945006815" calcext:value-type="float">
            <text:p>-1.3945006815</text:p>
          </table:table-cell>
          <table:table-cell office:value-type="float" office:value="-1.6281482768" calcext:value-type="float">
            <text:p>-1.6281482768</text:p>
          </table:table-cell>
          <table:table-cell office:value-type="float" office:value="0.2336475953" calcext:value-type="float">
            <text:p>0.2336475953</text:p>
          </table:table-cell>
        </table:table-row>
        <table:table-row table:style-name="ro1">
          <table:table-cell office:value-type="float" office:value="-1.4174261269" calcext:value-type="float">
            <text:p>-1.4174261269</text:p>
          </table:table-cell>
          <table:table-cell office:value-type="float" office:value="-1.6373362192" calcext:value-type="float">
            <text:p>-1.6373362192</text:p>
          </table:table-cell>
          <table:table-cell office:value-type="float" office:value="0.2199100923" calcext:value-type="float">
            <text:p>0.2199100923</text:p>
          </table:table-cell>
        </table:table-row>
        <table:table-row table:style-name="ro1">
          <table:table-cell office:value-type="float" office:value="-1.4317591337" calcext:value-type="float">
            <text:p>-1.4317591337</text:p>
          </table:table-cell>
          <table:table-cell office:value-type="float" office:value="-1.6664930868" calcext:value-type="float">
            <text:p>-1.6664930868</text:p>
          </table:table-cell>
          <table:table-cell office:value-type="float" office:value="0.2347339531" calcext:value-type="float">
            <text:p>0.2347339531</text:p>
          </table:table-cell>
        </table:table-row>
        <table:table-row table:style-name="ro1">
          <table:table-cell office:value-type="float" office:value="-1.4513112687" calcext:value-type="float">
            <text:p>-1.4513112687</text:p>
          </table:table-cell>
          <table:table-cell office:value-type="float" office:value="-1.6940100144" calcext:value-type="float">
            <text:p>-1.6940100144</text:p>
          </table:table-cell>
          <table:table-cell office:value-type="float" office:value="0.2426987456" calcext:value-type="float">
            <text:p>0.2426987456</text:p>
          </table:table-cell>
        </table:table-row>
        <table:table-row table:style-name="ro1">
          <table:table-cell office:value-type="float" office:value="-1.4652956857" calcext:value-type="float">
            <text:p>-1.4652956857</text:p>
          </table:table-cell>
          <table:table-cell office:value-type="float" office:value="-1.7428989581" calcext:value-type="float">
            <text:p>-1.7428989581</text:p>
          </table:table-cell>
          <table:table-cell office:value-type="float" office:value="0.2776032723" calcext:value-type="float">
            <text:p>0.2776032723</text:p>
          </table:table-cell>
        </table:table-row>
        <table:table-row table:style-name="ro1">
          <table:table-cell office:value-type="float" office:value="-1.4924565666" calcext:value-type="float">
            <text:p>-1.4924565666</text:p>
          </table:table-cell>
          <table:table-cell office:value-type="float" office:value="-1.7705121003" calcext:value-type="float">
            <text:p>-1.7705121003</text:p>
          </table:table-cell>
          <table:table-cell office:value-type="float" office:value="0.2780555338" calcext:value-type="float">
            <text:p>0.2780555338</text:p>
          </table:table-cell>
        </table:table-row>
        <table:table-row table:style-name="ro1">
          <table:table-cell office:value-type="float" office:value="-1.5146823984" calcext:value-type="float">
            <text:p>-1.5146823984</text:p>
          </table:table-cell>
          <table:table-cell office:value-type="float" office:value="-1.8182356396" calcext:value-type="float">
            <text:p>-1.8182356396</text:p>
          </table:table-cell>
          <table:table-cell office:value-type="float" office:value="0.3035532412" calcext:value-type="float">
            <text:p>0.3035532412</text:p>
          </table:table-cell>
        </table:table-row>
        <table:table-row table:style-name="ro1">
          <table:table-cell office:value-type="float" office:value="-1.5467061225" calcext:value-type="float">
            <text:p>-1.5467061225</text:p>
          </table:table-cell>
          <table:table-cell office:value-type="float" office:value="-1.8828559344" calcext:value-type="float">
            <text:p>-1.8828559344</text:p>
          </table:table-cell>
          <table:table-cell office:value-type="float" office:value="0.3361498119" calcext:value-type="float">
            <text:p>0.3361498119</text:p>
          </table:table-cell>
        </table:table-row>
        <table:table-row table:style-name="ro1">
          <table:table-cell office:value-type="float" office:value="-1.5683033574" calcext:value-type="float">
            <text:p>-1.5683033574</text:p>
          </table:table-cell>
          <table:table-cell office:value-type="float" office:value="-1.9240670771" calcext:value-type="float">
            <text:p>-1.9240670771</text:p>
          </table:table-cell>
          <table:table-cell office:value-type="float" office:value="0.3557637198" calcext:value-type="float">
            <text:p>0.3557637198</text:p>
          </table:table-cell>
        </table:table-row>
        <table:table-row table:style-name="ro1">
          <table:table-cell office:value-type="float" office:value="-1.6011818361" calcext:value-type="float">
            <text:p>-1.6011818361</text:p>
          </table:table-cell>
          <table:table-cell office:value-type="float" office:value="-1.9917971041" calcext:value-type="float">
            <text:p>-1.9917971041</text:p>
          </table:table-cell>
          <table:table-cell office:value-type="float" office:value="0.390615268" calcext:value-type="float">
            <text:p>0.390615268</text:p>
          </table:table-cell>
        </table:table-row>
        <table:table-row table:style-name="ro1">
          <table:table-cell office:value-type="float" office:value="-1.6260096433" calcext:value-type="float">
            <text:p>-1.6260096433</text:p>
          </table:table-cell>
          <table:table-cell office:value-type="float" office:value="-2.0196165963" calcext:value-type="float">
            <text:p>-2.0196165963</text:p>
          </table:table-cell>
          <table:table-cell office:value-type="float" office:value="0.393606953" calcext:value-type="float">
            <text:p>0.393606953</text:p>
          </table:table-cell>
        </table:table-row>
        <table:table-row table:style-name="ro1">
          <table:table-cell office:value-type="float" office:value="-1.6555204869" calcext:value-type="float">
            <text:p>-1.6555204869</text:p>
          </table:table-cell>
          <table:table-cell office:value-type="float" office:value="-2.1061773962" calcext:value-type="float">
            <text:p>-2.1061773962</text:p>
          </table:table-cell>
          <table:table-cell office:value-type="float" office:value="0.4506569093" calcext:value-type="float">
            <text:p>0.4506569093</text:p>
          </table:table-cell>
        </table:table-row>
        <table:table-row table:style-name="ro1">
          <table:table-cell office:value-type="float" office:value="-1.6753640564" calcext:value-type="float">
            <text:p>-1.6753640564</text:p>
          </table:table-cell>
          <table:table-cell office:value-type="float" office:value="-2.1062774916" calcext:value-type="float">
            <text:p>-2.1062774916</text:p>
          </table:table-cell>
          <table:table-cell office:value-type="float" office:value="0.4309134352" calcext:value-type="float">
            <text:p>0.4309134352</text:p>
          </table:table-cell>
        </table:table-row>
        <table:table-row table:style-name="ro1">
          <table:table-cell office:value-type="float" office:value="-1.7010800712" calcext:value-type="float">
            <text:p>-1.7010800712</text:p>
          </table:table-cell>
          <table:table-cell office:value-type="float" office:value="-2.1786433463" calcext:value-type="float">
            <text:p>-2.1786433463</text:p>
          </table:table-cell>
          <table:table-cell office:value-type="float" office:value="0.4775632752" calcext:value-type="float">
            <text:p>0.4775632752</text:p>
          </table:table-cell>
        </table:table-row>
        <table:table-row table:style-name="ro1">
          <table:table-cell office:value-type="float" office:value="-1.7173052814" calcext:value-type="float">
            <text:p>-1.7173052814</text:p>
          </table:table-cell>
          <table:table-cell office:value-type="float" office:value="-2.1786615807" calcext:value-type="float">
            <text:p>-2.1786615807</text:p>
          </table:table-cell>
          <table:table-cell office:value-type="float" office:value="0.4613562993" calcext:value-type="float">
            <text:p>0.4613562993</text:p>
          </table:table-cell>
        </table:table-row>
        <table:table-row table:style-name="ro1">
          <table:table-cell office:value-type="float" office:value="-1.7437253911" calcext:value-type="float">
            <text:p>-1.7437253911</text:p>
          </table:table-cell>
          <table:table-cell office:value-type="float" office:value="-2.2164515956" calcext:value-type="float">
            <text:p>-2.2164515956</text:p>
          </table:table-cell>
          <table:table-cell office:value-type="float" office:value="0.4727262045" calcext:value-type="float">
            <text:p>0.4727262045</text:p>
          </table:table-cell>
        </table:table-row>
        <table:table-row table:style-name="ro1">
          <table:table-cell office:value-type="float" office:value="-1.7619117291" calcext:value-type="float">
            <text:p>-1.7619117291</text:p>
          </table:table-cell>
          <table:table-cell office:value-type="float" office:value="-2.2362519957" calcext:value-type="float">
            <text:p>-2.2362519957</text:p>
          </table:table-cell>
          <table:table-cell office:value-type="float" office:value="0.4743402666" calcext:value-type="float">
            <text:p>0.4743402666</text:p>
          </table:table-cell>
        </table:table-row>
        <table:table-row table:style-name="ro1">
          <table:table-cell office:value-type="float" office:value="-1.7902178525" calcext:value-type="float">
            <text:p>-1.7902178525</text:p>
          </table:table-cell>
          <table:table-cell office:value-type="float" office:value="-2.2696637073" calcext:value-type="float">
            <text:p>-2.2696637073</text:p>
          </table:table-cell>
          <table:table-cell office:value-type="float" office:value="0.4794458548" calcext:value-type="float">
            <text:p>0.4794458548</text:p>
          </table:table-cell>
        </table:table-row>
        <table:table-row table:style-name="ro1">
          <table:table-cell office:value-type="float" office:value="-1.8051400254" calcext:value-type="float">
            <text:p>-1.8051400254</text:p>
          </table:table-cell>
          <table:table-cell office:value-type="float" office:value="-2.285274952" calcext:value-type="float">
            <text:p>-2.285274952</text:p>
          </table:table-cell>
          <table:table-cell office:value-type="float" office:value="0.4801349266" calcext:value-type="float">
            <text:p>0.4801349266</text:p>
          </table:table-cell>
        </table:table-row>
        <table:table-row table:style-name="ro1">
          <table:table-cell office:value-type="float" office:value="-1.8253927964" calcext:value-type="float">
            <text:p>-1.8253927964</text:p>
          </table:table-cell>
          <table:table-cell office:value-type="float" office:value="-2.3322732919" calcext:value-type="float">
            <text:p>-2.3322732919</text:p>
          </table:table-cell>
          <table:table-cell office:value-type="float" office:value="0.5068804955" calcext:value-type="float">
            <text:p>0.5068804955</text:p>
          </table:table-cell>
        </table:table-row>
        <table:table-row table:style-name="ro1">
          <table:table-cell office:value-type="float" office:value="-1.8464030201" calcext:value-type="float">
            <text:p>-1.8464030201</text:p>
          </table:table-cell>
          <table:table-cell office:value-type="float" office:value="-2.3523322217" calcext:value-type="float">
            <text:p>-2.3523322217</text:p>
          </table:table-cell>
          <table:table-cell office:value-type="float" office:value="0.5059292016" calcext:value-type="float">
            <text:p>0.5059292016</text:p>
          </table:table-cell>
        </table:table-row>
        <table:table-row table:style-name="ro1">
          <table:table-cell office:value-type="float" office:value="-1.8718910144" calcext:value-type="float">
            <text:p>-1.8718910144</text:p>
          </table:table-cell>
          <table:table-cell office:value-type="float" office:value="-2.4109338622" calcext:value-type="float">
            <text:p>-2.4109338622</text:p>
          </table:table-cell>
          <table:table-cell office:value-type="float" office:value="0.5390428478" calcext:value-type="float">
            <text:p>0.5390428478</text:p>
          </table:table-cell>
        </table:table-row>
        <table:table-row table:style-name="ro1">
          <table:table-cell office:value-type="float" office:value="-1.9142867125" calcext:value-type="float">
            <text:p>-1.9142867125</text:p>
          </table:table-cell>
          <table:table-cell office:value-type="float" office:value="-2.4217156116" calcext:value-type="float">
            <text:p>-2.4217156116</text:p>
          </table:table-cell>
          <table:table-cell office:value-type="float" office:value="0.5074288991" calcext:value-type="float">
            <text:p>0.5074288991</text:p>
          </table:table-cell>
        </table:table-row>
        <table:table-row table:style-name="ro1">
          <table:table-cell office:value-type="float" office:value="-1.9295153155" calcext:value-type="float">
            <text:p>-1.9295153155</text:p>
          </table:table-cell>
          <table:table-cell office:value-type="float" office:value="-2.5273076702" calcext:value-type="float">
            <text:p>-2.5273076702</text:p>
          </table:table-cell>
          <table:table-cell office:value-type="float" office:value="0.5977923547" calcext:value-type="float">
            <text:p>0.5977923547</text:p>
          </table:table-cell>
        </table:table-row>
        <table:table-row table:style-name="ro1">
          <table:table-cell office:value-type="float" office:value="-1.9594129232" calcext:value-type="float">
            <text:p>-1.9594129232</text:p>
          </table:table-cell>
          <table:table-cell office:value-type="float" office:value="-2.5274501901" calcext:value-type="float">
            <text:p>-2.5274501901</text:p>
          </table:table-cell>
          <table:table-cell office:value-type="float" office:value="0.568037267" calcext:value-type="float">
            <text:p>0.568037267</text:p>
          </table:table-cell>
        </table:table-row>
        <table:table-row table:style-name="ro1">
          <table:table-cell office:value-type="float" office:value="-1.9789794559" calcext:value-type="float">
            <text:p>-1.9789794559</text:p>
          </table:table-cell>
          <table:table-cell office:value-type="float" office:value="-2.5418838068" calcext:value-type="float">
            <text:p>-2.5418838068</text:p>
          </table:table-cell>
          <table:table-cell office:value-type="float" office:value="0.5629043509" calcext:value-type="float">
            <text:p>0.5629043509</text:p>
          </table:table-cell>
        </table:table-row>
        <table:table-row table:style-name="ro1">
          <table:table-cell office:value-type="float" office:value="-2.0020235108" calcext:value-type="float">
            <text:p>-2.0020235108</text:p>
          </table:table-cell>
          <table:table-cell office:value-type="float" office:value="-2.5771653047" calcext:value-type="float">
            <text:p>-2.5771653047</text:p>
          </table:table-cell>
          <table:table-cell office:value-type="float" office:value="0.575141794" calcext:value-type="float">
            <text:p>0.575141794</text:p>
          </table:table-cell>
        </table:table-row>
        <table:table-row table:style-name="ro1">
          <table:table-cell office:value-type="float" office:value="-2.0202554904" calcext:value-type="float">
            <text:p>-2.0202554904</text:p>
          </table:table-cell>
          <table:table-cell office:value-type="float" office:value="-2.5927654297" calcext:value-type="float">
            <text:p>-2.5927654297</text:p>
          </table:table-cell>
          <table:table-cell office:value-type="float" office:value="0.5725099394" calcext:value-type="float">
            <text:p>0.5725099394</text:p>
          </table:table-cell>
        </table:table-row>
        <table:table-row table:style-name="ro1">
          <table:table-cell office:value-type="float" office:value="-2.0312826331" calcext:value-type="float">
            <text:p>-2.0312826331</text:p>
          </table:table-cell>
          <table:table-cell office:value-type="float" office:value="-2.6141644505" calcext:value-type="float">
            <text:p>-2.6141644505</text:p>
          </table:table-cell>
          <table:table-cell office:value-type="float" office:value="0.5828818174" calcext:value-type="float">
            <text:p>0.5828818174</text:p>
          </table:table-cell>
        </table:table-row>
        <table:table-row table:style-name="ro1">
          <table:table-cell office:value-type="float" office:value="-2.0500892739" calcext:value-type="float">
            <text:p>-2.0500892739</text:p>
          </table:table-cell>
          <table:table-cell office:value-type="float" office:value="-2.6185113641" calcext:value-type="float">
            <text:p>-2.6185113641</text:p>
          </table:table-cell>
          <table:table-cell office:value-type="float" office:value="0.5684220902" calcext:value-type="float">
            <text:p>0.5684220902</text:p>
          </table:table-cell>
        </table:table-row>
        <table:table-row table:style-name="ro1">
          <table:table-cell office:value-type="float" office:value="-2.0613364051" calcext:value-type="float">
            <text:p>-2.0613364051</text:p>
          </table:table-cell>
          <table:table-cell office:value-type="float" office:value="-2.6458263761" calcext:value-type="float">
            <text:p>-2.6458263761</text:p>
          </table:table-cell>
          <table:table-cell office:value-type="float" office:value="0.584489971" calcext:value-type="float">
            <text:p>0.584489971</text:p>
          </table:table-cell>
        </table:table-row>
        <table:table-row table:style-name="ro1">
          <table:table-cell office:value-type="float" office:value="-2.0729064085" calcext:value-type="float">
            <text:p>-2.0729064085</text:p>
          </table:table-cell>
          <table:table-cell office:value-type="float" office:value="-2.6462280288" calcext:value-type="float">
            <text:p>-2.6462280288</text:p>
          </table:table-cell>
          <table:table-cell office:value-type="float" office:value="0.5733216203" calcext:value-type="float">
            <text:p>0.5733216203</text:p>
          </table:table-cell>
        </table:table-row>
        <table:table-row table:style-name="ro1">
          <table:table-cell office:value-type="float" office:value="-2.0805437064" calcext:value-type="float">
            <text:p>-2.0805437064</text:p>
          </table:table-cell>
          <table:table-cell office:value-type="float" office:value="-2.6573878759" calcext:value-type="float">
            <text:p>-2.6573878759</text:p>
          </table:table-cell>
          <table:table-cell office:value-type="float" office:value="0.5768441695" calcext:value-type="float">
            <text:p>0.5768441695</text:p>
          </table:table-cell>
        </table:table-row>
        <table:table-row table:style-name="ro1">
          <table:table-cell office:value-type="float" office:value="-2.0953295451" calcext:value-type="float">
            <text:p>-2.0953295451</text:p>
          </table:table-cell>
          <table:table-cell office:value-type="float" office:value="-2.6642361687" calcext:value-type="float">
            <text:p>-2.6642361687</text:p>
          </table:table-cell>
          <table:table-cell office:value-type="float" office:value="0.5689066236" calcext:value-type="float">
            <text:p>0.5689066236</text:p>
          </table:table-cell>
        </table:table-row>
        <table:table-row table:style-name="ro1">
          <table:table-cell office:value-type="float" office:value="-2.1065922287" calcext:value-type="float">
            <text:p>-2.1065922287</text:p>
          </table:table-cell>
          <table:table-cell office:value-type="float" office:value="-2.665434923" calcext:value-type="float">
            <text:p>-2.665434923</text:p>
          </table:table-cell>
          <table:table-cell office:value-type="float" office:value="0.5588426943" calcext:value-type="float">
            <text:p>0.5588426943</text:p>
          </table:table-cell>
        </table:table-row>
        <table:table-row table:style-name="ro1">
          <table:table-cell office:value-type="float" office:value="-2.1263457024" calcext:value-type="float">
            <text:p>-2.1263457024</text:p>
          </table:table-cell>
          <table:table-cell office:value-type="float" office:value="-2.6820945655" calcext:value-type="float">
            <text:p>-2.6820945655</text:p>
          </table:table-cell>
          <table:table-cell office:value-type="float" office:value="0.555748863" calcext:value-type="float">
            <text:p>0.555748863</text:p>
          </table:table-cell>
        </table:table-row>
        <table:table-row table:style-name="ro1">
          <table:table-cell office:value-type="float" office:value="-2.1435501714" calcext:value-type="float">
            <text:p>-2.1435501714</text:p>
          </table:table-cell>
          <table:table-cell office:value-type="float" office:value="-2.7334215695" calcext:value-type="float">
            <text:p>-2.7334215695</text:p>
          </table:table-cell>
          <table:table-cell office:value-type="float" office:value="0.5898713981" calcext:value-type="float">
            <text:p>0.5898713981</text:p>
          </table:table-cell>
        </table:table-row>
        <table:table-row table:style-name="ro1">
          <table:table-cell office:value-type="float" office:value="-2.1716510893" calcext:value-type="float">
            <text:p>-2.1716510893</text:p>
          </table:table-cell>
          <table:table-cell office:value-type="float" office:value="-2.7775910464" calcext:value-type="float">
            <text:p>-2.7775910464</text:p>
          </table:table-cell>
          <table:table-cell office:value-type="float" office:value="0.605939957" calcext:value-type="float">
            <text:p>0.605939957</text:p>
          </table:table-cell>
        </table:table-row>
        <table:table-row table:style-name="ro1">
          <table:table-cell office:value-type="float" office:value="-2.1907686703" calcext:value-type="float">
            <text:p>-2.1907686703</text:p>
          </table:table-cell>
          <table:table-cell office:value-type="float" office:value="-2.777465576" calcext:value-type="float">
            <text:p>-2.777465576</text:p>
          </table:table-cell>
          <table:table-cell office:value-type="float" office:value="0.5866969056" calcext:value-type="float">
            <text:p>0.5866969056</text:p>
          </table:table-cell>
        </table:table-row>
        <table:table-row table:style-name="ro1">
          <table:table-cell office:value-type="float" office:value="-2.2169371939" calcext:value-type="float">
            <text:p>-2.2169371939</text:p>
          </table:table-cell>
          <table:table-cell office:value-type="float" office:value="-2.8002772307" calcext:value-type="float">
            <text:p>-2.8002772307</text:p>
          </table:table-cell>
          <table:table-cell office:value-type="float" office:value="0.5833400368" calcext:value-type="float">
            <text:p>0.5833400368</text:p>
          </table:table-cell>
        </table:table-row>
        <table:table-row table:style-name="ro1">
          <table:table-cell office:value-type="float" office:value="-2.2332594308" calcext:value-type="float">
            <text:p>-2.2332594308</text:p>
          </table:table-cell>
          <table:table-cell office:value-type="float" office:value="-2.8447157563" calcext:value-type="float">
            <text:p>-2.8447157563</text:p>
          </table:table-cell>
          <table:table-cell office:value-type="float" office:value="0.6114563255" calcext:value-type="float">
            <text:p>0.6114563255</text:p>
          </table:table-cell>
        </table:table-row>
        <table:table-row table:style-name="ro1">
          <table:table-cell office:value-type="float" office:value="-2.2585194923" calcext:value-type="float">
            <text:p>-2.2585194923</text:p>
          </table:table-cell>
          <table:table-cell office:value-type="float" office:value="-2.8729272382" calcext:value-type="float">
            <text:p>-2.8729272382</text:p>
          </table:table-cell>
          <table:table-cell office:value-type="float" office:value="0.6144077459" calcext:value-type="float">
            <text:p>0.6144077459</text:p>
          </table:table-cell>
        </table:table-row>
        <table:table-row table:style-name="ro1">
          <table:table-cell office:value-type="float" office:value="-2.2780867788" calcext:value-type="float">
            <text:p>-2.2780867788</text:p>
          </table:table-cell>
          <table:table-cell office:value-type="float" office:value="-2.9045125831" calcext:value-type="float">
            <text:p>-2.9045125831</text:p>
          </table:table-cell>
          <table:table-cell office:value-type="float" office:value="0.6264258043" calcext:value-type="float">
            <text:p>0.6264258043</text:p>
          </table:table-cell>
        </table:table-row>
        <table:table-row table:style-name="ro1">
          <table:table-cell office:value-type="float" office:value="-2.3022336044" calcext:value-type="float">
            <text:p>-2.3022336044</text:p>
          </table:table-cell>
          <table:table-cell office:value-type="float" office:value="-2.949486987" calcext:value-type="float">
            <text:p>-2.949486987</text:p>
          </table:table-cell>
          <table:table-cell office:value-type="float" office:value="0.6472533826" calcext:value-type="float">
            <text:p>0.6472533826</text:p>
          </table:table-cell>
        </table:table-row>
        <table:table-row table:style-name="ro1">
          <table:table-cell office:value-type="float" office:value="-2.3176686271" calcext:value-type="float">
            <text:p>-2.3176686271</text:p>
          </table:table-cell>
          <table:table-cell office:value-type="float" office:value="-2.956205361" calcext:value-type="float">
            <text:p>-2.956205361</text:p>
          </table:table-cell>
          <table:table-cell office:value-type="float" office:value="0.6385367338" calcext:value-type="float">
            <text:p>0.6385367338</text:p>
          </table:table-cell>
        </table:table-row>
        <table:table-row table:style-name="ro1">
          <table:table-cell office:value-type="float" office:value="-2.3451513706" calcext:value-type="float">
            <text:p>-2.3451513706</text:p>
          </table:table-cell>
          <table:table-cell office:value-type="float" office:value="-2.9766581305" calcext:value-type="float">
            <text:p>-2.9766581305</text:p>
          </table:table-cell>
          <table:table-cell office:value-type="float" office:value="0.6315067599" calcext:value-type="float">
            <text:p>0.6315067599</text:p>
          </table:table-cell>
        </table:table-row>
        <table:table-row table:style-name="ro1">
          <table:table-cell office:value-type="float" office:value="-2.3616074063" calcext:value-type="float">
            <text:p>-2.3616074063</text:p>
          </table:table-cell>
          <table:table-cell office:value-type="float" office:value="-3.0276983263" calcext:value-type="float">
            <text:p>-3.0276983263</text:p>
          </table:table-cell>
          <table:table-cell office:value-type="float" office:value="0.66609092" calcext:value-type="float">
            <text:p>0.66609092</text:p>
          </table:table-cell>
        </table:table-row>
        <table:table-row table:style-name="ro1">
          <table:table-cell office:value-type="float" office:value="-2.3877533283" calcext:value-type="float">
            <text:p>-2.3877533283</text:p>
          </table:table-cell>
          <table:table-cell office:value-type="float" office:value="-3.0274641433" calcext:value-type="float">
            <text:p>-3.0274641433</text:p>
          </table:table-cell>
          <table:table-cell office:value-type="float" office:value="0.639710815" calcext:value-type="float">
            <text:p>0.639710815</text:p>
          </table:table-cell>
        </table:table-row>
        <table:table-row table:style-name="ro1">
          <table:table-cell office:value-type="float" office:value="-2.4018494057" calcext:value-type="float">
            <text:p>-2.4018494057</text:p>
          </table:table-cell>
          <table:table-cell office:value-type="float" office:value="-3.0477621951" calcext:value-type="float">
            <text:p>-3.0477621951</text:p>
          </table:table-cell>
          <table:table-cell office:value-type="float" office:value="0.6459127894" calcext:value-type="float">
            <text:p>0.6459127894</text:p>
          </table:table-cell>
        </table:table-row>
        <table:table-row table:style-name="ro1">
          <table:table-cell office:value-type="float" office:value="-2.4313638212" calcext:value-type="float">
            <text:p>-2.4313638212</text:p>
          </table:table-cell>
          <table:table-cell office:value-type="float" office:value="-3.0897269903" calcext:value-type="float">
            <text:p>-3.0897269903</text:p>
          </table:table-cell>
          <table:table-cell office:value-type="float" office:value="0.6583631691" calcext:value-type="float">
            <text:p>0.6583631691</text:p>
          </table:table-cell>
        </table:table-row>
        <table:table-row table:style-name="ro1">
          <table:table-cell office:value-type="float" office:value="-2.4507875839" calcext:value-type="float">
            <text:p>-2.4507875839</text:p>
          </table:table-cell>
          <table:table-cell office:value-type="float" office:value="-3.1080378236" calcext:value-type="float">
            <text:p>-3.1080378236</text:p>
          </table:table-cell>
          <table:table-cell office:value-type="float" office:value="0.6572502397" calcext:value-type="float">
            <text:p>0.6572502397</text:p>
          </table:table-cell>
        </table:table-row>
        <table:table-row table:style-name="ro1">
          <table:table-cell office:value-type="float" office:value="-2.6914992228" calcext:value-type="float">
            <text:p>-2.6914992228</text:p>
          </table:table-cell>
          <table:table-cell office:value-type="float" office:value="-3.1272563" calcext:value-type="float">
            <text:p>-3.1272563</text:p>
          </table:table-cell>
          <table:table-cell office:value-type="float" office:value="0.4357570772" calcext:value-type="float">
            <text:p>0.4357570772</text:p>
          </table:table-cell>
        </table:table-row>
        <table:table-row table:style-name="ro1">
          <table:table-cell office:value-type="float" office:value="-2.6518962593" calcext:value-type="float">
            <text:p>-2.6518962593</text:p>
          </table:table-cell>
          <table:table-cell office:value-type="float" office:value="-3.0658031136" calcext:value-type="float">
            <text:p>-3.0658031136</text:p>
          </table:table-cell>
          <table:table-cell office:value-type="float" office:value="0.4139068543" calcext:value-type="float">
            <text:p>0.4139068543</text:p>
          </table:table-cell>
        </table:table-row>
        <table:table-row table:style-name="ro1">
          <table:table-cell office:value-type="float" office:value="-2.6202017295" calcext:value-type="float">
            <text:p>-2.6202017295</text:p>
          </table:table-cell>
          <table:table-cell office:value-type="float" office:value="-3.0089040108" calcext:value-type="float">
            <text:p>-3.0089040108</text:p>
          </table:table-cell>
          <table:table-cell office:value-type="float" office:value="0.3887022813" calcext:value-type="float">
            <text:p>0.3887022813</text:p>
          </table:table-cell>
        </table:table-row>
        <table:table-row table:style-name="ro1">
          <table:table-cell office:value-type="float" office:value="-2.5771900107" calcext:value-type="float">
            <text:p>-2.5771900107</text:p>
          </table:table-cell>
          <table:table-cell office:value-type="float" office:value="-3.0090112262" calcext:value-type="float">
            <text:p>-3.0090112262</text:p>
          </table:table-cell>
          <table:table-cell office:value-type="float" office:value="0.4318212155" calcext:value-type="float">
            <text:p>0.4318212155</text:p>
          </table:table-cell>
        </table:table-row>
        <table:table-row table:style-name="ro1">
          <table:table-cell office:value-type="float" office:value="-2.5521784846" calcext:value-type="float">
            <text:p>-2.5521784846</text:p>
          </table:table-cell>
          <table:table-cell office:value-type="float" office:value="-2.9819494829" calcext:value-type="float">
            <text:p>-2.9819494829</text:p>
          </table:table-cell>
          <table:table-cell office:value-type="float" office:value="0.4297709982" calcext:value-type="float">
            <text:p>0.4297709982</text:p>
          </table:table-cell>
        </table:table-row>
        <table:table-row table:style-name="ro1">
          <table:table-cell office:value-type="float" office:value="-2.5178639016" calcext:value-type="float">
            <text:p>-2.5178639016</text:p>
          </table:table-cell>
          <table:table-cell office:value-type="float" office:value="-2.9101427182" calcext:value-type="float">
            <text:p>-2.9101427182</text:p>
          </table:table-cell>
          <table:table-cell office:value-type="float" office:value="0.3922788166" calcext:value-type="float">
            <text:p>0.3922788166</text:p>
          </table:table-cell>
        </table:table-row>
        <table:table-row table:style-name="ro1">
          <table:table-cell office:value-type="float" office:value="-2.4743886343" calcext:value-type="float">
            <text:p>-2.4743886343</text:p>
          </table:table-cell>
          <table:table-cell office:value-type="float" office:value="-2.8769127372" calcext:value-type="float">
            <text:p>-2.8769127372</text:p>
          </table:table-cell>
          <table:table-cell office:value-type="float" office:value="0.4025241029" calcext:value-type="float">
            <text:p>0.4025241029</text:p>
          </table:table-cell>
        </table:table-row>
        <table:table-row table:style-name="ro1">
          <table:table-cell office:value-type="float" office:value="-2.4279571362" calcext:value-type="float">
            <text:p>-2.4279571362</text:p>
          </table:table-cell>
          <table:table-cell office:value-type="float" office:value="-2.8016408665" calcext:value-type="float">
            <text:p>-2.8016408665</text:p>
          </table:table-cell>
          <table:table-cell office:value-type="float" office:value="0.3736837303" calcext:value-type="float">
            <text:p>0.3736837303</text:p>
          </table:table-cell>
        </table:table-row>
        <table:table-row table:style-name="ro1">
          <table:table-cell office:value-type="float" office:value="-2.3828693284" calcext:value-type="float">
            <text:p>-2.3828693284</text:p>
          </table:table-cell>
          <table:table-cell office:value-type="float" office:value="-2.6679960727" calcext:value-type="float">
            <text:p>-2.6679960727</text:p>
          </table:table-cell>
          <table:table-cell office:value-type="float" office:value="0.2851267443" calcext:value-type="float">
            <text:p>0.2851267443</text:p>
          </table:table-cell>
        </table:table-row>
        <table:table-row table:style-name="ro1">
          <table:table-cell office:value-type="float" office:value="-2.3239471056" calcext:value-type="float">
            <text:p>-2.3239471056</text:p>
          </table:table-cell>
          <table:table-cell office:value-type="float" office:value="-2.6683110643" calcext:value-type="float">
            <text:p>-2.6683110643</text:p>
          </table:table-cell>
          <table:table-cell office:value-type="float" office:value="0.3443639587" calcext:value-type="float">
            <text:p>0.3443639587</text:p>
          </table:table-cell>
        </table:table-row>
        <table:table-row table:style-name="ro1">
          <table:table-cell office:value-type="float" office:value="-2.2546900697" calcext:value-type="float">
            <text:p>-2.2546900697</text:p>
          </table:table-cell>
          <table:table-cell office:value-type="float" office:value="-2.6285566861" calcext:value-type="float">
            <text:p>-2.6285566861</text:p>
          </table:table-cell>
          <table:table-cell office:value-type="float" office:value="0.3738666164" calcext:value-type="float">
            <text:p>0.3738666164</text:p>
          </table:table-cell>
        </table:table-row>
        <table:table-row table:style-name="ro1">
          <table:table-cell office:value-type="float" office:value="-2.1947918637" calcext:value-type="float">
            <text:p>-2.1947918637</text:p>
          </table:table-cell>
          <table:table-cell office:value-type="float" office:value="-2.5370986447" calcext:value-type="float">
            <text:p>-2.5370986447</text:p>
          </table:table-cell>
          <table:table-cell office:value-type="float" office:value="0.342306781" calcext:value-type="float">
            <text:p>0.342306781</text:p>
          </table:table-cell>
        </table:table-row>
        <table:table-row table:style-name="ro1">
          <table:table-cell office:value-type="float" office:value="-2.1504687243" calcext:value-type="float">
            <text:p>-2.1504687243</text:p>
          </table:table-cell>
          <table:table-cell office:value-type="float" office:value="-2.4066165028" calcext:value-type="float">
            <text:p>-2.4066165028</text:p>
          </table:table-cell>
          <table:table-cell office:value-type="float" office:value="0.2561477785" calcext:value-type="float">
            <text:p>0.2561477785</text:p>
          </table:table-cell>
        </table:table-row>
        <table:table-row table:style-name="ro1">
          <table:table-cell office:value-type="float" office:value="-2.0929675225" calcext:value-type="float">
            <text:p>-2.0929675225</text:p>
          </table:table-cell>
          <table:table-cell office:value-type="float" office:value="-2.4057848216" calcext:value-type="float">
            <text:p>-2.4057848216</text:p>
          </table:table-cell>
          <table:table-cell office:value-type="float" office:value="0.3128172991" calcext:value-type="float">
            <text:p>0.3128172991</text:p>
          </table:table-cell>
        </table:table-row>
        <table:table-row table:style-name="ro1">
          <table:table-cell office:value-type="float" office:value="-2.0623061484" calcext:value-type="float">
            <text:p>-2.0623061484</text:p>
          </table:table-cell>
          <table:table-cell office:value-type="float" office:value="-2.3607357405" calcext:value-type="float">
            <text:p>-2.3607357405</text:p>
          </table:table-cell>
          <table:table-cell office:value-type="float" office:value="0.2984295921" calcext:value-type="float">
            <text:p>0.2984295921</text:p>
          </table:table-cell>
        </table:table-row>
        <table:table-row table:style-name="ro1">
          <table:table-cell office:value-type="float" office:value="-2.0036667665" calcext:value-type="float">
            <text:p>-2.0036667665</text:p>
          </table:table-cell>
          <table:table-cell office:value-type="float" office:value="-2.2785543938" calcext:value-type="float">
            <text:p>-2.2785543938</text:p>
          </table:table-cell>
          <table:table-cell office:value-type="float" office:value="0.2748876273" calcext:value-type="float">
            <text:p>0.2748876273</text:p>
          </table:table-cell>
        </table:table-row>
        <table:table-row table:style-name="ro1">
          <table:table-cell office:value-type="float" office:value="-1.9470215949" calcext:value-type="float">
            <text:p>-1.9470215949</text:p>
          </table:table-cell>
          <table:table-cell office:value-type="float" office:value="-2.1708577299" calcext:value-type="float">
            <text:p>-2.1708577299</text:p>
          </table:table-cell>
          <table:table-cell office:value-type="float" office:value="0.2238361349" calcext:value-type="float">
            <text:p>0.2238361349</text:p>
          </table:table-cell>
        </table:table-row>
        <table:table-row table:style-name="ro1">
          <table:table-cell office:value-type="float" office:value="-1.8978986952" calcext:value-type="float">
            <text:p>-1.8978986952</text:p>
          </table:table-cell>
          <table:table-cell office:value-type="float" office:value="-2.1704770189" calcext:value-type="float">
            <text:p>-2.1704770189</text:p>
          </table:table-cell>
          <table:table-cell office:value-type="float" office:value="0.2725783237" calcext:value-type="float">
            <text:p>0.2725783237</text:p>
          </table:table-cell>
        </table:table-row>
        <table:table-row table:style-name="ro1">
          <table:table-cell office:value-type="float" office:value="-1.8634897003" calcext:value-type="float">
            <text:p>-1.8634897003</text:p>
          </table:table-cell>
          <table:table-cell office:value-type="float" office:value="-2.1340238968" calcext:value-type="float">
            <text:p>-2.1340238968</text:p>
          </table:table-cell>
          <table:table-cell office:value-type="float" office:value="0.2705341966" calcext:value-type="float">
            <text:p>0.2705341966</text:p>
          </table:table-cell>
        </table:table-row>
        <table:table-row table:style-name="ro1">
          <table:table-cell office:value-type="float" office:value="-1.8108735056" calcext:value-type="float">
            <text:p>-1.8108735056</text:p>
          </table:table-cell>
          <table:table-cell office:value-type="float" office:value="-2.075449819" calcext:value-type="float">
            <text:p>-2.075449819</text:p>
          </table:table-cell>
          <table:table-cell office:value-type="float" office:value="0.2645763134" calcext:value-type="float">
            <text:p>0.2645763134</text:p>
          </table:table-cell>
        </table:table-row>
        <table:table-row table:style-name="ro1">
          <table:table-cell office:value-type="float" office:value="-1.7714337517" calcext:value-type="float">
            <text:p>-1.7714337517</text:p>
          </table:table-cell>
          <table:table-cell office:value-type="float" office:value="-2.0196800184" calcext:value-type="float">
            <text:p>-2.0196800184</text:p>
          </table:table-cell>
          <table:table-cell office:value-type="float" office:value="0.2482462667" calcext:value-type="float">
            <text:p>0.2482462667</text:p>
          </table:table-cell>
        </table:table-row>
        <table:table-row table:style-name="ro1">
          <table:table-cell office:value-type="float" office:value="-1.7170057723" calcext:value-type="float">
            <text:p>-1.7170057723</text:p>
          </table:table-cell>
          <table:table-cell office:value-type="float" office:value="-1.9551386431" calcext:value-type="float">
            <text:p>-1.9551386431</text:p>
          </table:table-cell>
          <table:table-cell office:value-type="float" office:value="0.2381328708" calcext:value-type="float">
            <text:p>0.2381328708</text:p>
          </table:table-cell>
        </table:table-row>
        <table:table-row table:style-name="ro1">
          <table:table-cell office:value-type="float" office:value="-1.6886152038" calcext:value-type="float">
            <text:p>-1.6886152038</text:p>
          </table:table-cell>
          <table:table-cell office:value-type="float" office:value="-1.8866047783" calcext:value-type="float">
            <text:p>-1.8866047783</text:p>
          </table:table-cell>
          <table:table-cell office:value-type="float" office:value="0.1979895745" calcext:value-type="float">
            <text:p>0.1979895745</text:p>
          </table:table-cell>
        </table:table-row>
        <table:table-row table:style-name="ro1">
          <table:table-cell office:value-type="float" office:value="-1.6367483611" calcext:value-type="float">
            <text:p>-1.6367483611</text:p>
          </table:table-cell>
          <table:table-cell office:value-type="float" office:value="-1.7623944593" calcext:value-type="float">
            <text:p>-1.7623944593</text:p>
          </table:table-cell>
          <table:table-cell office:value-type="float" office:value="0.1256460982" calcext:value-type="float">
            <text:p>0.1256460982</text:p>
          </table:table-cell>
        </table:table-row>
        <table:table-row table:style-name="ro1">
          <table:table-cell office:value-type="float" office:value="-1.5997472259" calcext:value-type="float">
            <text:p>-1.5997472259</text:p>
          </table:table-cell>
          <table:table-cell office:value-type="float" office:value="-1.7216391797" calcext:value-type="float">
            <text:p>-1.7216391797</text:p>
          </table:table-cell>
          <table:table-cell office:value-type="float" office:value="0.1218919537" calcext:value-type="float">
            <text:p>0.1218919537</text:p>
          </table:table-cell>
        </table:table-row>
        <table:table-row table:style-name="ro1">
          <table:table-cell office:value-type="float" office:value="-1.5454655581" calcext:value-type="float">
            <text:p>-1.5454655581</text:p>
          </table:table-cell>
          <table:table-cell office:value-type="float" office:value="-1.7207189191" calcext:value-type="float">
            <text:p>-1.7207189191</text:p>
          </table:table-cell>
          <table:table-cell office:value-type="float" office:value="0.175253361" calcext:value-type="float">
            <text:p>0.175253361</text:p>
          </table:table-cell>
        </table:table-row>
        <table:table-row table:style-name="ro1">
          <table:table-cell office:value-type="float" office:value="-1.5190517822" calcext:value-type="float">
            <text:p>-1.5190517822</text:p>
          </table:table-cell>
          <table:table-cell office:value-type="float" office:value="-1.6283266685" calcext:value-type="float">
            <text:p>-1.6283266685</text:p>
          </table:table-cell>
          <table:table-cell office:value-type="float" office:value="0.1092748863" calcext:value-type="float">
            <text:p>0.1092748863</text:p>
          </table:table-cell>
        </table:table-row>
        <table:table-row table:style-name="ro1">
          <table:table-cell office:value-type="float" office:value="-1.4728853288" calcext:value-type="float">
            <text:p>-1.4728853288</text:p>
          </table:table-cell>
          <table:table-cell office:value-type="float" office:value="-1.6279714782" calcext:value-type="float">
            <text:p>-1.6279714782</text:p>
          </table:table-cell>
          <table:table-cell office:value-type="float" office:value="0.1550861494" calcext:value-type="float">
            <text:p>0.1550861494</text:p>
          </table:table-cell>
        </table:table-row>
        <table:table-row table:style-name="ro1">
          <table:table-cell office:value-type="float" office:value="-1.4518328713" calcext:value-type="float">
            <text:p>-1.4518328713</text:p>
          </table:table-cell>
          <table:table-cell office:value-type="float" office:value="-1.554370967" calcext:value-type="float">
            <text:p>-1.554370967</text:p>
          </table:table-cell>
          <table:table-cell office:value-type="float" office:value="0.1025380956" calcext:value-type="float">
            <text:p>0.1025380956</text:p>
          </table:table-cell>
        </table:table-row>
        <table:table-row table:style-name="ro1">
          <table:table-cell office:value-type="float" office:value="-1.413600848" calcext:value-type="float">
            <text:p>-1.413600848</text:p>
          </table:table-cell>
          <table:table-cell office:value-type="float" office:value="-1.5197515184" calcext:value-type="float">
            <text:p>-1.5197515184</text:p>
          </table:table-cell>
          <table:table-cell office:value-type="float" office:value="0.1061506704" calcext:value-type="float">
            <text:p>0.1061506704</text:p>
          </table:table-cell>
        </table:table-row>
        <table:table-row table:style-name="ro1">
          <table:table-cell office:value-type="float" office:value="-1.3769122361" calcext:value-type="float">
            <text:p>-1.3769122361</text:p>
          </table:table-cell>
          <table:table-cell office:value-type="float" office:value="-1.4297926372" calcext:value-type="float">
            <text:p>-1.4297926372</text:p>
          </table:table-cell>
          <table:table-cell office:value-type="float" office:value="0.052880401" calcext:value-type="float">
            <text:p>0.052880401</text:p>
          </table:table-cell>
        </table:table-row>
        <table:table-row table:style-name="ro1">
          <table:table-cell office:value-type="float" office:value="-1.3266489394" calcext:value-type="float">
            <text:p>-1.3266489394</text:p>
          </table:table-cell>
          <table:table-cell office:value-type="float" office:value="-1.3979106905" calcext:value-type="float">
            <text:p>-1.3979106905</text:p>
          </table:table-cell>
          <table:table-cell office:value-type="float" office:value="0.0712617511" calcext:value-type="float">
            <text:p>0.0712617511</text:p>
          </table:table-cell>
        </table:table-row>
        <table:table-row table:style-name="ro1">
          <table:table-cell office:value-type="float" office:value="-1.2907298857" calcext:value-type="float">
            <text:p>-1.2907298857</text:p>
          </table:table-cell>
          <table:table-cell office:value-type="float" office:value="-1.3254787559" calcext:value-type="float">
            <text:p>-1.3254787559</text:p>
          </table:table-cell>
          <table:table-cell office:value-type="float" office:value="0.0347488702" calcext:value-type="float">
            <text:p>0.0347488702</text:p>
          </table:table-cell>
        </table:table-row>
        <table:table-row table:style-name="ro1">
          <table:table-cell office:value-type="float" office:value="-1.2495173502" calcext:value-type="float">
            <text:p>-1.2495173502</text:p>
          </table:table-cell>
          <table:table-cell office:value-type="float" office:value="-1.297235234" calcext:value-type="float">
            <text:p>-1.297235234</text:p>
          </table:table-cell>
          <table:table-cell office:value-type="float" office:value="0.0477178838" calcext:value-type="float">
            <text:p>0.0477178838</text:p>
          </table:table-cell>
        </table:table-row>
        <table:table-row table:style-name="ro1">
          <table:table-cell office:value-type="float" office:value="-1.2213862231" calcext:value-type="float">
            <text:p>-1.2213862231</text:p>
          </table:table-cell>
          <table:table-cell office:value-type="float" office:value="-1.2338368144" calcext:value-type="float">
            <text:p>-1.2338368144</text:p>
          </table:table-cell>
          <table:table-cell office:value-type="float" office:value="0.0124505912" calcext:value-type="float">
            <text:p>0.0124505912</text:p>
          </table:table-cell>
        </table:table-row>
        <table:table-row table:style-name="ro1">
          <table:table-cell office:value-type="float" office:value="-1.1939964917" calcext:value-type="float">
            <text:p>-1.1939964917</text:p>
          </table:table-cell>
          <table:table-cell office:value-type="float" office:value="-1.1942666087" calcext:value-type="float">
            <text:p>-1.1942666087</text:p>
          </table:table-cell>
          <table:table-cell office:value-type="float" office:value="0.000270117" calcext:value-type="float">
            <text:p>0.000270117</text:p>
          </table:table-cell>
        </table:table-row>
        <table:table-row table:style-name="ro1">
          <table:table-cell office:value-type="float" office:value="-1.1620732507" calcext:value-type="float">
            <text:p>-1.1620732507</text:p>
          </table:table-cell>
          <table:table-cell office:value-type="float" office:value="-1.1512617716" calcext:value-type="float">
            <text:p>-1.1512617716</text:p>
          </table:table-cell>
          <table:table-cell office:value-type="float" office:value="-0.0108114791" calcext:value-type="float">
            <text:p>-0.0108114791</text:p>
          </table:table-cell>
        </table:table-row>
        <table:table-row table:style-name="ro1">
          <table:table-cell office:value-type="float" office:value="-1.1285541897" calcext:value-type="float">
            <text:p>-1.1285541897</text:p>
          </table:table-cell>
          <table:table-cell office:value-type="float" office:value="-1.0850728475" calcext:value-type="float">
            <text:p>-1.0850728475</text:p>
          </table:table-cell>
          <table:table-cell office:value-type="float" office:value="-0.0434813421" calcext:value-type="float">
            <text:p>-0.0434813421</text:p>
          </table:table-cell>
        </table:table-row>
        <table:table-row table:style-name="ro1">
          <table:table-cell office:value-type="float" office:value="-1.1031617979" calcext:value-type="float">
            <text:p>-1.1031617979</text:p>
          </table:table-cell>
          <table:table-cell office:value-type="float" office:value="-1.085838713" calcext:value-type="float">
            <text:p>-1.085838713</text:p>
          </table:table-cell>
          <table:table-cell office:value-type="float" office:value="-0.0173230849" calcext:value-type="float">
            <text:p>-0.0173230849</text:p>
          </table:table-cell>
        </table:table-row>
        <table:table-row table:style-name="ro1">
          <table:table-cell office:value-type="float" office:value="-1.0606769369" calcext:value-type="float">
            <text:p>-1.0606769369</text:p>
          </table:table-cell>
          <table:table-cell office:value-type="float" office:value="-1.0163189435" calcext:value-type="float">
            <text:p>-1.0163189435</text:p>
          </table:table-cell>
          <table:table-cell office:value-type="float" office:value="-0.0443579934" calcext:value-type="float">
            <text:p>-0.0443579934</text:p>
          </table:table-cell>
        </table:table-row>
        <table:table-row table:style-name="ro1">
          <table:table-cell office:value-type="float" office:value="-1.0437196234" calcext:value-type="float">
            <text:p>-1.0437196234</text:p>
          </table:table-cell>
          <table:table-cell office:value-type="float" office:value="-0.9915888168" calcext:value-type="float">
            <text:p>-0.9915888168</text:p>
          </table:table-cell>
          <table:table-cell office:value-type="float" office:value="-0.0521308066" calcext:value-type="float">
            <text:p>-0.0521308066</text:p>
          </table:table-cell>
        </table:table-row>
        <table:table-row table:style-name="ro1">
          <table:table-cell office:value-type="float" office:value="-1.0004841371" calcext:value-type="float">
            <text:p>-1.0004841371</text:p>
          </table:table-cell>
          <table:table-cell office:value-type="float" office:value="-0.9018039609" calcext:value-type="float">
            <text:p>-0.9018039609</text:p>
          </table:table-cell>
          <table:table-cell office:value-type="float" office:value="-0.0986801762" calcext:value-type="float">
            <text:p>-0.0986801762</text:p>
          </table:table-cell>
        </table:table-row>
        <table:table-row table:style-name="ro1">
          <table:table-cell office:value-type="float" office:value="-0.9720152265" calcext:value-type="float">
            <text:p>-0.9720152265</text:p>
          </table:table-cell>
          <table:table-cell office:value-type="float" office:value="-0.8560156349" calcext:value-type="float">
            <text:p>-0.8560156349</text:p>
          </table:table-cell>
          <table:table-cell office:value-type="float" office:value="-0.1159995916" calcext:value-type="float">
            <text:p>-0.1159995916</text:p>
          </table:table-cell>
        </table:table-row>
        <table:table-row table:style-name="ro1">
          <table:table-cell office:value-type="float" office:value="-0.937997344" calcext:value-type="float">
            <text:p>-0.937997344</text:p>
          </table:table-cell>
          <table:table-cell office:value-type="float" office:value="-0.823906795" calcext:value-type="float">
            <text:p>-0.823906795</text:p>
          </table:table-cell>
          <table:table-cell office:value-type="float" office:value="-0.114090549" calcext:value-type="float">
            <text:p>-0.114090549</text:p>
          </table:table-cell>
        </table:table-row>
        <table:table-row table:style-name="ro1">
          <table:table-cell office:value-type="float" office:value="-0.9209898223" calcext:value-type="float">
            <text:p>-0.9209898223</text:p>
          </table:table-cell>
          <table:table-cell office:value-type="float" office:value="-0.8238878935" calcext:value-type="float">
            <text:p>-0.8238878935</text:p>
          </table:table-cell>
          <table:table-cell office:value-type="float" office:value="-0.0971019288" calcext:value-type="float">
            <text:p>-0.0971019288</text:p>
          </table:table-cell>
        </table:table-row>
        <table:table-row table:style-name="ro1">
          <table:table-cell office:value-type="float" office:value="-0.910208829" calcext:value-type="float">
            <text:p>-0.910208829</text:p>
          </table:table-cell>
          <table:table-cell office:value-type="float" office:value="-0.7720594917" calcext:value-type="float">
            <text:p>-0.7720594917</text:p>
          </table:table-cell>
          <table:table-cell office:value-type="float" office:value="-0.1381493372" calcext:value-type="float">
            <text:p>-0.1381493372</text:p>
          </table:table-cell>
        </table:table-row>
        <table:table-row table:style-name="ro1">
          <table:table-cell office:value-type="float" office:value="-0.861057404" calcext:value-type="float">
            <text:p>-0.861057404</text:p>
          </table:table-cell>
          <table:table-cell office:value-type="float" office:value="-0.6729925531" calcext:value-type="float">
            <text:p>-0.6729925531</text:p>
          </table:table-cell>
          <table:table-cell office:value-type="float" office:value="-0.1880648509" calcext:value-type="float">
            <text:p>-0.1880648509</text:p>
          </table:table-cell>
        </table:table-row>
        <table:table-row table:style-name="ro1">
          <table:table-cell office:value-type="float" office:value="-0.8235431724" calcext:value-type="float">
            <text:p>-0.8235431724</text:p>
          </table:table-cell>
          <table:table-cell office:value-type="float" office:value="-0.63752279" calcext:value-type="float">
            <text:p>-0.63752279</text:p>
          </table:table-cell>
          <table:table-cell office:value-type="float" office:value="-0.1860203825" calcext:value-type="float">
            <text:p>-0.1860203825</text:p>
          </table:table-cell>
        </table:table-row>
        <table:table-row table:style-name="ro1">
          <table:table-cell office:value-type="float" office:value="-0.7887609956" calcext:value-type="float">
            <text:p>-0.7887609956</text:p>
          </table:table-cell>
          <table:table-cell office:value-type="float" office:value="-0.5768091054" calcext:value-type="float">
            <text:p>-0.5768091054</text:p>
          </table:table-cell>
          <table:table-cell office:value-type="float" office:value="-0.2119518902" calcext:value-type="float">
            <text:p>-0.2119518902</text:p>
          </table:table-cell>
        </table:table-row>
        <table:table-row table:style-name="ro1">
          <table:table-cell office:value-type="float" office:value="-0.7408008565" calcext:value-type="float">
            <text:p>-0.7408008565</text:p>
          </table:table-cell>
          <table:table-cell office:value-type="float" office:value="-0.5767431356" calcext:value-type="float">
            <text:p>-0.5767431356</text:p>
          </table:table-cell>
          <table:table-cell office:value-type="float" office:value="-0.1640577209" calcext:value-type="float">
            <text:p>-0.1640577209</text:p>
          </table:table-cell>
        </table:table-row>
        <table:table-row table:style-name="ro1">
          <table:table-cell office:value-type="float" office:value="-0.7172650891" calcext:value-type="float">
            <text:p>-0.7172650891</text:p>
          </table:table-cell>
          <table:table-cell office:value-type="float" office:value="-0.5513407847" calcext:value-type="float">
            <text:p>-0.5513407847</text:p>
          </table:table-cell>
          <table:table-cell office:value-type="float" office:value="-0.1659243044" calcext:value-type="float">
            <text:p>-0.1659243044</text:p>
          </table:table-cell>
        </table:table-row>
        <table:table-row table:style-name="ro1">
          <table:table-cell office:value-type="float" office:value="-0.6842202291" calcext:value-type="float">
            <text:p>-0.6842202291</text:p>
          </table:table-cell>
          <table:table-cell office:value-type="float" office:value="-0.5011050088" calcext:value-type="float">
            <text:p>-0.5011050088</text:p>
          </table:table-cell>
          <table:table-cell office:value-type="float" office:value="-0.1831152203" calcext:value-type="float">
            <text:p>-0.1831152203</text:p>
          </table:table-cell>
        </table:table-row>
        <table:table-row table:style-name="ro1">
          <table:table-cell office:value-type="float" office:value="-0.6463680107" calcext:value-type="float">
            <text:p>-0.6463680107</text:p>
          </table:table-cell>
          <table:table-cell office:value-type="float" office:value="-0.4358987221" calcext:value-type="float">
            <text:p>-0.4358987221</text:p>
          </table:table-cell>
          <table:table-cell office:value-type="float" office:value="-0.2104692886" calcext:value-type="float">
            <text:p>-0.2104692886</text:p>
          </table:table-cell>
        </table:table-row>
        <table:table-row table:style-name="ro1">
          <table:table-cell office:value-type="float" office:value="-0.605787438" calcext:value-type="float">
            <text:p>-0.605787438</text:p>
          </table:table-cell>
          <table:table-cell office:value-type="float" office:value="-0.435386276" calcext:value-type="float">
            <text:p>-0.435386276</text:p>
          </table:table-cell>
          <table:table-cell office:value-type="float" office:value="-0.170401162" calcext:value-type="float">
            <text:p>-0.170401162</text:p>
          </table:table-cell>
        </table:table-row>
        <table:table-row table:style-name="ro1">
          <table:table-cell office:value-type="float" office:value="-0.58910209" calcext:value-type="float">
            <text:p>-0.58910209</text:p>
          </table:table-cell>
          <table:table-cell office:value-type="float" office:value="-0.4113018228" calcext:value-type="float">
            <text:p>-0.4113018228</text:p>
          </table:table-cell>
          <table:table-cell office:value-type="float" office:value="-0.1778002672" calcext:value-type="float">
            <text:p>-0.1778002672</text:p>
          </table:table-cell>
        </table:table-row>
        <table:table-row table:style-name="ro1">
          <table:table-cell office:value-type="float" office:value="-0.5557881765" calcext:value-type="float">
            <text:p>-0.5557881765</text:p>
          </table:table-cell>
          <table:table-cell office:value-type="float" office:value="-0.3641162584" calcext:value-type="float">
            <text:p>-0.3641162584</text:p>
          </table:table-cell>
          <table:table-cell office:value-type="float" office:value="-0.1916719182" calcext:value-type="float">
            <text:p>-0.1916719182</text:p>
          </table:table-cell>
        </table:table-row>
        <table:table-row table:style-name="ro1">
          <table:table-cell office:value-type="float" office:value="-0.5500170119" calcext:value-type="float">
            <text:p>-0.5500170119</text:p>
          </table:table-cell>
          <table:table-cell office:value-type="float" office:value="-0.3521252918" calcext:value-type="float">
            <text:p>-0.3521252918</text:p>
          </table:table-cell>
          <table:table-cell office:value-type="float" office:value="-0.1978917201" calcext:value-type="float">
            <text:p>-0.1978917201</text:p>
          </table:table-cell>
        </table:table-row>
        <table:table-row table:style-name="ro1">
          <table:table-cell office:value-type="float" office:value="-0.5266136071" calcext:value-type="float">
            <text:p>-0.5266136071</text:p>
          </table:table-cell>
          <table:table-cell office:value-type="float" office:value="-0.3118348365" calcext:value-type="float">
            <text:p>-0.3118348365</text:p>
          </table:table-cell>
          <table:table-cell office:value-type="float" office:value="-0.2147787706" calcext:value-type="float">
            <text:p>-0.2147787706</text:p>
          </table:table-cell>
        </table:table-row>
        <table:table-row table:style-name="ro1">
          <table:table-cell office:value-type="float" office:value="-0.4970273234" calcext:value-type="float">
            <text:p>-0.4970273234</text:p>
          </table:table-cell>
          <table:table-cell office:value-type="float" office:value="-0.2398195981" calcext:value-type="float">
            <text:p>-0.2398195981</text:p>
          </table:table-cell>
          <table:table-cell office:value-type="float" office:value="-0.2572077252" calcext:value-type="float">
            <text:p>-0.2572077252</text:p>
          </table:table-cell>
        </table:table-row>
        <table:table-row table:style-name="ro1">
          <table:table-cell office:value-type="float" office:value="-0.4688160358" calcext:value-type="float">
            <text:p>-0.4688160358</text:p>
          </table:table-cell>
          <table:table-cell office:value-type="float" office:value="-0.2400569321" calcext:value-type="float">
            <text:p>-0.2400569321</text:p>
          </table:table-cell>
          <table:table-cell office:value-type="float" office:value="-0.2287591037" calcext:value-type="float">
            <text:p>-0.2287591037</text:p>
          </table:table-cell>
        </table:table-row>
        <table:table-row table:style-name="ro1">
          <table:table-cell office:value-type="float" office:value="-0.4258213253" calcext:value-type="float">
            <text:p>-0.4258213253</text:p>
          </table:table-cell>
          <table:table-cell office:value-type="float" office:value="-0.198214725" calcext:value-type="float">
            <text:p>-0.198214725</text:p>
          </table:table-cell>
          <table:table-cell office:value-type="float" office:value="-0.2276066003" calcext:value-type="float">
            <text:p>-0.2276066003</text:p>
          </table:table-cell>
        </table:table-row>
        <table:table-row table:style-name="ro1">
          <table:table-cell office:value-type="float" office:value="-0.4053011017" calcext:value-type="float">
            <text:p>-0.4053011017</text:p>
          </table:table-cell>
          <table:table-cell office:value-type="float" office:value="-0.1646412936" calcext:value-type="float">
            <text:p>-0.1646412936</text:p>
          </table:table-cell>
          <table:table-cell office:value-type="float" office:value="-0.2406598081" calcext:value-type="float">
            <text:p>-0.2406598081</text:p>
          </table:table-cell>
        </table:table-row>
        <table:table-row table:style-name="ro1">
          <table:table-cell office:value-type="float" office:value="-0.3799414314" calcext:value-type="float">
            <text:p>-0.3799414314</text:p>
          </table:table-cell>
          <table:table-cell office:value-type="float" office:value="-0.0900982644" calcext:value-type="float">
            <text:p>-0.0900982644</text:p>
          </table:table-cell>
          <table:table-cell office:value-type="float" office:value="-0.2898431671" calcext:value-type="float">
            <text:p>-0.2898431671</text:p>
          </table:table-cell>
        </table:table-row>
        <table:table-row table:style-name="ro1">
          <table:table-cell office:value-type="float" office:value="-0.3435257415" calcext:value-type="float">
            <text:p>-0.3435257415</text:p>
          </table:table-cell>
          <table:table-cell office:value-type="float" office:value="-0.0899683346" calcext:value-type="float">
            <text:p>-0.0899683346</text:p>
          </table:table-cell>
          <table:table-cell office:value-type="float" office:value="-0.2535574069" calcext:value-type="float">
            <text:p>-0.2535574069</text:p>
          </table:table-cell>
        </table:table-row>
        <table:table-row table:style-name="ro1">
          <table:table-cell office:value-type="float" office:value="-0.2832925827" calcext:value-type="float">
            <text:p>-0.2832925827</text:p>
          </table:table-cell>
          <table:table-cell office:value-type="float" office:value="-0.0224409242" calcext:value-type="float">
            <text:p>-0.0224409242</text:p>
          </table:table-cell>
          <table:table-cell office:value-type="float" office:value="-0.2608516585" calcext:value-type="float">
            <text:p>-0.2608516585</text:p>
          </table:table-cell>
        </table:table-row>
        <table:table-row table:style-name="ro1">
          <table:table-cell office:value-type="float" office:value="-0.251511402" calcext:value-type="float">
            <text:p>-0.251511402</text:p>
          </table:table-cell>
          <table:table-cell office:value-type="float" office:value="0.0075403564" calcext:value-type="float">
            <text:p>0.0075403564</text:p>
          </table:table-cell>
          <table:table-cell office:value-type="float" office:value="-0.2590517584" calcext:value-type="float">
            <text:p>-0.2590517584</text:p>
          </table:table-cell>
        </table:table-row>
        <table:table-row table:style-name="ro1">
          <table:table-cell office:value-type="float" office:value="-0.2221443873" calcext:value-type="float">
            <text:p>-0.2221443873</text:p>
          </table:table-cell>
          <table:table-cell office:value-type="float" office:value="0.0578506162" calcext:value-type="float">
            <text:p>0.0578506162</text:p>
          </table:table-cell>
          <table:table-cell office:value-type="float" office:value="-0.2799950035" calcext:value-type="float">
            <text:p>-0.2799950035</text:p>
          </table:table-cell>
        </table:table-row>
        <table:table-row table:style-name="ro1">
          <table:table-cell office:value-type="float" office:value="-0.1714005178" calcext:value-type="float">
            <text:p>-0.1714005178</text:p>
          </table:table-cell>
          <table:table-cell office:value-type="float" office:value="0.1373655848" calcext:value-type="float">
            <text:p>0.1373655848</text:p>
          </table:table-cell>
          <table:table-cell office:value-type="float" office:value="-0.3087661026" calcext:value-type="float">
            <text:p>-0.3087661026</text:p>
          </table:table-cell>
        </table:table-row>
        <table:table-row table:style-name="ro1">
          <table:table-cell office:value-type="float" office:value="-0.135658296" calcext:value-type="float">
            <text:p>-0.135658296</text:p>
          </table:table-cell>
          <table:table-cell office:value-type="float" office:value="0.1375328778" calcext:value-type="float">
            <text:p>0.1375328778</text:p>
          </table:table-cell>
          <table:table-cell office:value-type="float" office:value="-0.2731911738" calcext:value-type="float">
            <text:p>-0.2731911738</text:p>
          </table:table-cell>
        </table:table-row>
        <table:table-row table:style-name="ro1">
          <table:table-cell office:value-type="float" office:value="-0.1039950795" calcext:value-type="float">
            <text:p>-0.1039950795</text:p>
          </table:table-cell>
          <table:table-cell office:value-type="float" office:value="0.1666728971" calcext:value-type="float">
            <text:p>0.1666728971</text:p>
          </table:table-cell>
          <table:table-cell office:value-type="float" office:value="-0.2706679766" calcext:value-type="float">
            <text:p>-0.2706679766</text:p>
          </table:table-cell>
        </table:table-row>
        <table:table-row table:style-name="ro1">
          <table:table-cell office:value-type="float" office:value="-0.0717767258" calcext:value-type="float">
            <text:p>-0.0717767258</text:p>
          </table:table-cell>
          <table:table-cell office:value-type="float" office:value="0.2267670068" calcext:value-type="float">
            <text:p>0.2267670068</text:p>
          </table:table-cell>
          <table:table-cell office:value-type="float" office:value="-0.2985437326" calcext:value-type="float">
            <text:p>-0.2985437326</text:p>
          </table:table-cell>
        </table:table-row>
        <table:table-row table:style-name="ro1">
          <table:table-cell office:value-type="float" office:value="-0.038839071" calcext:value-type="float">
            <text:p>-0.038839071</text:p>
          </table:table-cell>
          <table:table-cell office:value-type="float" office:value="0.2268442986" calcext:value-type="float">
            <text:p>0.2268442986</text:p>
          </table:table-cell>
          <table:table-cell office:value-type="float" office:value="-0.2656833696" calcext:value-type="float">
            <text:p>-0.2656833696</text:p>
          </table:table-cell>
        </table:table-row>
        <table:table-row table:style-name="ro1">
          <table:table-cell office:value-type="float" office:value="0.0074697124" calcext:value-type="float">
            <text:p>0.0074697124</text:p>
          </table:table-cell>
          <table:table-cell office:value-type="float" office:value="0.2788686997" calcext:value-type="float">
            <text:p>0.2788686997</text:p>
          </table:table-cell>
          <table:table-cell office:value-type="float" office:value="-0.2713989872" calcext:value-type="float">
            <text:p>-0.2713989872</text:p>
          </table:table-cell>
        </table:table-row>
        <table:table-row table:style-name="ro1">
          <table:table-cell office:value-type="float" office:value="0.0497435045" calcext:value-type="float">
            <text:p>0.0497435045</text:p>
          </table:table-cell>
          <table:table-cell office:value-type="float" office:value="0.3524618162" calcext:value-type="float">
            <text:p>0.3524618162</text:p>
          </table:table-cell>
          <table:table-cell office:value-type="float" office:value="-0.3027183117" calcext:value-type="float">
            <text:p>-0.3027183117</text:p>
          </table:table-cell>
        </table:table-row>
        <table:table-row table:style-name="ro1">
          <table:table-cell office:value-type="float" office:value="0.0805929874" calcext:value-type="float">
            <text:p>0.0805929874</text:p>
          </table:table-cell>
          <table:table-cell office:value-type="float" office:value="0.3526560004" calcext:value-type="float">
            <text:p>0.3526560004</text:p>
          </table:table-cell>
          <table:table-cell office:value-type="float" office:value="-0.2720630131" calcext:value-type="float">
            <text:p>-0.2720630131</text:p>
          </table:table-cell>
        </table:table-row>
        <table:table-row table:style-name="ro1">
          <table:table-cell office:value-type="float" office:value="0.1109576359" calcext:value-type="float">
            <text:p>0.1109576359</text:p>
          </table:table-cell>
          <table:table-cell office:value-type="float" office:value="0.3992521461" calcext:value-type="float">
            <text:p>0.3992521461</text:p>
          </table:table-cell>
          <table:table-cell office:value-type="float" office:value="-0.2882945102" calcext:value-type="float">
            <text:p>-0.2882945102</text:p>
          </table:table-cell>
        </table:table-row>
        <table:table-row table:style-name="ro1">
          <table:table-cell office:value-type="float" office:value="0.1625824439" calcext:value-type="float">
            <text:p>0.1625824439</text:p>
          </table:table-cell>
          <table:table-cell office:value-type="float" office:value="0.4339022504" calcext:value-type="float">
            <text:p>0.4339022504</text:p>
          </table:table-cell>
          <table:table-cell office:value-type="float" office:value="-0.2713198065" calcext:value-type="float">
            <text:p>-0.2713198065</text:p>
          </table:table-cell>
        </table:table-row>
        <table:table-row table:style-name="ro1">
          <table:table-cell office:value-type="float" office:value="0.1776548694" calcext:value-type="float">
            <text:p>0.1776548694</text:p>
          </table:table-cell>
          <table:table-cell office:value-type="float" office:value="0.4829703175" calcext:value-type="float">
            <text:p>0.4829703175</text:p>
          </table:table-cell>
          <table:table-cell office:value-type="float" office:value="-0.3053154481" calcext:value-type="float">
            <text:p>-0.3053154481</text:p>
          </table:table-cell>
        </table:table-row>
        <table:table-row table:style-name="ro1">
          <table:table-cell office:value-type="float" office:value="0.2412286145" calcext:value-type="float">
            <text:p>0.2412286145</text:p>
          </table:table-cell>
          <table:table-cell office:value-type="float" office:value="0.5076601541" calcext:value-type="float">
            <text:p>0.5076601541</text:p>
          </table:table-cell>
          <table:table-cell office:value-type="float" office:value="-0.2664315396" calcext:value-type="float">
            <text:p>-0.2664315396</text:p>
          </table:table-cell>
        </table:table-row>
        <table:table-row table:style-name="ro1">
          <table:table-cell office:value-type="float" office:value="0.2742381823" calcext:value-type="float">
            <text:p>0.2742381823</text:p>
          </table:table-cell>
          <table:table-cell office:value-type="float" office:value="0.5678515801" calcext:value-type="float">
            <text:p>0.5678515801</text:p>
          </table:table-cell>
          <table:table-cell office:value-type="float" office:value="-0.2936133978" calcext:value-type="float">
            <text:p>-0.2936133978</text:p>
          </table:table-cell>
        </table:table-row>
        <table:table-row table:style-name="ro1">
          <table:table-cell office:value-type="float" office:value="0.3398485919" calcext:value-type="float">
            <text:p>0.3398485919</text:p>
          </table:table-cell>
          <table:table-cell office:value-type="float" office:value="0.5947248855" calcext:value-type="float">
            <text:p>0.5947248855</text:p>
          </table:table-cell>
          <table:table-cell office:value-type="float" office:value="-0.2548762936" calcext:value-type="float">
            <text:p>-0.2548762936</text:p>
          </table:table-cell>
        </table:table-row>
        <table:table-row table:style-name="ro1">
          <table:table-cell office:value-type="float" office:value="0.3514398739" calcext:value-type="float">
            <text:p>0.3514398739</text:p>
          </table:table-cell>
          <table:table-cell office:value-type="float" office:value="0.6414284994" calcext:value-type="float">
            <text:p>0.6414284994</text:p>
          </table:table-cell>
          <table:table-cell office:value-type="float" office:value="-0.2899886256" calcext:value-type="float">
            <text:p>-0.2899886256</text:p>
          </table:table-cell>
        </table:table-row>
        <table:table-row table:style-name="ro1">
          <table:table-cell office:value-type="float" office:value="0.4036565432" calcext:value-type="float">
            <text:p>0.4036565432</text:p>
          </table:table-cell>
          <table:table-cell office:value-type="float" office:value="0.7173712625" calcext:value-type="float">
            <text:p>0.7173712625</text:p>
          </table:table-cell>
          <table:table-cell office:value-type="float" office:value="-0.3137147193" calcext:value-type="float">
            <text:p>-0.3137147193</text:p>
          </table:table-cell>
        </table:table-row>
        <table:table-row table:style-name="ro1">
          <table:table-cell office:value-type="float" office:value="0.4233658293" calcext:value-type="float">
            <text:p>0.4233658293</text:p>
          </table:table-cell>
          <table:table-cell office:value-type="float" office:value="0.7402511858" calcext:value-type="float">
            <text:p>0.7402511858</text:p>
          </table:table-cell>
          <table:table-cell office:value-type="float" office:value="-0.3168853565" calcext:value-type="float">
            <text:p>-0.3168853565</text:p>
          </table:table-cell>
        </table:table-row>
        <table:table-row table:style-name="ro1">
          <table:table-cell office:value-type="float" office:value="0.4850028505" calcext:value-type="float">
            <text:p>0.4850028505</text:p>
          </table:table-cell>
          <table:table-cell office:value-type="float" office:value="0.7837404571" calcext:value-type="float">
            <text:p>0.7837404571</text:p>
          </table:table-cell>
          <table:table-cell office:value-type="float" office:value="-0.2987376066" calcext:value-type="float">
            <text:p>-0.2987376066</text:p>
          </table:table-cell>
        </table:table-row>
        <table:table-row table:style-name="ro1">
          <table:table-cell office:value-type="float" office:value="0.5132332969" calcext:value-type="float">
            <text:p>0.5132332969</text:p>
          </table:table-cell>
          <table:table-cell office:value-type="float" office:value="0.8065070346" calcext:value-type="float">
            <text:p>0.8065070346</text:p>
          </table:table-cell>
          <table:table-cell office:value-type="float" office:value="-0.2932737377" calcext:value-type="float">
            <text:p>-0.2932737377</text:p>
          </table:table-cell>
        </table:table-row>
        <table:table-row table:style-name="ro1">
          <table:table-cell office:value-type="float" office:value="0.554706017" calcext:value-type="float">
            <text:p>0.554706017</text:p>
          </table:table-cell>
          <table:table-cell office:value-type="float" office:value="0.8398699846" calcext:value-type="float">
            <text:p>0.8398699846</text:p>
          </table:table-cell>
          <table:table-cell office:value-type="float" office:value="-0.2851639676" calcext:value-type="float">
            <text:p>-0.2851639676</text:p>
          </table:table-cell>
        </table:table-row>
        <table:table-row table:style-name="ro1">
          <table:table-cell office:value-type="float" office:value="0.576064302" calcext:value-type="float">
            <text:p>0.576064302</text:p>
          </table:table-cell>
          <table:table-cell office:value-type="float" office:value="0.8539273027" calcext:value-type="float">
            <text:p>0.8539273027</text:p>
          </table:table-cell>
          <table:table-cell office:value-type="float" office:value="-0.2778630007" calcext:value-type="float">
            <text:p>-0.2778630007</text:p>
          </table:table-cell>
        </table:table-row>
        <table:table-row table:style-name="ro1">
          <table:table-cell office:value-type="float" office:value="0.6153380175" calcext:value-type="float">
            <text:p>0.6153380175</text:p>
          </table:table-cell>
          <table:table-cell office:value-type="float" office:value="0.8537612609" calcext:value-type="float">
            <text:p>0.8537612609</text:p>
          </table:table-cell>
          <table:table-cell office:value-type="float" office:value="-0.2384232434" calcext:value-type="float">
            <text:p>-0.2384232434</text:p>
          </table:table-cell>
        </table:table-row>
        <table:table-row table:style-name="ro1">
          <table:table-cell office:value-type="float" office:value="0.637336237" calcext:value-type="float">
            <text:p>0.637336237</text:p>
          </table:table-cell>
          <table:table-cell office:value-type="float" office:value="0.8883512805" calcext:value-type="float">
            <text:p>0.8883512805</text:p>
          </table:table-cell>
          <table:table-cell office:value-type="float" office:value="-0.2510150435" calcext:value-type="float">
            <text:p>-0.2510150435</text:p>
          </table:table-cell>
        </table:table-row>
        <table:table-row table:style-name="ro1">
          <table:table-cell office:value-type="float" office:value="0.6641945069" calcext:value-type="float">
            <text:p>0.6641945069</text:p>
          </table:table-cell>
          <table:table-cell office:value-type="float" office:value="0.9430454469" calcext:value-type="float">
            <text:p>0.9430454469</text:p>
          </table:table-cell>
          <table:table-cell office:value-type="float" office:value="-0.27885094" calcext:value-type="float">
            <text:p>-0.27885094</text:p>
          </table:table-cell>
        </table:table-row>
        <table:table-row table:style-name="ro1">
          <table:table-cell office:value-type="float" office:value="0.6929096361" calcext:value-type="float">
            <text:p>0.6929096361</text:p>
          </table:table-cell>
          <table:table-cell office:value-type="float" office:value="0.9428438848" calcext:value-type="float">
            <text:p>0.9428438848</text:p>
          </table:table-cell>
          <table:table-cell office:value-type="float" office:value="-0.2499342487" calcext:value-type="float">
            <text:p>-0.2499342487</text:p>
          </table:table-cell>
        </table:table-row>
        <table:table-row table:style-name="ro1">
          <table:table-cell office:value-type="float" office:value="0.7340794549" calcext:value-type="float">
            <text:p>0.7340794549</text:p>
          </table:table-cell>
          <table:table-cell office:value-type="float" office:value="0.9615670269" calcext:value-type="float">
            <text:p>0.9615670269</text:p>
          </table:table-cell>
          <table:table-cell office:value-type="float" office:value="-0.2274875719" calcext:value-type="float">
            <text:p>-0.2274875719</text:p>
          </table:table-cell>
        </table:table-row>
        <table:table-row table:style-name="ro1">
          <table:table-cell office:value-type="float" office:value="0.7597421461" calcext:value-type="float">
            <text:p>0.7597421461</text:p>
          </table:table-cell>
          <table:table-cell office:value-type="float" office:value="0.9980918746" calcext:value-type="float">
            <text:p>0.9980918746</text:p>
          </table:table-cell>
          <table:table-cell office:value-type="float" office:value="-0.2383497285" calcext:value-type="float">
            <text:p>-0.2383497285</text:p>
          </table:table-cell>
        </table:table-row>
        <table:table-row table:style-name="ro1">
          <table:table-cell office:value-type="float" office:value="0.7921321803" calcext:value-type="float">
            <text:p>0.7921321803</text:p>
          </table:table-cell>
          <table:table-cell office:value-type="float" office:value="1.0315353823" calcext:value-type="float">
            <text:p>1.0315353823</text:p>
          </table:table-cell>
          <table:table-cell office:value-type="float" office:value="-0.239403202" calcext:value-type="float">
            <text:p>-0.239403202</text:p>
          </table:table-cell>
        </table:table-row>
        <table:table-row table:style-name="ro1">
          <table:table-cell office:value-type="float" office:value="0.8157057787" calcext:value-type="float">
            <text:p>0.8157057787</text:p>
          </table:table-cell>
          <table:table-cell office:value-type="float" office:value="1.0701490703" calcext:value-type="float">
            <text:p>1.0701490703</text:p>
          </table:table-cell>
          <table:table-cell office:value-type="float" office:value="-0.2544432916" calcext:value-type="float">
            <text:p>-0.2544432916</text:p>
          </table:table-cell>
        </table:table-row>
        <table:table-row table:style-name="ro1">
          <table:table-cell office:value-type="float" office:value="0.846445575" calcext:value-type="float">
            <text:p>0.846445575</text:p>
          </table:table-cell>
          <table:table-cell office:value-type="float" office:value="1.0920350827" calcext:value-type="float">
            <text:p>1.0920350827</text:p>
          </table:table-cell>
          <table:table-cell office:value-type="float" office:value="-0.2455895077" calcext:value-type="float">
            <text:p>-0.2455895077</text:p>
          </table:table-cell>
        </table:table-row>
        <table:table-row table:style-name="ro1">
          <table:table-cell office:value-type="float" office:value="0.8706582207" calcext:value-type="float">
            <text:p>0.8706582207</text:p>
          </table:table-cell>
          <table:table-cell office:value-type="float" office:value="1.1207417531" calcext:value-type="float">
            <text:p>1.1207417531</text:p>
          </table:table-cell>
          <table:table-cell office:value-type="float" office:value="-0.2500835324" calcext:value-type="float">
            <text:p>-0.2500835324</text:p>
          </table:table-cell>
        </table:table-row>
        <table:table-row table:style-name="ro1">
          <table:table-cell office:value-type="float" office:value="0.9075423855" calcext:value-type="float">
            <text:p>0.9075423855</text:p>
          </table:table-cell>
          <table:table-cell office:value-type="float" office:value="1.1333283993" calcext:value-type="float">
            <text:p>1.1333283993</text:p>
          </table:table-cell>
          <table:table-cell office:value-type="float" office:value="-0.2257860138" calcext:value-type="float">
            <text:p>-0.2257860138</text:p>
          </table:table-cell>
        </table:table-row>
        <table:table-row table:style-name="ro1">
          <table:table-cell office:value-type="float" office:value="0.9265156342" calcext:value-type="float">
            <text:p>0.9265156342</text:p>
          </table:table-cell>
          <table:table-cell office:value-type="float" office:value="1.1334563755" calcext:value-type="float">
            <text:p>1.1334563755</text:p>
          </table:table-cell>
          <table:table-cell office:value-type="float" office:value="-0.2069407413" calcext:value-type="float">
            <text:p>-0.2069407413</text:p>
          </table:table-cell>
        </table:table-row>
        <table:table-row table:style-name="ro1">
          <table:table-cell office:value-type="float" office:value="0.9571217464" calcext:value-type="float">
            <text:p>0.9571217464</text:p>
          </table:table-cell>
          <table:table-cell office:value-type="float" office:value="1.1848934811" calcext:value-type="float">
            <text:p>1.1848934811</text:p>
          </table:table-cell>
          <table:table-cell office:value-type="float" office:value="-0.2277717347" calcext:value-type="float">
            <text:p>-0.2277717347</text:p>
          </table:table-cell>
        </table:table-row>
        <table:table-row table:style-name="ro1">
          <table:table-cell office:value-type="float" office:value="0.9745206232" calcext:value-type="float">
            <text:p>0.9745206232</text:p>
          </table:table-cell>
          <table:table-cell office:value-type="float" office:value="1.1849336084" calcext:value-type="float">
            <text:p>1.1849336084</text:p>
          </table:table-cell>
          <table:table-cell office:value-type="float" office:value="-0.2104129852" calcext:value-type="float">
            <text:p>-0.2104129852</text:p>
          </table:table-cell>
        </table:table-row>
        <table:table-row table:style-name="ro1">
          <table:table-cell office:value-type="float" office:value="1.0083825328" calcext:value-type="float">
            <text:p>1.0083825328</text:p>
          </table:table-cell>
          <table:table-cell office:value-type="float" office:value="1.2229583551" calcext:value-type="float">
            <text:p>1.2229583551</text:p>
          </table:table-cell>
          <table:table-cell office:value-type="float" office:value="-0.2145758223" calcext:value-type="float">
            <text:p>-0.2145758223</text:p>
          </table:table-cell>
        </table:table-row>
        <table:table-row table:style-name="ro1">
          <table:table-cell office:value-type="float" office:value="1.0346177905" calcext:value-type="float">
            <text:p>1.0346177905</text:p>
          </table:table-cell>
          <table:table-cell office:value-type="float" office:value="1.2388038991" calcext:value-type="float">
            <text:p>1.2388038991</text:p>
          </table:table-cell>
          <table:table-cell office:value-type="float" office:value="-0.2041861086" calcext:value-type="float">
            <text:p>-0.2041861086</text:p>
          </table:table-cell>
        </table:table-row>
        <table:table-row table:style-name="ro1">
          <table:table-cell office:value-type="float" office:value="1.0751233175" calcext:value-type="float">
            <text:p>1.0751233175</text:p>
          </table:table-cell>
          <table:table-cell office:value-type="float" office:value="1.2674085511" calcext:value-type="float">
            <text:p>1.2674085511</text:p>
          </table:table-cell>
          <table:table-cell office:value-type="float" office:value="-0.1922852336" calcext:value-type="float">
            <text:p>-0.1922852336</text:p>
          </table:table-cell>
        </table:table-row>
        <table:table-row table:style-name="ro1">
          <table:table-cell office:value-type="float" office:value="1.0991387058" calcext:value-type="float">
            <text:p>1.0991387058</text:p>
          </table:table-cell>
          <table:table-cell office:value-type="float" office:value="1.2797512342" calcext:value-type="float">
            <text:p>1.2797512342</text:p>
          </table:table-cell>
          <table:table-cell office:value-type="float" office:value="-0.1806125284" calcext:value-type="float">
            <text:p>-0.1806125284</text:p>
          </table:table-cell>
        </table:table-row>
        <table:table-row table:style-name="ro1">
          <table:table-cell office:value-type="float" office:value="1.1293280365" calcext:value-type="float">
            <text:p>1.1293280365</text:p>
          </table:table-cell>
          <table:table-cell office:value-type="float" office:value="1.3103554406" calcext:value-type="float">
            <text:p>1.3103554406</text:p>
          </table:table-cell>
          <table:table-cell office:value-type="float" office:value="-0.1810274041" calcext:value-type="float">
            <text:p>-0.1810274041</text:p>
          </table:table-cell>
        </table:table-row>
        <table:table-row table:style-name="ro1">
          <table:table-cell office:value-type="float" office:value="1.1497956761" calcext:value-type="float">
            <text:p>1.1497956761</text:p>
          </table:table-cell>
          <table:table-cell office:value-type="float" office:value="1.3301038631" calcext:value-type="float">
            <text:p>1.3301038631</text:p>
          </table:table-cell>
          <table:table-cell office:value-type="float" office:value="-0.180308187" calcext:value-type="float">
            <text:p>-0.180308187</text:p>
          </table:table-cell>
        </table:table-row>
        <table:table-row table:style-name="ro1">
          <table:table-cell office:value-type="float" office:value="1.1882727371" calcext:value-type="float">
            <text:p>1.1882727371</text:p>
          </table:table-cell>
          <table:table-cell office:value-type="float" office:value="1.364214351" calcext:value-type="float">
            <text:p>1.364214351</text:p>
          </table:table-cell>
          <table:table-cell office:value-type="float" office:value="-0.175941614" calcext:value-type="float">
            <text:p>-0.175941614</text:p>
          </table:table-cell>
        </table:table-row>
        <table:table-row table:style-name="ro1">
          <table:table-cell office:value-type="float" office:value="1.2156353714" calcext:value-type="float">
            <text:p>1.2156353714</text:p>
          </table:table-cell>
          <table:table-cell office:value-type="float" office:value="1.378696057" calcext:value-type="float">
            <text:p>1.378696057</text:p>
          </table:table-cell>
          <table:table-cell office:value-type="float" office:value="-0.1630606856" calcext:value-type="float">
            <text:p>-0.1630606856</text:p>
          </table:table-cell>
        </table:table-row>
        <table:table-row table:style-name="ro1">
          <table:table-cell office:value-type="float" office:value="1.2564476439" calcext:value-type="float">
            <text:p>1.2564476439</text:p>
          </table:table-cell>
          <table:table-cell office:value-type="float" office:value="1.4211926404" calcext:value-type="float">
            <text:p>1.4211926404</text:p>
          </table:table-cell>
          <table:table-cell office:value-type="float" office:value="-0.1647449965" calcext:value-type="float">
            <text:p>-0.1647449965</text:p>
          </table:table-cell>
        </table:table-row>
        <table:table-row table:style-name="ro1">
          <table:table-cell office:value-type="float" office:value="1.2813457179" calcext:value-type="float">
            <text:p>1.2813457179</text:p>
          </table:table-cell>
          <table:table-cell office:value-type="float" office:value="1.4371763009" calcext:value-type="float">
            <text:p>1.4371763009</text:p>
          </table:table-cell>
          <table:table-cell office:value-type="float" office:value="-0.155830583" calcext:value-type="float">
            <text:p>-0.155830583</text:p>
          </table:table-cell>
        </table:table-row>
        <table:table-row table:style-name="ro1">
          <table:table-cell office:value-type="float" office:value="1.3191839276" calcext:value-type="float">
            <text:p>1.3191839276</text:p>
          </table:table-cell>
          <table:table-cell office:value-type="float" office:value="1.4768185265" calcext:value-type="float">
            <text:p>1.4768185265</text:p>
          </table:table-cell>
          <table:table-cell office:value-type="float" office:value="-0.1576345989" calcext:value-type="float">
            <text:p>-0.1576345989</text:p>
          </table:table-cell>
        </table:table-row>
        <table:table-row table:style-name="ro1">
          <table:table-cell office:value-type="float" office:value="1.3419974405" calcext:value-type="float">
            <text:p>1.3419974405</text:p>
          </table:table-cell>
          <table:table-cell office:value-type="float" office:value="1.5064222392" calcext:value-type="float">
            <text:p>1.5064222392</text:p>
          </table:table-cell>
          <table:table-cell office:value-type="float" office:value="-0.1644247987" calcext:value-type="float">
            <text:p>-0.1644247987</text:p>
          </table:table-cell>
        </table:table-row>
        <table:table-row table:style-name="ro1">
          <table:table-cell office:value-type="float" office:value="1.3802772836" calcext:value-type="float">
            <text:p>1.3802772836</text:p>
          </table:table-cell>
          <table:table-cell office:value-type="float" office:value="1.5570427029" calcext:value-type="float">
            <text:p>1.5570427029</text:p>
          </table:table-cell>
          <table:table-cell office:value-type="float" office:value="-0.1767654193" calcext:value-type="float">
            <text:p>-0.1767654193</text:p>
          </table:table-cell>
        </table:table-row>
        <table:table-row table:style-name="ro1">
          <table:table-cell office:value-type="float" office:value="1.4057451919" calcext:value-type="float">
            <text:p>1.4057451919</text:p>
          </table:table-cell>
          <table:table-cell office:value-type="float" office:value="1.5563650341" calcext:value-type="float">
            <text:p>1.5563650341</text:p>
          </table:table-cell>
          <table:table-cell office:value-type="float" office:value="-0.1506198422" calcext:value-type="float">
            <text:p>-0.1506198422</text:p>
          </table:table-cell>
        </table:table-row>
        <table:table-row table:style-name="ro1">
          <table:table-cell office:value-type="float" office:value="1.4437959899" calcext:value-type="float">
            <text:p>1.4437959899</text:p>
          </table:table-cell>
          <table:table-cell office:value-type="float" office:value="1.5672259313" calcext:value-type="float">
            <text:p>1.5672259313</text:p>
          </table:table-cell>
          <table:table-cell office:value-type="float" office:value="-0.1234299414" calcext:value-type="float">
            <text:p>-0.1234299414</text:p>
          </table:table-cell>
        </table:table-row>
        <table:table-row table:style-name="ro1">
          <table:table-cell office:value-type="float" office:value="1.4659030299" calcext:value-type="float">
            <text:p>1.4659030299</text:p>
          </table:table-cell>
          <table:table-cell office:value-type="float" office:value="1.5981505457" calcext:value-type="float">
            <text:p>1.5981505457</text:p>
          </table:table-cell>
          <table:table-cell office:value-type="float" office:value="-0.1322475158" calcext:value-type="float">
            <text:p>-0.1322475158</text:p>
          </table:table-cell>
        </table:table-row>
        <table:table-row table:style-name="ro1">
          <table:table-cell office:value-type="float" office:value="1.4968224719" calcext:value-type="float">
            <text:p>1.4968224719</text:p>
          </table:table-cell>
          <table:table-cell office:value-type="float" office:value="1.6070547458" calcext:value-type="float">
            <text:p>1.6070547458</text:p>
          </table:table-cell>
          <table:table-cell office:value-type="float" office:value="-0.1102322739" calcext:value-type="float">
            <text:p>-0.1102322739</text:p>
          </table:table-cell>
        </table:table-row>
        <table:table-row table:style-name="ro1">
          <table:table-cell office:value-type="float" office:value="1.5203415939" calcext:value-type="float">
            <text:p>1.5203415939</text:p>
          </table:table-cell>
          <table:table-cell office:value-type="float" office:value="1.6383975542" calcext:value-type="float">
            <text:p>1.6383975542</text:p>
          </table:table-cell>
          <table:table-cell office:value-type="float" office:value="-0.1180559602" calcext:value-type="float">
            <text:p>-0.1180559602</text:p>
          </table:table-cell>
        </table:table-row>
        <table:table-row table:style-name="ro1">
          <table:table-cell office:value-type="float" office:value="1.559764262" calcext:value-type="float">
            <text:p>1.559764262</text:p>
          </table:table-cell>
          <table:table-cell office:value-type="float" office:value="1.6883636525" calcext:value-type="float">
            <text:p>1.6883636525</text:p>
          </table:table-cell>
          <table:table-cell office:value-type="float" office:value="-0.1285993906" calcext:value-type="float">
            <text:p>-0.1285993906</text:p>
          </table:table-cell>
        </table:table-row>
        <table:table-row table:style-name="ro1">
          <table:table-cell office:value-type="float" office:value="1.5827497602" calcext:value-type="float">
            <text:p>1.5827497602</text:p>
          </table:table-cell>
          <table:table-cell office:value-type="float" office:value="1.6993557215" calcext:value-type="float">
            <text:p>1.6993557215</text:p>
          </table:table-cell>
          <table:table-cell office:value-type="float" office:value="-0.1166059613" calcext:value-type="float">
            <text:p>-0.1166059613</text:p>
          </table:table-cell>
        </table:table-row>
        <table:table-row table:style-name="ro1">
          <table:table-cell office:value-type="float" office:value="1.6165254838" calcext:value-type="float">
            <text:p>1.6165254838</text:p>
          </table:table-cell>
          <table:table-cell office:value-type="float" office:value="1.7310782738" calcext:value-type="float">
            <text:p>1.7310782738</text:p>
          </table:table-cell>
          <table:table-cell office:value-type="float" office:value="-0.11455279" calcext:value-type="float">
            <text:p>-0.11455279</text:p>
          </table:table-cell>
        </table:table-row>
        <table:table-row table:style-name="ro1">
          <table:table-cell office:value-type="float" office:value="1.6406301631" calcext:value-type="float">
            <text:p>1.6406301631</text:p>
          </table:table-cell>
          <table:table-cell office:value-type="float" office:value="1.7388156776" calcext:value-type="float">
            <text:p>1.7388156776</text:p>
          </table:table-cell>
          <table:table-cell office:value-type="float" office:value="-0.0981855145" calcext:value-type="float">
            <text:p>-0.0981855145</text:p>
          </table:table-cell>
        </table:table-row>
        <table:table-row table:style-name="ro1">
          <table:table-cell office:value-type="float" office:value="1.6763395619" calcext:value-type="float">
            <text:p>1.6763395619</text:p>
          </table:table-cell>
          <table:table-cell office:value-type="float" office:value="1.738695324" calcext:value-type="float">
            <text:p>1.738695324</text:p>
          </table:table-cell>
          <table:table-cell office:value-type="float" office:value="-0.0623557621" calcext:value-type="float">
            <text:p>-0.0623557621</text:p>
          </table:table-cell>
        </table:table-row>
        <table:table-row table:style-name="ro1">
          <table:table-cell office:value-type="float" office:value="1.6986709703" calcext:value-type="float">
            <text:p>1.6986709703</text:p>
          </table:table-cell>
          <table:table-cell office:value-type="float" office:value="1.7628478163" calcext:value-type="float">
            <text:p>1.7628478163</text:p>
          </table:table-cell>
          <table:table-cell office:value-type="float" office:value="-0.064176846" calcext:value-type="float">
            <text:p>-0.064176846</text:p>
          </table:table-cell>
        </table:table-row>
        <table:table-row table:style-name="ro1">
          <table:table-cell office:value-type="float" office:value="1.7291434636" calcext:value-type="float">
            <text:p>1.7291434636</text:p>
          </table:table-cell>
          <table:table-cell office:value-type="float" office:value="1.7753915631" calcext:value-type="float">
            <text:p>1.7753915631</text:p>
          </table:table-cell>
          <table:table-cell office:value-type="float" office:value="-0.0462480995" calcext:value-type="float">
            <text:p>-0.0462480995</text:p>
          </table:table-cell>
        </table:table-row>
        <table:table-row table:style-name="ro1">
          <table:table-cell office:value-type="float" office:value="1.7505793293" calcext:value-type="float">
            <text:p>1.7505793293</text:p>
          </table:table-cell>
          <table:table-cell office:value-type="float" office:value="1.8187573574" calcext:value-type="float">
            <text:p>1.8187573574</text:p>
          </table:table-cell>
          <table:table-cell office:value-type="float" office:value="-0.0681780281" calcext:value-type="float">
            <text:p>-0.0681780281</text:p>
          </table:table-cell>
        </table:table-row>
        <table:table-row table:style-name="ro1">
          <table:table-cell office:value-type="float" office:value="1.7848853" calcext:value-type="float">
            <text:p>1.7848853</text:p>
          </table:table-cell>
          <table:table-cell office:value-type="float" office:value="1.8187345473" calcext:value-type="float">
            <text:p>1.8187345473</text:p>
          </table:table-cell>
          <table:table-cell office:value-type="float" office:value="-0.0338492473" calcext:value-type="float">
            <text:p>-0.0338492473</text:p>
          </table:table-cell>
        </table:table-row>
        <table:table-row table:style-name="ro1">
          <table:table-cell office:value-type="float" office:value="1.8060729575" calcext:value-type="float">
            <text:p>1.8060729575</text:p>
          </table:table-cell>
          <table:table-cell office:value-type="float" office:value="1.848544004" calcext:value-type="float">
            <text:p>1.848544004</text:p>
          </table:table-cell>
          <table:table-cell office:value-type="float" office:value="-0.0424710465" calcext:value-type="float">
            <text:p>-0.0424710465</text:p>
          </table:table-cell>
        </table:table-row>
        <table:table-row table:style-name="ro1">
          <table:table-cell office:value-type="float" office:value="1.8353489287" calcext:value-type="float">
            <text:p>1.8353489287</text:p>
          </table:table-cell>
          <table:table-cell office:value-type="float" office:value="1.8769981954" calcext:value-type="float">
            <text:p>1.8769981954</text:p>
          </table:table-cell>
          <table:table-cell office:value-type="float" office:value="-0.0416492667" calcext:value-type="float">
            <text:p>-0.0416492667</text:p>
          </table:table-cell>
        </table:table-row>
        <table:table-row table:style-name="ro1">
          <table:table-cell office:value-type="float" office:value="1.8575842499" calcext:value-type="float">
            <text:p>1.8575842499</text:p>
          </table:table-cell>
          <table:table-cell office:value-type="float" office:value="1.8906443159" calcext:value-type="float">
            <text:p>1.8906443159</text:p>
          </table:table-cell>
          <table:table-cell office:value-type="float" office:value="-0.0330600661" calcext:value-type="float">
            <text:p>-0.0330600661</text:p>
          </table:table-cell>
        </table:table-row>
        <table:table-row table:style-name="ro1">
          <table:table-cell office:value-type="float" office:value="1.8936643344" calcext:value-type="float">
            <text:p>1.8936643344</text:p>
          </table:table-cell>
          <table:table-cell office:value-type="float" office:value="1.918501848" calcext:value-type="float">
            <text:p>1.918501848</text:p>
          </table:table-cell>
          <table:table-cell office:value-type="float" office:value="-0.0248375137" calcext:value-type="float">
            <text:p>-0.0248375137</text:p>
          </table:table-cell>
        </table:table-row>
        <table:table-row table:style-name="ro1">
          <table:table-cell office:value-type="float" office:value="1.9201256341" calcext:value-type="float">
            <text:p>1.9201256341</text:p>
          </table:table-cell>
          <table:table-cell office:value-type="float" office:value="1.9627393605" calcext:value-type="float">
            <text:p>1.9627393605</text:p>
          </table:table-cell>
          <table:table-cell office:value-type="float" office:value="-0.0426137264" calcext:value-type="float">
            <text:p>-0.0426137264</text:p>
          </table:table-cell>
        </table:table-row>
        <table:table-row table:style-name="ro1">
          <table:table-cell office:value-type="float" office:value="1.9579567941" calcext:value-type="float">
            <text:p>1.9579567941</text:p>
          </table:table-cell>
          <table:table-cell office:value-type="float" office:value="1.9795805938" calcext:value-type="float">
            <text:p>1.9795805938</text:p>
          </table:table-cell>
          <table:table-cell office:value-type="float" office:value="-0.0216237998" calcext:value-type="float">
            <text:p>-0.0216237998</text:p>
          </table:table-cell>
        </table:table-row>
        <table:table-row table:style-name="ro1">
          <table:table-cell office:value-type="float" office:value="1.9837073303" calcext:value-type="float">
            <text:p>1.9837073303</text:p>
          </table:table-cell>
          <table:table-cell office:value-type="float" office:value="1.97946458" calcext:value-type="float">
            <text:p>1.97946458</text:p>
          </table:table-cell>
          <table:table-cell office:value-type="float" office:value="0.0042427503" calcext:value-type="float">
            <text:p>0.0042427503</text:p>
          </table:table-cell>
        </table:table-row>
        <table:table-row table:style-name="ro1">
          <table:table-cell office:value-type="float" office:value="2.0254813112" calcext:value-type="float">
            <text:p>2.0254813112</text:p>
          </table:table-cell>
          <table:table-cell office:value-type="float" office:value="2.0162767931" calcext:value-type="float">
            <text:p>2.0162767931</text:p>
          </table:table-cell>
          <table:table-cell office:value-type="float" office:value="0.0092045181" calcext:value-type="float">
            <text:p>0.0092045181</text:p>
          </table:table-cell>
        </table:table-row>
        <table:table-row table:style-name="ro1">
          <table:table-cell office:value-type="float" office:value="2.050463529" calcext:value-type="float">
            <text:p>2.050463529</text:p>
          </table:table-cell>
          <table:table-cell office:value-type="float" office:value="2.0325526034" calcext:value-type="float">
            <text:p>2.0325526034</text:p>
          </table:table-cell>
          <table:table-cell office:value-type="float" office:value="0.0179109256" calcext:value-type="float">
            <text:p>0.0179109256</text:p>
          </table:table-cell>
        </table:table-row>
        <table:table-row table:style-name="ro1">
          <table:table-cell office:value-type="float" office:value="2.0855196529" calcext:value-type="float">
            <text:p>2.0855196529</text:p>
          </table:table-cell>
          <table:table-cell office:value-type="float" office:value="2.0659938476" calcext:value-type="float">
            <text:p>2.0659938476</text:p>
          </table:table-cell>
          <table:table-cell office:value-type="float" office:value="0.0195258053" calcext:value-type="float">
            <text:p>0.0195258053</text:p>
          </table:table-cell>
        </table:table-row>
        <table:table-row table:style-name="ro1">
          <table:table-cell office:value-type="float" office:value="2.1101480074" calcext:value-type="float">
            <text:p>2.1101480074</text:p>
          </table:table-cell>
          <table:table-cell office:value-type="float" office:value="2.0803384483" calcext:value-type="float">
            <text:p>2.0803384483</text:p>
          </table:table-cell>
          <table:table-cell office:value-type="float" office:value="0.0298095591" calcext:value-type="float">
            <text:p>0.0298095591</text:p>
          </table:table-cell>
        </table:table-row>
        <table:table-row table:style-name="ro1">
          <table:table-cell office:value-type="float" office:value="2.1492238355" calcext:value-type="float">
            <text:p>2.1492238355</text:p>
          </table:table-cell>
          <table:table-cell office:value-type="float" office:value="2.1033660998" calcext:value-type="float">
            <text:p>2.1033660998</text:p>
          </table:table-cell>
          <table:table-cell office:value-type="float" office:value="0.0458577357" calcext:value-type="float">
            <text:p>0.0458577357</text:p>
          </table:table-cell>
        </table:table-row>
        <table:table-row table:style-name="ro1">
          <table:table-cell office:value-type="float" office:value="2.1720918243" calcext:value-type="float">
            <text:p>2.1720918243</text:p>
          </table:table-cell>
          <table:table-cell office:value-type="float" office:value="2.1428104602" calcext:value-type="float">
            <text:p>2.1428104602</text:p>
          </table:table-cell>
          <table:table-cell office:value-type="float" office:value="0.0292813642" calcext:value-type="float">
            <text:p>0.0292813642</text:p>
          </table:table-cell>
        </table:table-row>
        <table:table-row table:style-name="ro1">
          <table:table-cell office:value-type="float" office:value="2.2001682475" calcext:value-type="float">
            <text:p>2.2001682475</text:p>
          </table:table-cell>
          <table:table-cell office:value-type="float" office:value="2.1426153546" calcext:value-type="float">
            <text:p>2.1426153546</text:p>
          </table:table-cell>
          <table:table-cell office:value-type="float" office:value="0.0575528929" calcext:value-type="float">
            <text:p>0.0575528929</text:p>
          </table:table-cell>
        </table:table-row>
        <table:table-row table:style-name="ro1">
          <table:table-cell office:value-type="float" office:value="2.2191375863" calcext:value-type="float">
            <text:p>2.2191375863</text:p>
          </table:table-cell>
          <table:table-cell office:value-type="float" office:value="2.1862400243" calcext:value-type="float">
            <text:p>2.1862400243</text:p>
          </table:table-cell>
          <table:table-cell office:value-type="float" office:value="0.0328975621" calcext:value-type="float">
            <text:p>0.0328975621</text:p>
          </table:table-cell>
        </table:table-row>
        <table:table-row table:style-name="ro1">
          <table:table-cell office:value-type="float" office:value="2.2561966708" calcext:value-type="float">
            <text:p>2.2561966708</text:p>
          </table:table-cell>
          <table:table-cell office:value-type="float" office:value="2.1864974994" calcext:value-type="float">
            <text:p>2.1864974994</text:p>
          </table:table-cell>
          <table:table-cell office:value-type="float" office:value="0.0696991714" calcext:value-type="float">
            <text:p>0.0696991714</text:p>
          </table:table-cell>
        </table:table-row>
        <table:table-row table:style-name="ro1">
          <table:table-cell office:value-type="float" office:value="2.2840985916" calcext:value-type="float">
            <text:p>2.2840985916</text:p>
          </table:table-cell>
          <table:table-cell office:value-type="float" office:value="2.2405762511" calcext:value-type="float">
            <text:p>2.2405762511</text:p>
          </table:table-cell>
          <table:table-cell office:value-type="float" office:value="0.0435223404" calcext:value-type="float">
            <text:p>0.0435223404</text:p>
          </table:table-cell>
        </table:table-row>
        <table:table-row table:style-name="ro1">
          <table:table-cell office:value-type="float" office:value="2.3263231736" calcext:value-type="float">
            <text:p>2.3263231736</text:p>
          </table:table-cell>
          <table:table-cell office:value-type="float" office:value="2.2405766592" calcext:value-type="float">
            <text:p>2.2405766592</text:p>
          </table:table-cell>
          <table:table-cell office:value-type="float" office:value="0.0857465145" calcext:value-type="float">
            <text:p>0.0857465145</text:p>
          </table:table-cell>
        </table:table-row>
        <table:table-row table:style-name="ro1">
          <table:table-cell office:value-type="float" office:value="2.3553573583" calcext:value-type="float">
            <text:p>2.3553573583</text:p>
          </table:table-cell>
          <table:table-cell office:value-type="float" office:value="2.2604091971" calcext:value-type="float">
            <text:p>2.2604091971</text:p>
          </table:table-cell>
          <table:table-cell office:value-type="float" office:value="0.0949481612" calcext:value-type="float">
            <text:p>0.0949481612</text:p>
          </table:table-cell>
        </table:table-row>
        <table:table-row table:style-name="ro1">
          <table:table-cell office:value-type="float" office:value="2.3986685257" calcext:value-type="float">
            <text:p>2.3986685257</text:p>
          </table:table-cell>
          <table:table-cell office:value-type="float" office:value="2.2992674219" calcext:value-type="float">
            <text:p>2.2992674219</text:p>
          </table:table-cell>
          <table:table-cell office:value-type="float" office:value="0.0994011038" calcext:value-type="float">
            <text:p>0.0994011038</text:p>
          </table:table-cell>
        </table:table-row>
        <table:table-row table:style-name="ro1">
          <table:table-cell office:value-type="float" office:value="2.4276761499" calcext:value-type="float">
            <text:p>2.4276761499</text:p>
          </table:table-cell>
          <table:table-cell office:value-type="float" office:value="2.3444419955" calcext:value-type="float">
            <text:p>2.3444419955</text:p>
          </table:table-cell>
          <table:table-cell office:value-type="float" office:value="0.0832341544" calcext:value-type="float">
            <text:p>0.0832341544</text:p>
          </table:table-cell>
        </table:table-row>
        <table:table-row table:style-name="ro1">
          <table:table-cell office:value-type="float" office:value="2.4813135394" calcext:value-type="float">
            <text:p>2.4813135394</text:p>
          </table:table-cell>
          <table:table-cell office:value-type="float" office:value="2.3638394368" calcext:value-type="float">
            <text:p>2.3638394368</text:p>
          </table:table-cell>
          <table:table-cell office:value-type="float" office:value="0.1174741026" calcext:value-type="float">
            <text:p>0.1174741026</text:p>
          </table:table-cell>
        </table:table-row>
        <table:table-row table:style-name="ro1">
          <table:table-cell office:value-type="float" office:value="2.5130142257" calcext:value-type="float">
            <text:p>2.5130142257</text:p>
          </table:table-cell>
          <table:table-cell office:value-type="float" office:value="2.4369698882" calcext:value-type="float">
            <text:p>2.4369698882</text:p>
          </table:table-cell>
          <table:table-cell office:value-type="float" office:value="0.0760443375" calcext:value-type="float">
            <text:p>0.0760443375</text:p>
          </table:table-cell>
        </table:table-row>
        <table:table-row table:style-name="ro1">
          <table:table-cell office:value-type="float" office:value="2.5697552192" calcext:value-type="float">
            <text:p>2.5697552192</text:p>
          </table:table-cell>
          <table:table-cell office:value-type="float" office:value="2.4858366298" calcext:value-type="float">
            <text:p>2.4858366298</text:p>
          </table:table-cell>
          <table:table-cell office:value-type="float" office:value="0.0839185894" calcext:value-type="float">
            <text:p>0.0839185894</text:p>
          </table:table-cell>
        </table:table-row>
        <table:table-row table:style-name="ro1">
          <table:table-cell office:value-type="float" office:value="2.6057957861" calcext:value-type="float">
            <text:p>2.6057957861</text:p>
          </table:table-cell>
          <table:table-cell office:value-type="float" office:value="2.486378858" calcext:value-type="float">
            <text:p>2.486378858</text:p>
          </table:table-cell>
          <table:table-cell office:value-type="float" office:value="0.1194169281" calcext:value-type="float">
            <text:p>0.1194169281</text:p>
          </table:table-cell>
        </table:table-row>
        <table:table-row table:style-name="ro1">
          <table:table-cell office:value-type="float" office:value="2.6579581663" calcext:value-type="float">
            <text:p>2.6579581663</text:p>
          </table:table-cell>
          <table:table-cell office:value-type="float" office:value="2.508831887" calcext:value-type="float">
            <text:p>2.508831887</text:p>
          </table:table-cell>
          <table:table-cell office:value-type="float" office:value="0.1491262793" calcext:value-type="float">
            <text:p>0.1491262793</text:p>
          </table:table-cell>
        </table:table-row>
        <table:table-row table:style-name="ro1">
          <table:table-cell office:value-type="float" office:value="2.6932336948" calcext:value-type="float">
            <text:p>2.6932336948</text:p>
          </table:table-cell>
          <table:table-cell office:value-type="float" office:value="2.5774757328" calcext:value-type="float">
            <text:p>2.5774757328</text:p>
          </table:table-cell>
          <table:table-cell office:value-type="float" office:value="0.115757962" calcext:value-type="float">
            <text:p>0.115757962</text:p>
          </table:table-cell>
        </table:table-row>
        <table:table-row table:style-name="ro1">
          <table:table-cell office:value-type="float" office:value="2.7489300945" calcext:value-type="float">
            <text:p>2.7489300945</text:p>
          </table:table-cell>
          <table:table-cell office:value-type="float" office:value="2.5777733468" calcext:value-type="float">
            <text:p>2.5777733468</text:p>
          </table:table-cell>
          <table:table-cell office:value-type="float" office:value="0.1711567477" calcext:value-type="float">
            <text:p>0.1711567477</text:p>
          </table:table-cell>
        </table:table-row>
        <table:table-row table:style-name="ro1">
          <table:table-cell office:value-type="float" office:value="2.78497445" calcext:value-type="float">
            <text:p>2.78497445</text:p>
          </table:table-cell>
          <table:table-cell office:value-type="float" office:value="2.6352913702" calcext:value-type="float">
            <text:p>2.6352913702</text:p>
          </table:table-cell>
          <table:table-cell office:value-type="float" office:value="0.1496830798" calcext:value-type="float">
            <text:p>0.1496830798</text:p>
          </table:table-cell>
        </table:table-row>
        <table:table-row table:style-name="ro1">
          <table:table-cell office:value-type="float" office:value="2.8346034595" calcext:value-type="float">
            <text:p>2.8346034595</text:p>
          </table:table-cell>
          <table:table-cell office:value-type="float" office:value="2.6350159433" calcext:value-type="float">
            <text:p>2.6350159433</text:p>
          </table:table-cell>
          <table:table-cell office:value-type="float" office:value="0.1995875162" calcext:value-type="float">
            <text:p>0.1995875162</text:p>
          </table:table-cell>
        </table:table-row>
        <table:table-row table:style-name="ro1">
          <table:table-cell office:value-type="float" office:value="2.8662706734" calcext:value-type="float">
            <text:p>2.8662706734</text:p>
          </table:table-cell>
          <table:table-cell office:value-type="float" office:value="2.6754510789" calcext:value-type="float">
            <text:p>2.6754510789</text:p>
          </table:table-cell>
          <table:table-cell office:value-type="float" office:value="0.1908195945" calcext:value-type="float">
            <text:p>0.1908195945</text:p>
          </table:table-cell>
        </table:table-row>
        <table:table-row table:style-name="ro1">
          <table:table-cell office:value-type="float" office:value="2.91099889" calcext:value-type="float">
            <text:p>2.91099889</text:p>
          </table:table-cell>
          <table:table-cell office:value-type="float" office:value="2.7361090305" calcext:value-type="float">
            <text:p>2.7361090305</text:p>
          </table:table-cell>
          <table:table-cell office:value-type="float" office:value="0.1748898595" calcext:value-type="float">
            <text:p>0.1748898595</text:p>
          </table:table-cell>
        </table:table-row>
        <table:table-row table:style-name="ro1">
          <table:table-cell office:value-type="float" office:value="2.9360591121" calcext:value-type="float">
            <text:p>2.9360591121</text:p>
          </table:table-cell>
          <table:table-cell office:value-type="float" office:value="2.7354875414" calcext:value-type="float">
            <text:p>2.7354875414</text:p>
          </table:table-cell>
          <table:table-cell office:value-type="float" office:value="0.2005715706" calcext:value-type="float">
            <text:p>0.2005715706</text:p>
          </table:table-cell>
        </table:table-row>
        <table:table-row table:style-name="ro1">
          <table:table-cell office:value-type="float" office:value="2.9836419937" calcext:value-type="float">
            <text:p>2.9836419937</text:p>
          </table:table-cell>
          <table:table-cell office:value-type="float" office:value="2.7481811427" calcext:value-type="float">
            <text:p>2.7481811427</text:p>
          </table:table-cell>
          <table:table-cell office:value-type="float" office:value="0.235460851" calcext:value-type="float">
            <text:p>0.235460851</text:p>
          </table:table-cell>
        </table:table-row>
        <table:table-row table:style-name="ro1">
          <table:table-cell office:value-type="float" office:value="3.0124761995" calcext:value-type="float">
            <text:p>3.0124761995</text:p>
          </table:table-cell>
          <table:table-cell office:value-type="float" office:value="2.7965369935" calcext:value-type="float">
            <text:p>2.7965369935</text:p>
          </table:table-cell>
          <table:table-cell office:value-type="float" office:value="0.215939206" calcext:value-type="float">
            <text:p>0.215939206</text:p>
          </table:table-cell>
        </table:table-row>
        <table:table-row table:style-name="ro1">
          <table:table-cell office:value-type="float" office:value="3.0602450608" calcext:value-type="float">
            <text:p>3.0602450608</text:p>
          </table:table-cell>
          <table:table-cell office:value-type="float" office:value="2.7965444562" calcext:value-type="float">
            <text:p>2.7965444562</text:p>
          </table:table-cell>
          <table:table-cell office:value-type="float" office:value="0.2637006046" calcext:value-type="float">
            <text:p>0.2637006046</text:p>
          </table:table-cell>
        </table:table-row>
        <table:table-row table:style-name="ro1">
          <table:table-cell office:value-type="float" office:value="3.0879744774" calcext:value-type="float">
            <text:p>3.0879744774</text:p>
          </table:table-cell>
          <table:table-cell office:value-type="float" office:value="2.817215466" calcext:value-type="float">
            <text:p>2.817215466</text:p>
          </table:table-cell>
          <table:table-cell office:value-type="float" office:value="0.2707590114" calcext:value-type="float">
            <text:p>0.2707590114</text:p>
          </table:table-cell>
        </table:table-row>
        <table:table-row table:style-name="ro1">
          <table:table-cell office:value-type="float" office:value="3.1277623336" calcext:value-type="float">
            <text:p>3.1277623336</text:p>
          </table:table-cell>
          <table:table-cell office:value-type="float" office:value="2.8602245086" calcext:value-type="float">
            <text:p>2.8602245086</text:p>
          </table:table-cell>
          <table:table-cell office:value-type="float" office:value="0.2675378251" calcext:value-type="float">
            <text:p>0.2675378251</text:p>
          </table:table-cell>
        </table:table-row>
        <table:table-row table:style-name="ro1">
          <table:table-cell office:value-type="float" office:value="3.1341914451" calcext:value-type="float">
            <text:p>3.1341914451</text:p>
          </table:table-cell>
          <table:table-cell office:value-type="float" office:value="2.5110183718" calcext:value-type="float">
            <text:p>2.5110183718</text:p>
          </table:table-cell>
          <table:table-cell office:value-type="float" office:value="0.6231730733" calcext:value-type="float">
            <text:p>0.6231730733</text:p>
          </table:table-cell>
        </table:table-row>
        <table:table-row table:style-name="ro1">
          <table:table-cell office:value-type="float" office:value="3.1077884295" calcext:value-type="float">
            <text:p>3.1077884295</text:p>
          </table:table-cell>
          <table:table-cell office:value-type="float" office:value="2.5106680647" calcext:value-type="float">
            <text:p>2.5106680647</text:p>
          </table:table-cell>
          <table:table-cell office:value-type="float" office:value="0.5971203648" calcext:value-type="float">
            <text:p>0.5971203648</text:p>
          </table:table-cell>
        </table:table-row>
        <table:table-row table:style-name="ro1">
          <table:table-cell office:value-type="float" office:value="3.0602995019" calcext:value-type="float">
            <text:p>3.0602995019</text:p>
          </table:table-cell>
          <table:table-cell office:value-type="float" office:value="2.4880645719" calcext:value-type="float">
            <text:p>2.4880645719</text:p>
          </table:table-cell>
          <table:table-cell office:value-type="float" office:value="0.57223493" calcext:value-type="float">
            <text:p>0.57223493</text:p>
          </table:table-cell>
        </table:table-row>
        <table:table-row table:style-name="ro1">
          <table:table-cell office:value-type="float" office:value="3.0228992429" calcext:value-type="float">
            <text:p>3.0228992429</text:p>
          </table:table-cell>
          <table:table-cell office:value-type="float" office:value="2.4455819043" calcext:value-type="float">
            <text:p>2.4455819043</text:p>
          </table:table-cell>
          <table:table-cell office:value-type="float" office:value="0.5773173386" calcext:value-type="float">
            <text:p>0.5773173386</text:p>
          </table:table-cell>
        </table:table-row>
        <table:table-row table:style-name="ro1">
          <table:table-cell office:value-type="float" office:value="2.9678741043" calcext:value-type="float">
            <text:p>2.9678741043</text:p>
          </table:table-cell>
          <table:table-cell office:value-type="float" office:value="2.415916007" calcext:value-type="float">
            <text:p>2.415916007</text:p>
          </table:table-cell>
          <table:table-cell office:value-type="float" office:value="0.5519580974" calcext:value-type="float">
            <text:p>0.5519580974</text:p>
          </table:table-cell>
        </table:table-row>
        <table:table-row table:style-name="ro1">
          <table:table-cell office:value-type="float" office:value="2.9304868646" calcext:value-type="float">
            <text:p>2.9304868646</text:p>
          </table:table-cell>
          <table:table-cell office:value-type="float" office:value="2.3642653281" calcext:value-type="float">
            <text:p>2.3642653281</text:p>
          </table:table-cell>
          <table:table-cell office:value-type="float" office:value="0.5662215366" calcext:value-type="float">
            <text:p>0.5662215366</text:p>
          </table:table-cell>
        </table:table-row>
        <table:table-row table:style-name="ro1">
          <table:table-cell office:value-type="float" office:value="2.8712973359" calcext:value-type="float">
            <text:p>2.8712973359</text:p>
          </table:table-cell>
          <table:table-cell office:value-type="float" office:value="2.3119208896" calcext:value-type="float">
            <text:p>2.3119208896</text:p>
          </table:table-cell>
          <table:table-cell office:value-type="float" office:value="0.5593764463" calcext:value-type="float">
            <text:p>0.5593764463</text:p>
          </table:table-cell>
        </table:table-row>
        <table:table-row table:style-name="ro1">
          <table:table-cell office:value-type="float" office:value="2.8283253637" calcext:value-type="float">
            <text:p>2.8283253637</text:p>
          </table:table-cell>
          <table:table-cell office:value-type="float" office:value="2.2816158234" calcext:value-type="float">
            <text:p>2.2816158234</text:p>
          </table:table-cell>
          <table:table-cell office:value-type="float" office:value="0.5467095403" calcext:value-type="float">
            <text:p>0.5467095403</text:p>
          </table:table-cell>
        </table:table-row>
        <table:table-row table:style-name="ro1">
          <table:table-cell office:value-type="float" office:value="2.768887268" calcext:value-type="float">
            <text:p>2.768887268</text:p>
          </table:table-cell>
          <table:table-cell office:value-type="float" office:value="2.2240409581" calcext:value-type="float">
            <text:p>2.2240409581</text:p>
          </table:table-cell>
          <table:table-cell office:value-type="float" office:value="0.5448463099" calcext:value-type="float">
            <text:p>0.5448463099</text:p>
          </table:table-cell>
        </table:table-row>
        <table:table-row table:style-name="ro1">
          <table:table-cell office:value-type="float" office:value="2.7120552949" calcext:value-type="float">
            <text:p>2.7120552949</text:p>
          </table:table-cell>
          <table:table-cell office:value-type="float" office:value="2.1450628534" calcext:value-type="float">
            <text:p>2.1450628534</text:p>
          </table:table-cell>
          <table:table-cell office:value-type="float" office:value="0.5669924415" calcext:value-type="float">
            <text:p>0.5669924415</text:p>
          </table:table-cell>
        </table:table-row>
        <table:table-row table:style-name="ro1">
          <table:table-cell office:value-type="float" office:value="2.6354613809" calcext:value-type="float">
            <text:p>2.6354613809</text:p>
          </table:table-cell>
          <table:table-cell office:value-type="float" office:value="2.1450448979" calcext:value-type="float">
            <text:p>2.1450448979</text:p>
          </table:table-cell>
          <table:table-cell office:value-type="float" office:value="0.490416483" calcext:value-type="float">
            <text:p>0.490416483</text:p>
          </table:table-cell>
        </table:table-row>
        <table:table-row table:style-name="ro1">
          <table:table-cell office:value-type="float" office:value="2.5864622684" calcext:value-type="float">
            <text:p>2.5864622684</text:p>
          </table:table-cell>
          <table:table-cell office:value-type="float" office:value="2.0459317396" calcext:value-type="float">
            <text:p>2.0459317396</text:p>
          </table:table-cell>
          <table:table-cell office:value-type="float" office:value="0.5405305288" calcext:value-type="float">
            <text:p>0.5405305288</text:p>
          </table:table-cell>
        </table:table-row>
        <table:table-row table:style-name="ro1">
          <table:table-cell office:value-type="float" office:value="2.518559604" calcext:value-type="float">
            <text:p>2.518559604</text:p>
          </table:table-cell>
          <table:table-cell office:value-type="float" office:value="2.0463644665" calcext:value-type="float">
            <text:p>2.0463644665</text:p>
          </table:table-cell>
          <table:table-cell office:value-type="float" office:value="0.4721951375" calcext:value-type="float">
            <text:p>0.4721951375</text:p>
          </table:table-cell>
        </table:table-row>
        <table:table-row table:style-name="ro1">
          <table:table-cell office:value-type="float" office:value="2.4613341281" calcext:value-type="float">
            <text:p>2.4613341281</text:p>
          </table:table-cell>
          <table:table-cell office:value-type="float" office:value="2.0161861263" calcext:value-type="float">
            <text:p>2.0161861263</text:p>
          </table:table-cell>
          <table:table-cell office:value-type="float" office:value="0.4451480017" calcext:value-type="float">
            <text:p>0.4451480017</text:p>
          </table:table-cell>
        </table:table-row>
        <table:table-row table:style-name="ro1">
          <table:table-cell office:value-type="float" office:value="2.3761696074" calcext:value-type="float">
            <text:p>2.3761696074</text:p>
          </table:table-cell>
          <table:table-cell office:value-type="float" office:value="1.9305286756" calcext:value-type="float">
            <text:p>1.9305286756</text:p>
          </table:table-cell>
          <table:table-cell office:value-type="float" office:value="0.4456409318" calcext:value-type="float">
            <text:p>0.4456409318</text:p>
          </table:table-cell>
        </table:table-row>
        <table:table-row table:style-name="ro1">
          <table:table-cell office:value-type="float" office:value="2.3165820894" calcext:value-type="float">
            <text:p>2.3165820894</text:p>
          </table:table-cell>
          <table:table-cell office:value-type="float" office:value="1.9307531798" calcext:value-type="float">
            <text:p>1.9307531798</text:p>
          </table:table-cell>
          <table:table-cell office:value-type="float" office:value="0.3858289096" calcext:value-type="float">
            <text:p>0.3858289096</text:p>
          </table:table-cell>
        </table:table-row>
        <table:table-row table:style-name="ro1">
          <table:table-cell office:value-type="float" office:value="2.2418589574" calcext:value-type="float">
            <text:p>2.2418589574</text:p>
          </table:table-cell>
          <table:table-cell office:value-type="float" office:value="1.881974036" calcext:value-type="float">
            <text:p>1.881974036</text:p>
          </table:table-cell>
          <table:table-cell office:value-type="float" office:value="0.3598849214" calcext:value-type="float">
            <text:p>0.3598849214</text:p>
          </table:table-cell>
        </table:table-row>
        <table:table-row table:style-name="ro1">
          <table:table-cell office:value-type="float" office:value="2.1874585408" calcext:value-type="float">
            <text:p>2.1874585408</text:p>
          </table:table-cell>
          <table:table-cell office:value-type="float" office:value="1.8149021762" calcext:value-type="float">
            <text:p>1.8149021762</text:p>
          </table:table-cell>
          <table:table-cell office:value-type="float" office:value="0.3725563646" calcext:value-type="float">
            <text:p>0.3725563646</text:p>
          </table:table-cell>
        </table:table-row>
        <table:table-row table:style-name="ro1">
          <table:table-cell office:value-type="float" office:value="2.1065883203" calcext:value-type="float">
            <text:p>2.1065883203</text:p>
          </table:table-cell>
          <table:table-cell office:value-type="float" office:value="1.8145847896" calcext:value-type="float">
            <text:p>1.8145847896</text:p>
          </table:table-cell>
          <table:table-cell office:value-type="float" office:value="0.2920035307" calcext:value-type="float">
            <text:p>0.2920035307</text:p>
          </table:table-cell>
        </table:table-row>
        <table:table-row table:style-name="ro1">
          <table:table-cell office:value-type="float" office:value="2.0424511998" calcext:value-type="float">
            <text:p>2.0424511998</text:p>
          </table:table-cell>
          <table:table-cell office:value-type="float" office:value="1.7929295567" calcext:value-type="float">
            <text:p>1.7929295567</text:p>
          </table:table-cell>
          <table:table-cell office:value-type="float" office:value="0.2495216431" calcext:value-type="float">
            <text:p>0.2495216431</text:p>
          </table:table-cell>
        </table:table-row>
        <table:table-row table:style-name="ro1">
          <table:table-cell office:value-type="float" office:value="1.9611258831" calcext:value-type="float">
            <text:p>1.9611258831</text:p>
          </table:table-cell>
          <table:table-cell office:value-type="float" office:value="1.7428322686" calcext:value-type="float">
            <text:p>1.7428322686</text:p>
          </table:table-cell>
          <table:table-cell office:value-type="float" office:value="0.2182936145" calcext:value-type="float">
            <text:p>0.2182936145</text:p>
          </table:table-cell>
        </table:table-row>
        <table:table-row table:style-name="ro1">
          <table:table-cell office:value-type="float" office:value="1.9198892932" calcext:value-type="float">
            <text:p>1.9198892932</text:p>
          </table:table-cell>
          <table:table-cell office:value-type="float" office:value="1.7200729233" calcext:value-type="float">
            <text:p>1.7200729233</text:p>
          </table:table-cell>
          <table:table-cell office:value-type="float" office:value="0.1998163699" calcext:value-type="float">
            <text:p>0.1998163699</text:p>
          </table:table-cell>
        </table:table-row>
        <table:table-row table:style-name="ro1">
          <table:table-cell office:value-type="float" office:value="1.8526715649" calcext:value-type="float">
            <text:p>1.8526715649</text:p>
          </table:table-cell>
          <table:table-cell office:value-type="float" office:value="1.6649795274" calcext:value-type="float">
            <text:p>1.6649795274</text:p>
          </table:table-cell>
          <table:table-cell office:value-type="float" office:value="0.1876920375" calcext:value-type="float">
            <text:p>0.1876920375</text:p>
          </table:table-cell>
        </table:table-row>
        <table:table-row table:style-name="ro1">
          <table:table-cell office:value-type="float" office:value="1.7795036627" calcext:value-type="float">
            <text:p>1.7795036627</text:p>
          </table:table-cell>
          <table:table-cell office:value-type="float" office:value="1.6085027232" calcext:value-type="float">
            <text:p>1.6085027232</text:p>
          </table:table-cell>
          <table:table-cell office:value-type="float" office:value="0.1710009395" calcext:value-type="float">
            <text:p>0.1710009395</text:p>
          </table:table-cell>
        </table:table-row>
        <table:table-row table:style-name="ro1">
          <table:table-cell office:value-type="float" office:value="1.7133920459" calcext:value-type="float">
            <text:p>1.7133920459</text:p>
          </table:table-cell>
          <table:table-cell office:value-type="float" office:value="1.5941597804" calcext:value-type="float">
            <text:p>1.5941597804</text:p>
          </table:table-cell>
          <table:table-cell office:value-type="float" office:value="0.1192322655" calcext:value-type="float">
            <text:p>0.1192322655</text:p>
          </table:table-cell>
        </table:table-row>
        <table:table-row table:style-name="ro1">
          <table:table-cell office:value-type="float" office:value="1.6375379582" calcext:value-type="float">
            <text:p>1.6375379582</text:p>
          </table:table-cell>
          <table:table-cell office:value-type="float" office:value="1.5252496167" calcext:value-type="float">
            <text:p>1.5252496167</text:p>
          </table:table-cell>
          <table:table-cell office:value-type="float" office:value="0.1122883415" calcext:value-type="float">
            <text:p>0.1122883415</text:p>
          </table:table-cell>
        </table:table-row>
        <table:table-row table:style-name="ro1">
          <table:table-cell office:value-type="float" office:value="1.5947384855" calcext:value-type="float">
            <text:p>1.5947384855</text:p>
          </table:table-cell>
          <table:table-cell office:value-type="float" office:value="1.5255302894" calcext:value-type="float">
            <text:p>1.5255302894</text:p>
          </table:table-cell>
          <table:table-cell office:value-type="float" office:value="0.0692081961" calcext:value-type="float">
            <text:p>0.0692081961</text:p>
          </table:table-cell>
        </table:table-row>
        <table:table-row table:style-name="ro1">
          <table:table-cell office:value-type="float" office:value="1.546744273" calcext:value-type="float">
            <text:p>1.546744273</text:p>
          </table:table-cell>
          <table:table-cell office:value-type="float" office:value="1.4936422962" calcext:value-type="float">
            <text:p>1.4936422962</text:p>
          </table:table-cell>
          <table:table-cell office:value-type="float" office:value="0.0531019768" calcext:value-type="float">
            <text:p>0.0531019768</text:p>
          </table:table-cell>
        </table:table-row>
        <table:table-row table:style-name="ro1">
          <table:table-cell office:value-type="float" office:value="1.4969495108" calcext:value-type="float">
            <text:p>1.4969495108</text:p>
          </table:table-cell>
          <table:table-cell office:value-type="float" office:value="1.4348611816" calcext:value-type="float">
            <text:p>1.4348611816</text:p>
          </table:table-cell>
          <table:table-cell office:value-type="float" office:value="0.0620883292" calcext:value-type="float">
            <text:p>0.0620883292</text:p>
          </table:table-cell>
        </table:table-row>
        <table:table-row table:style-name="ro1">
          <table:table-cell office:value-type="float" office:value="1.4473862738" calcext:value-type="float">
            <text:p>1.4473862738</text:p>
          </table:table-cell>
          <table:table-cell office:value-type="float" office:value="1.4346189709" calcext:value-type="float">
            <text:p>1.4346189709</text:p>
          </table:table-cell>
          <table:table-cell office:value-type="float" office:value="0.0127673029" calcext:value-type="float">
            <text:p>0.0127673029</text:p>
          </table:table-cell>
        </table:table-row>
        <table:table-row table:style-name="ro1">
          <table:table-cell office:value-type="float" office:value="1.3815583189" calcext:value-type="float">
            <text:p>1.3815583189</text:p>
          </table:table-cell>
          <table:table-cell office:value-type="float" office:value="1.4085523455" calcext:value-type="float">
            <text:p>1.4085523455</text:p>
          </table:table-cell>
          <table:table-cell office:value-type="float" office:value="-0.0269940266" calcext:value-type="float">
            <text:p>-0.0269940266</text:p>
          </table:table-cell>
        </table:table-row>
        <table:table-row table:style-name="ro1">
          <table:table-cell office:value-type="float" office:value="1.3422012756" calcext:value-type="float">
            <text:p>1.3422012756</text:p>
          </table:table-cell>
          <table:table-cell office:value-type="float" office:value="1.3638524599" calcext:value-type="float">
            <text:p>1.3638524599</text:p>
          </table:table-cell>
          <table:table-cell office:value-type="float" office:value="-0.0216511844" calcext:value-type="float">
            <text:p>-0.0216511844</text:p>
          </table:table-cell>
        </table:table-row>
        <table:table-row table:style-name="ro1">
          <table:table-cell office:value-type="float" office:value="1.279835551" calcext:value-type="float">
            <text:p>1.279835551</text:p>
          </table:table-cell>
          <table:table-cell office:value-type="float" office:value="1.3419406482" calcext:value-type="float">
            <text:p>1.3419406482</text:p>
          </table:table-cell>
          <table:table-cell office:value-type="float" office:value="-0.0621050972" calcext:value-type="float">
            <text:p>-0.0621050972</text:p>
          </table:table-cell>
        </table:table-row>
        <table:table-row table:style-name="ro1">
          <table:table-cell office:value-type="float" office:value="1.2388517201" calcext:value-type="float">
            <text:p>1.2388517201</text:p>
          </table:table-cell>
          <table:table-cell office:value-type="float" office:value="1.2966813371" calcext:value-type="float">
            <text:p>1.2966813371</text:p>
          </table:table-cell>
          <table:table-cell office:value-type="float" office:value="-0.057829617" calcext:value-type="float">
            <text:p>-0.057829617</text:p>
          </table:table-cell>
        </table:table-row>
        <table:table-row table:style-name="ro1">
          <table:table-cell office:value-type="float" office:value="1.1776435773" calcext:value-type="float">
            <text:p>1.1776435773</text:p>
          </table:table-cell>
          <table:table-cell office:value-type="float" office:value="1.277314718" calcext:value-type="float">
            <text:p>1.277314718</text:p>
          </table:table-cell>
          <table:table-cell office:value-type="float" office:value="-0.0996711408" calcext:value-type="float">
            <text:p>-0.0996711408</text:p>
          </table:table-cell>
        </table:table-row>
        <table:table-row table:style-name="ro1">
          <table:table-cell office:value-type="float" office:value="1.1431732812" calcext:value-type="float">
            <text:p>1.1431732812</text:p>
          </table:table-cell>
          <table:table-cell office:value-type="float" office:value="1.2333193895" calcext:value-type="float">
            <text:p>1.2333193895</text:p>
          </table:table-cell>
          <table:table-cell office:value-type="float" office:value="-0.0901461083" calcext:value-type="float">
            <text:p>-0.0901461083</text:p>
          </table:table-cell>
        </table:table-row>
        <table:table-row table:style-name="ro1">
          <table:table-cell office:value-type="float" office:value="1.0935040976" calcext:value-type="float">
            <text:p>1.0935040976</text:p>
          </table:table-cell>
          <table:table-cell office:value-type="float" office:value="1.2102243077" calcext:value-type="float">
            <text:p>1.2102243077</text:p>
          </table:table-cell>
          <table:table-cell office:value-type="float" office:value="-0.1167202101" calcext:value-type="float">
            <text:p>-0.1167202101</text:p>
          </table:table-cell>
        </table:table-row>
        <table:table-row table:style-name="ro1">
          <table:table-cell office:value-type="float" office:value="1.0548837099" calcext:value-type="float">
            <text:p>1.0548837099</text:p>
          </table:table-cell>
          <table:table-cell office:value-type="float" office:value="1.1588490499" calcext:value-type="float">
            <text:p>1.1588490499</text:p>
          </table:table-cell>
          <table:table-cell office:value-type="float" office:value="-0.1039653399" calcext:value-type="float">
            <text:p>-0.1039653399</text:p>
          </table:table-cell>
        </table:table-row>
        <table:table-row table:style-name="ro1">
          <table:table-cell office:value-type="float" office:value="0.9920145894" calcext:value-type="float">
            <text:p>0.9920145894</text:p>
          </table:table-cell>
          <table:table-cell office:value-type="float" office:value="1.0895742178" calcext:value-type="float">
            <text:p>1.0895742178</text:p>
          </table:table-cell>
          <table:table-cell office:value-type="float" office:value="-0.0975596284" calcext:value-type="float">
            <text:p>-0.0975596284</text:p>
          </table:table-cell>
        </table:table-row>
        <table:table-row table:style-name="ro1">
          <table:table-cell office:value-type="float" office:value="0.9523066591" calcext:value-type="float">
            <text:p>0.9523066591</text:p>
          </table:table-cell>
          <table:table-cell office:value-type="float" office:value="1.0900147598" calcext:value-type="float">
            <text:p>1.0900147598</text:p>
          </table:table-cell>
          <table:table-cell office:value-type="float" office:value="-0.1377081007" calcext:value-type="float">
            <text:p>-0.1377081007</text:p>
          </table:table-cell>
        </table:table-row>
        <table:table-row table:style-name="ro1">
          <table:table-cell office:value-type="float" office:value="0.9036211593" calcext:value-type="float">
            <text:p>0.9036211593</text:p>
          </table:table-cell>
          <table:table-cell office:value-type="float" office:value="1.0182210437" calcext:value-type="float">
            <text:p>1.0182210437</text:p>
          </table:table-cell>
          <table:table-cell office:value-type="float" office:value="-0.1145998844" calcext:value-type="float">
            <text:p>-0.1145998844</text:p>
          </table:table-cell>
        </table:table-row>
        <table:table-row table:style-name="ro1">
          <table:table-cell office:value-type="float" office:value="0.8599631594" calcext:value-type="float">
            <text:p>0.8599631594</text:p>
          </table:table-cell>
          <table:table-cell office:value-type="float" office:value="1.0179565753" calcext:value-type="float">
            <text:p>1.0179565753</text:p>
          </table:table-cell>
          <table:table-cell office:value-type="float" office:value="-0.1579934159" calcext:value-type="float">
            <text:p>-0.1579934159</text:p>
          </table:table-cell>
        </table:table-row>
        <table:table-row table:style-name="ro1">
          <table:table-cell office:value-type="float" office:value="0.824578375" calcext:value-type="float">
            <text:p>0.824578375</text:p>
          </table:table-cell>
          <table:table-cell office:value-type="float" office:value="0.9695738507" calcext:value-type="float">
            <text:p>0.9695738507</text:p>
          </table:table-cell>
          <table:table-cell office:value-type="float" office:value="-0.1449954756" calcext:value-type="float">
            <text:p>-0.1449954756</text:p>
          </table:table-cell>
        </table:table-row>
        <table:table-row table:style-name="ro1">
          <table:table-cell office:value-type="float" office:value="0.7715098235" calcext:value-type="float">
            <text:p>0.7715098235</text:p>
          </table:table-cell>
          <table:table-cell office:value-type="float" office:value="0.9418014316" calcext:value-type="float">
            <text:p>0.9418014316</text:p>
          </table:table-cell>
          <table:table-cell office:value-type="float" office:value="-0.1702916081" calcext:value-type="float">
            <text:p>-0.1702916081</text:p>
          </table:table-cell>
        </table:table-row>
        <table:table-row table:style-name="ro1">
          <table:table-cell office:value-type="float" office:value="0.7165660831" calcext:value-type="float">
            <text:p>0.7165660831</text:p>
          </table:table-cell>
          <table:table-cell office:value-type="float" office:value="0.8674755768" calcext:value-type="float">
            <text:p>0.8674755768</text:p>
          </table:table-cell>
          <table:table-cell office:value-type="float" office:value="-0.1509094937" calcext:value-type="float">
            <text:p>-0.1509094937</text:p>
          </table:table-cell>
        </table:table-row>
        <table:table-row table:style-name="ro1">
          <table:table-cell office:value-type="float" office:value="0.6439453581" calcext:value-type="float">
            <text:p>0.6439453581</text:p>
          </table:table-cell>
          <table:table-cell office:value-type="float" office:value="0.8673922906" calcext:value-type="float">
            <text:p>0.8673922906</text:p>
          </table:table-cell>
          <table:table-cell office:value-type="float" office:value="-0.2234469325" calcext:value-type="float">
            <text:p>-0.2234469325</text:p>
          </table:table-cell>
        </table:table-row>
        <table:table-row table:style-name="ro1">
          <table:table-cell office:value-type="float" office:value="0.6140919596" calcext:value-type="float">
            <text:p>0.6140919596</text:p>
          </table:table-cell>
          <table:table-cell office:value-type="float" office:value="0.8225380188" calcext:value-type="float">
            <text:p>0.8225380188</text:p>
          </table:table-cell>
          <table:table-cell office:value-type="float" office:value="-0.2084460592" calcext:value-type="float">
            <text:p>-0.2084460592</text:p>
          </table:table-cell>
        </table:table-row>
        <table:table-row table:style-name="ro1">
          <table:table-cell office:value-type="float" office:value="0.571144369" calcext:value-type="float">
            <text:p>0.571144369</text:p>
          </table:table-cell>
          <table:table-cell office:value-type="float" office:value="0.7489060277" calcext:value-type="float">
            <text:p>0.7489060277</text:p>
          </table:table-cell>
          <table:table-cell office:value-type="float" office:value="-0.1777616588" calcext:value-type="float">
            <text:p>-0.1777616588</text:p>
          </table:table-cell>
        </table:table-row>
        <table:table-row table:style-name="ro1">
          <table:table-cell office:value-type="float" office:value="0.5327409004" calcext:value-type="float">
            <text:p>0.5327409004</text:p>
          </table:table-cell>
          <table:table-cell office:value-type="float" office:value="0.7323356608" calcext:value-type="float">
            <text:p>0.7323356608</text:p>
          </table:table-cell>
          <table:table-cell office:value-type="float" office:value="-0.1995947604" calcext:value-type="float">
            <text:p>-0.1995947604</text:p>
          </table:table-cell>
        </table:table-row>
        <table:table-row table:style-name="ro1">
          <table:table-cell office:value-type="float" office:value="0.4768674429" calcext:value-type="float">
            <text:p>0.4768674429</text:p>
          </table:table-cell>
          <table:table-cell office:value-type="float" office:value="0.7322975966" calcext:value-type="float">
            <text:p>0.7322975966</text:p>
          </table:table-cell>
          <table:table-cell office:value-type="float" office:value="-0.2554301537" calcext:value-type="float">
            <text:p>-0.2554301537</text:p>
          </table:table-cell>
        </table:table-row>
        <table:table-row table:style-name="ro1">
          <table:table-cell office:value-type="float" office:value="0.4439180741" calcext:value-type="float">
            <text:p>0.4439180741</text:p>
          </table:table-cell>
          <table:table-cell office:value-type="float" office:value="0.6932910445" calcext:value-type="float">
            <text:p>0.6932910445</text:p>
          </table:table-cell>
          <table:table-cell office:value-type="float" office:value="-0.2493729704" calcext:value-type="float">
            <text:p>-0.2493729704</text:p>
          </table:table-cell>
        </table:table-row>
        <table:table-row table:style-name="ro1">
          <table:table-cell office:value-type="float" office:value="0.408172639" calcext:value-type="float">
            <text:p>0.408172639</text:p>
          </table:table-cell>
          <table:table-cell office:value-type="float" office:value="0.6278188895" calcext:value-type="float">
            <text:p>0.6278188895</text:p>
          </table:table-cell>
          <table:table-cell office:value-type="float" office:value="-0.2196462505" calcext:value-type="float">
            <text:p>-0.2196462505</text:p>
          </table:table-cell>
        </table:table-row>
        <table:table-row table:style-name="ro1">
          <table:table-cell office:value-type="float" office:value="0.3965825663" calcext:value-type="float">
            <text:p>0.3965825663</text:p>
          </table:table-cell>
          <table:table-cell office:value-type="float" office:value="0.6272398583" calcext:value-type="float">
            <text:p>0.6272398583</text:p>
          </table:table-cell>
          <table:table-cell office:value-type="float" office:value="-0.2306572921" calcext:value-type="float">
            <text:p>-0.2306572921</text:p>
          </table:table-cell>
        </table:table-row>
        <table:table-row table:style-name="ro1">
          <table:table-cell office:value-type="float" office:value="0.3606821075" calcext:value-type="float">
            <text:p>0.3606821075</text:p>
          </table:table-cell>
          <table:table-cell office:value-type="float" office:value="0.6052577265" calcext:value-type="float">
            <text:p>0.6052577265</text:p>
          </table:table-cell>
          <table:table-cell office:value-type="float" office:value="-0.2445756191" calcext:value-type="float">
            <text:p>-0.2445756191</text:p>
          </table:table-cell>
        </table:table-row>
        <table:table-row table:style-name="ro1">
          <table:table-cell office:value-type="float" office:value="0.3083942862" calcext:value-type="float">
            <text:p>0.3083942862</text:p>
          </table:table-cell>
          <table:table-cell office:value-type="float" office:value="0.5645252025" calcext:value-type="float">
            <text:p>0.5645252025</text:p>
          </table:table-cell>
          <table:table-cell office:value-type="float" office:value="-0.2561309163" calcext:value-type="float">
            <text:p>-0.2561309163</text:p>
          </table:table-cell>
        </table:table-row>
        <table:table-row table:style-name="ro1">
          <table:table-cell office:value-type="float" office:value="0.2556315382" calcext:value-type="float">
            <text:p>0.2556315382</text:p>
          </table:table-cell>
          <table:table-cell office:value-type="float" office:value="0.4846948361" calcext:value-type="float">
            <text:p>0.4846948361</text:p>
          </table:table-cell>
          <table:table-cell office:value-type="float" office:value="-0.2290632979" calcext:value-type="float">
            <text:p>-0.2290632979</text:p>
          </table:table-cell>
        </table:table-row>
        <table:table-row table:style-name="ro1">
          <table:table-cell office:value-type="float" office:value="0.2159481605" calcext:value-type="float">
            <text:p>0.2159481605</text:p>
          </table:table-cell>
          <table:table-cell office:value-type="float" office:value="0.4847933717" calcext:value-type="float">
            <text:p>0.4847933717</text:p>
          </table:table-cell>
          <table:table-cell office:value-type="float" office:value="-0.2688452112" calcext:value-type="float">
            <text:p>-0.2688452112</text:p>
          </table:table-cell>
        </table:table-row>
        <table:table-row table:style-name="ro1">
          <table:table-cell office:value-type="float" office:value="0.202981262" calcext:value-type="float">
            <text:p>0.202981262</text:p>
          </table:table-cell>
          <table:table-cell office:value-type="float" office:value="0.4616304944" calcext:value-type="float">
            <text:p>0.4616304944</text:p>
          </table:table-cell>
          <table:table-cell office:value-type="float" office:value="-0.2586492323" calcext:value-type="float">
            <text:p>-0.2586492323</text:p>
          </table:table-cell>
        </table:table-row>
        <table:table-row table:style-name="ro1">
          <table:table-cell office:value-type="float" office:value="0.2038241501" calcext:value-type="float">
            <text:p>0.2038241501</text:p>
          </table:table-cell>
          <table:table-cell office:value-type="float" office:value="0.405702011" calcext:value-type="float">
            <text:p>0.405702011</text:p>
          </table:table-cell>
          <table:table-cell office:value-type="float" office:value="-0.2018778609" calcext:value-type="float">
            <text:p>-0.2018778609</text:p>
          </table:table-cell>
        </table:table-row>
        <table:table-row table:style-name="ro1">
          <table:table-cell office:value-type="float" office:value="0.1920760888" calcext:value-type="float">
            <text:p>0.1920760888</text:p>
          </table:table-cell>
          <table:table-cell office:value-type="float" office:value="0.3261888052" calcext:value-type="float">
            <text:p>0.3261888052</text:p>
          </table:table-cell>
          <table:table-cell office:value-type="float" office:value="-0.1341127165" calcext:value-type="float">
            <text:p>-0.1341127165</text:p>
          </table:table-cell>
        </table:table-row>
        <table:table-row table:style-name="ro1">
          <table:table-cell office:value-type="float" office:value="0.0977255525" calcext:value-type="float">
            <text:p>0.0977255525</text:p>
          </table:table-cell>
          <table:table-cell office:value-type="float" office:value="0.3260387833" calcext:value-type="float">
            <text:p>0.3260387833</text:p>
          </table:table-cell>
          <table:table-cell office:value-type="float" office:value="-0.2283132308" calcext:value-type="float">
            <text:p>-0.2283132308</text:p>
          </table:table-cell>
        </table:table-row>
        <table:table-row table:style-name="ro1">
          <table:table-cell office:value-type="float" office:value="-0.0004282572" calcext:value-type="float">
            <text:p>-0.0004282572</text:p>
          </table:table-cell>
          <table:table-cell office:value-type="float" office:value="0.2317382553" calcext:value-type="float">
            <text:p>0.2317382553</text:p>
          </table:table-cell>
          <table:table-cell office:value-type="float" office:value="-0.2321665125" calcext:value-type="float">
            <text:p>-0.2321665125</text:p>
          </table:table-cell>
        </table:table-row>
        <table:table-row table:style-name="ro1">
          <table:table-cell office:value-type="float" office:value="-0.0390635581" calcext:value-type="float">
            <text:p>-0.0390635581</text:p>
          </table:table-cell>
          <table:table-cell office:value-type="float" office:value="0.1753684542" calcext:value-type="float">
            <text:p>0.1753684542</text:p>
          </table:table-cell>
          <table:table-cell office:value-type="float" office:value="-0.2144320123" calcext:value-type="float">
            <text:p>-0.2144320123</text:p>
          </table:table-cell>
        </table:table-row>
        <table:table-row table:style-name="ro1">
          <table:table-cell office:value-type="float" office:value="-0.05668297" calcext:value-type="float">
            <text:p>-0.05668297</text:p>
          </table:table-cell>
          <table:table-cell office:value-type="float" office:value="0.1756272412" calcext:value-type="float">
            <text:p>0.1756272412</text:p>
          </table:table-cell>
          <table:table-cell office:value-type="float" office:value="-0.2323102113" calcext:value-type="float">
            <text:p>-0.2323102113</text:p>
          </table:table-cell>
        </table:table-row>
        <table:table-row table:style-name="ro1">
          <table:table-cell office:value-type="float" office:value="-0.0604108061" calcext:value-type="float">
            <text:p>-0.0604108061</text:p>
          </table:table-cell>
          <table:table-cell office:value-type="float" office:value="0.1315792683" calcext:value-type="float">
            <text:p>0.1315792683</text:p>
          </table:table-cell>
          <table:table-cell office:value-type="float" office:value="-0.1919900744" calcext:value-type="float">
            <text:p>-0.1919900744</text:p>
          </table:table-cell>
        </table:table-row>
        <table:table-row table:style-name="ro1">
          <table:table-cell office:value-type="float" office:value="-0.1801825809" calcext:value-type="float">
            <text:p>-0.1801825809</text:p>
          </table:table-cell>
          <table:table-cell office:value-type="float" office:value="0.0638457001" calcext:value-type="float">
            <text:p>0.0638457001</text:p>
          </table:table-cell>
          <table:table-cell office:value-type="float" office:value="-0.2440282811" calcext:value-type="float">
            <text:p>-0.2440282811</text:p>
          </table:table-cell>
        </table:table-row>
        <table:table-row table:style-name="ro1">
          <table:table-cell office:value-type="float" office:value="-0.2543124949" calcext:value-type="float">
            <text:p>-0.2543124949</text:p>
          </table:table-cell>
          <table:table-cell office:value-type="float" office:value="0.0207664215" calcext:value-type="float">
            <text:p>0.0207664215</text:p>
          </table:table-cell>
          <table:table-cell office:value-type="float" office:value="-0.2750789164" calcext:value-type="float">
            <text:p>-0.2750789164</text:p>
          </table:table-cell>
        </table:table-row>
        <table:table-row table:style-name="ro1">
          <table:table-cell office:value-type="float" office:value="-0.3163004091" calcext:value-type="float">
            <text:p>-0.3163004091</text:p>
          </table:table-cell>
          <table:table-cell office:value-type="float" office:value="-0.0961076761" calcext:value-type="float">
            <text:p>-0.0961076761</text:p>
          </table:table-cell>
          <table:table-cell office:value-type="float" office:value="-0.220192733" calcext:value-type="float">
            <text:p>-0.220192733</text:p>
          </table:table-cell>
        </table:table-row>
        <table:table-row table:style-name="ro1">
          <table:table-cell office:value-type="float" office:value="-0.3516480801" calcext:value-type="float">
            <text:p>-0.3516480801</text:p>
          </table:table-cell>
          <table:table-cell office:value-type="float" office:value="-0.0959219848" calcext:value-type="float">
            <text:p>-0.0959219848</text:p>
          </table:table-cell>
          <table:table-cell office:value-type="float" office:value="-0.2557260953" calcext:value-type="float">
            <text:p>-0.2557260953</text:p>
          </table:table-cell>
        </table:table-row>
        <table:table-row table:style-name="ro1">
          <table:table-cell office:value-type="float" office:value="-0.3572680934" calcext:value-type="float">
            <text:p>-0.3572680934</text:p>
          </table:table-cell>
          <table:table-cell office:value-type="float" office:value="-0.205493445" calcext:value-type="float">
            <text:p>-0.205493445</text:p>
          </table:table-cell>
          <table:table-cell office:value-type="float" office:value="-0.1517746484" calcext:value-type="float">
            <text:p>-0.1517746484</text:p>
          </table:table-cell>
        </table:table-row>
        <table:table-row table:style-name="ro1">
          <table:table-cell office:value-type="float" office:value="-0.3595567572" calcext:value-type="float">
            <text:p>-0.3595567572</text:p>
          </table:table-cell>
          <table:table-cell office:value-type="float" office:value="-0.2681910231" calcext:value-type="float">
            <text:p>-0.2681910231</text:p>
          </table:table-cell>
          <table:table-cell office:value-type="float" office:value="-0.0913657341" calcext:value-type="float">
            <text:p>-0.0913657341</text:p>
          </table:table-cell>
        </table:table-row>
        <table:table-row table:style-name="ro1">
          <table:table-cell office:value-type="float" office:value="-0.415213292" calcext:value-type="float">
            <text:p>-0.415213292</text:p>
          </table:table-cell>
          <table:table-cell office:value-type="float" office:value="-0.268134444" calcext:value-type="float">
            <text:p>-0.268134444</text:p>
          </table:table-cell>
          <table:table-cell office:value-type="float" office:value="-0.147078848" calcext:value-type="float">
            <text:p>-0.147078848</text:p>
          </table:table-cell>
        </table:table-row>
        <table:table-row table:style-name="ro1">
          <table:table-cell office:value-type="float" office:value="-0.4899298667" calcext:value-type="float">
            <text:p>-0.4899298667</text:p>
          </table:table-cell>
          <table:table-cell office:value-type="float" office:value="-0.3056454064" calcext:value-type="float">
            <text:p>-0.3056454064</text:p>
          </table:table-cell>
          <table:table-cell office:value-type="float" office:value="-0.1842844603" calcext:value-type="float">
            <text:p>-0.1842844603</text:p>
          </table:table-cell>
        </table:table-row>
        <table:table-row table:style-name="ro1">
          <table:table-cell office:value-type="float" office:value="-0.5687275948" calcext:value-type="float">
            <text:p>-0.5687275948</text:p>
          </table:table-cell>
          <table:table-cell office:value-type="float" office:value="-0.3763978222" calcext:value-type="float">
            <text:p>-0.3763978222</text:p>
          </table:table-cell>
          <table:table-cell office:value-type="float" office:value="-0.1923297727" calcext:value-type="float">
            <text:p>-0.1923297727</text:p>
          </table:table-cell>
        </table:table-row>
        <table:table-row table:style-name="ro1">
          <table:table-cell office:value-type="float" office:value="-0.5983139014" calcext:value-type="float">
            <text:p>-0.5983139014</text:p>
          </table:table-cell>
          <table:table-cell office:value-type="float" office:value="-0.4998517476" calcext:value-type="float">
            <text:p>-0.4998517476</text:p>
          </table:table-cell>
          <table:table-cell office:value-type="float" office:value="-0.0984621539" calcext:value-type="float">
            <text:p>-0.0984621539</text:p>
          </table:table-cell>
        </table:table-row>
        <table:table-row table:style-name="ro1">
          <table:table-cell office:value-type="float" office:value="-0.6118707617" calcext:value-type="float">
            <text:p>-0.6118707617</text:p>
          </table:table-cell>
          <table:table-cell office:value-type="float" office:value="-0.499918172" calcext:value-type="float">
            <text:p>-0.499918172</text:p>
          </table:table-cell>
          <table:table-cell office:value-type="float" office:value="-0.1119525897" calcext:value-type="float">
            <text:p>-0.1119525897</text:p>
          </table:table-cell>
        </table:table-row>
        <table:table-row table:style-name="ro1">
          <table:table-cell office:value-type="float" office:value="-0.6146485435" calcext:value-type="float">
            <text:p>-0.6146485435</text:p>
          </table:table-cell>
          <table:table-cell office:value-type="float" office:value="-0.6351533538" calcext:value-type="float">
            <text:p>-0.6351533538</text:p>
          </table:table-cell>
          <table:table-cell office:value-type="float" office:value="0.0205048103" calcext:value-type="float">
            <text:p>0.0205048103</text:p>
          </table:table-cell>
        </table:table-row>
        <table:table-row table:style-name="ro1">
          <table:table-cell office:value-type="float" office:value="-0.6828820053" calcext:value-type="float">
            <text:p>-0.6828820053</text:p>
          </table:table-cell>
          <table:table-cell office:value-type="float" office:value="-0.6359128799" calcext:value-type="float">
            <text:p>-0.6359128799</text:p>
          </table:table-cell>
          <table:table-cell office:value-type="float" office:value="-0.0469691254" calcext:value-type="float">
            <text:p>-0.0469691254</text:p>
          </table:table-cell>
        </table:table-row>
        <table:table-row table:style-name="ro1">
          <table:table-cell office:value-type="float" office:value="-0.7434813193" calcext:value-type="float">
            <text:p>-0.7434813193</text:p>
          </table:table-cell>
          <table:table-cell office:value-type="float" office:value="-0.7198245132" calcext:value-type="float">
            <text:p>-0.7198245132</text:p>
          </table:table-cell>
          <table:table-cell office:value-type="float" office:value="-0.0236568061" calcext:value-type="float">
            <text:p>-0.0236568061</text:p>
          </table:table-cell>
        </table:table-row>
        <table:table-row table:style-name="ro1">
          <table:table-cell office:value-type="float" office:value="-0.8245862308" calcext:value-type="float">
            <text:p>-0.8245862308</text:p>
          </table:table-cell>
          <table:table-cell office:value-type="float" office:value="-0.7711165792" calcext:value-type="float">
            <text:p>-0.7711165792</text:p>
          </table:table-cell>
          <table:table-cell office:value-type="float" office:value="-0.0534696517" calcext:value-type="float">
            <text:p>-0.0534696517</text:p>
          </table:table-cell>
        </table:table-row>
        <table:table-row table:style-name="ro1">
          <table:table-cell office:value-type="float" office:value="-0.8690095748" calcext:value-type="float">
            <text:p>-0.8690095748</text:p>
          </table:table-cell>
          <table:table-cell office:value-type="float" office:value="-0.8691823259" calcext:value-type="float">
            <text:p>-0.8691823259</text:p>
          </table:table-cell>
          <table:table-cell office:value-type="float" office:value="0.0001727511" calcext:value-type="float">
            <text:p>0.0001727511</text:p>
          </table:table-cell>
        </table:table-row>
        <table:table-row table:style-name="ro1">
          <table:table-cell office:value-type="float" office:value="-0.9235932232" calcext:value-type="float">
            <text:p>-0.9235932232</text:p>
          </table:table-cell>
          <table:table-cell office:value-type="float" office:value="-1.0189090652" calcext:value-type="float">
            <text:p>-1.0189090652</text:p>
          </table:table-cell>
          <table:table-cell office:value-type="float" office:value="0.095315842" calcext:value-type="float">
            <text:p>0.095315842</text:p>
          </table:table-cell>
        </table:table-row>
        <table:table-row table:style-name="ro1">
          <table:table-cell office:value-type="float" office:value="-0.9688503608" calcext:value-type="float">
            <text:p>-0.9688503608</text:p>
          </table:table-cell>
          <table:table-cell office:value-type="float" office:value="-1.0195021401" calcext:value-type="float">
            <text:p>-1.0195021401</text:p>
          </table:table-cell>
          <table:table-cell office:value-type="float" office:value="0.0506517793" calcext:value-type="float">
            <text:p>0.0506517793</text:p>
          </table:table-cell>
        </table:table-row>
        <table:table-row table:style-name="ro1">
          <table:table-cell office:value-type="float" office:value="-1.0012372205" calcext:value-type="float">
            <text:p>-1.0012372205</text:p>
          </table:table-cell>
          <table:table-cell office:value-type="float" office:value="-1.0620381976" calcext:value-type="float">
            <text:p>-1.0620381976</text:p>
          </table:table-cell>
          <table:table-cell office:value-type="float" office:value="0.0608009771" calcext:value-type="float">
            <text:p>0.0608009771</text:p>
          </table:table-cell>
        </table:table-row>
        <table:table-row table:style-name="ro1">
          <table:table-cell office:value-type="float" office:value="-1.065896443" calcext:value-type="float">
            <text:p>-1.065896443</text:p>
          </table:table-cell>
          <table:table-cell office:value-type="float" office:value="-1.1901688592" calcext:value-type="float">
            <text:p>-1.1901688592</text:p>
          </table:table-cell>
          <table:table-cell office:value-type="float" office:value="0.1242724162" calcext:value-type="float">
            <text:p>0.1242724162</text:p>
          </table:table-cell>
        </table:table-row>
        <table:table-row table:style-name="ro1">
          <table:table-cell office:value-type="float" office:value="-1.1120876081" calcext:value-type="float">
            <text:p>-1.1120876081</text:p>
          </table:table-cell>
          <table:table-cell office:value-type="float" office:value="-1.1906307408" calcext:value-type="float">
            <text:p>-1.1906307408</text:p>
          </table:table-cell>
          <table:table-cell office:value-type="float" office:value="0.0785431327" calcext:value-type="float">
            <text:p>0.0785431327</text:p>
          </table:table-cell>
        </table:table-row>
        <table:table-row table:style-name="ro1">
          <table:table-cell office:value-type="float" office:value="-1.1389659756" calcext:value-type="float">
            <text:p>-1.1389659756</text:p>
          </table:table-cell>
          <table:table-cell office:value-type="float" office:value="-1.272413866" calcext:value-type="float">
            <text:p>-1.272413866</text:p>
          </table:table-cell>
          <table:table-cell office:value-type="float" office:value="0.1334478905" calcext:value-type="float">
            <text:p>0.1334478905</text:p>
          </table:table-cell>
        </table:table-row>
        <table:table-row table:style-name="ro1">
          <table:table-cell office:value-type="float" office:value="-1.178083227" calcext:value-type="float">
            <text:p>-1.178083227</text:p>
          </table:table-cell>
          <table:table-cell office:value-type="float" office:value="-1.3165937089" calcext:value-type="float">
            <text:p>-1.3165937089</text:p>
          </table:table-cell>
          <table:table-cell office:value-type="float" office:value="0.1385104819" calcext:value-type="float">
            <text:p>0.1385104819</text:p>
          </table:table-cell>
        </table:table-row>
        <table:table-row table:style-name="ro1">
          <table:table-cell office:value-type="float" office:value="-1.2129093187" calcext:value-type="float">
            <text:p>-1.2129093187</text:p>
          </table:table-cell>
          <table:table-cell office:value-type="float" office:value="-1.3768109099" calcext:value-type="float">
            <text:p>-1.3768109099</text:p>
          </table:table-cell>
          <table:table-cell office:value-type="float" office:value="0.1639015912" calcext:value-type="float">
            <text:p>0.1639015912</text:p>
          </table:table-cell>
        </table:table-row>
        <table:table-row table:style-name="ro1">
          <table:table-cell office:value-type="float" office:value="-1.2399563276" calcext:value-type="float">
            <text:p>-1.2399563276</text:p>
          </table:table-cell>
          <table:table-cell office:value-type="float" office:value="-1.3895037136" calcext:value-type="float">
            <text:p>-1.3895037136</text:p>
          </table:table-cell>
          <table:table-cell office:value-type="float" office:value="0.149547386" calcext:value-type="float">
            <text:p>0.149547386</text:p>
          </table:table-cell>
        </table:table-row>
        <table:table-row table:style-name="ro1">
          <table:table-cell office:value-type="float" office:value="-1.2638456262" calcext:value-type="float">
            <text:p>-1.2638456262</text:p>
          </table:table-cell>
          <table:table-cell office:value-type="float" office:value="-1.4447701268" calcext:value-type="float">
            <text:p>-1.4447701268</text:p>
          </table:table-cell>
          <table:table-cell office:value-type="float" office:value="0.1809245006" calcext:value-type="float">
            <text:p>0.1809245006</text:p>
          </table:table-cell>
        </table:table-row>
        <table:table-row table:style-name="ro1">
          <table:table-cell office:value-type="float" office:value="-1.2947396791" calcext:value-type="float">
            <text:p>-1.2947396791</text:p>
          </table:table-cell>
          <table:table-cell office:value-type="float" office:value="-1.4798498277" calcext:value-type="float">
            <text:p>-1.4798498277</text:p>
          </table:table-cell>
          <table:table-cell office:value-type="float" office:value="0.1851101486" calcext:value-type="float">
            <text:p>0.1851101486</text:p>
          </table:table-cell>
        </table:table-row>
        <table:table-row table:style-name="ro1">
          <table:table-cell office:value-type="float" office:value="-1.321782149" calcext:value-type="float">
            <text:p>-1.321782149</text:p>
          </table:table-cell>
          <table:table-cell office:value-type="float" office:value="-1.5369772058" calcext:value-type="float">
            <text:p>-1.5369772058</text:p>
          </table:table-cell>
          <table:table-cell office:value-type="float" office:value="0.2151950569" calcext:value-type="float">
            <text:p>0.2151950569</text:p>
          </table:table-cell>
        </table:table-row>
        <table:table-row table:style-name="ro1">
          <table:table-cell office:value-type="float" office:value="-1.3476119425" calcext:value-type="float">
            <text:p>-1.3476119425</text:p>
          </table:table-cell>
          <table:table-cell office:value-type="float" office:value="-1.5649063031" calcext:value-type="float">
            <text:p>-1.5649063031</text:p>
          </table:table-cell>
          <table:table-cell office:value-type="float" office:value="0.2172943606" calcext:value-type="float">
            <text:p>0.2172943606</text:p>
          </table:table-cell>
        </table:table-row>
        <table:table-row table:style-name="ro1">
          <table:table-cell office:value-type="float" office:value="-1.3715542416" calcext:value-type="float">
            <text:p>-1.3715542416</text:p>
          </table:table-cell>
          <table:table-cell office:value-type="float" office:value="-1.6136938297" calcext:value-type="float">
            <text:p>-1.6136938297</text:p>
          </table:table-cell>
          <table:table-cell office:value-type="float" office:value="0.2421395881" calcext:value-type="float">
            <text:p>0.2421395881</text:p>
          </table:table-cell>
        </table:table-row>
        <table:table-row table:style-name="ro1">
          <table:table-cell office:value-type="float" office:value="-1.4058515666" calcext:value-type="float">
            <text:p>-1.4058515666</text:p>
          </table:table-cell>
          <table:table-cell office:value-type="float" office:value="-1.6759126744" calcext:value-type="float">
            <text:p>-1.6759126744</text:p>
          </table:table-cell>
          <table:table-cell office:value-type="float" office:value="0.2700611078" calcext:value-type="float">
            <text:p>0.2700611078</text:p>
          </table:table-cell>
        </table:table-row>
        <table:table-row table:style-name="ro1">
          <table:table-cell office:value-type="float" office:value="-1.4256444004" calcext:value-type="float">
            <text:p>-1.4256444004</text:p>
          </table:table-cell>
          <table:table-cell office:value-type="float" office:value="-1.6757866908" calcext:value-type="float">
            <text:p>-1.6757866908</text:p>
          </table:table-cell>
          <table:table-cell office:value-type="float" office:value="0.2501422904" calcext:value-type="float">
            <text:p>0.2501422904</text:p>
          </table:table-cell>
        </table:table-row>
        <table:table-row table:style-name="ro1">
          <table:table-cell office:value-type="float" office:value="-1.4546070897" calcext:value-type="float">
            <text:p>-1.4546070897</text:p>
          </table:table-cell>
          <table:table-cell office:value-type="float" office:value="-1.7377145107" calcext:value-type="float">
            <text:p>-1.7377145107</text:p>
          </table:table-cell>
          <table:table-cell office:value-type="float" office:value="0.283107421" calcext:value-type="float">
            <text:p>0.283107421</text:p>
          </table:table-cell>
        </table:table-row>
        <table:table-row table:style-name="ro1">
          <table:table-cell office:value-type="float" office:value="-1.4706812018" calcext:value-type="float">
            <text:p>-1.4706812018</text:p>
          </table:table-cell>
          <table:table-cell office:value-type="float" office:value="-1.7639927059" calcext:value-type="float">
            <text:p>-1.7639927059</text:p>
          </table:table-cell>
          <table:table-cell office:value-type="float" office:value="0.2933115042" calcext:value-type="float">
            <text:p>0.2933115042</text:p>
          </table:table-cell>
        </table:table-row>
        <table:table-row table:style-name="ro1">
          <table:table-cell office:value-type="float" office:value="-1.5037765471" calcext:value-type="float">
            <text:p>-1.5037765471</text:p>
          </table:table-cell>
          <table:table-cell office:value-type="float" office:value="-1.8287309106" calcext:value-type="float">
            <text:p>-1.8287309106</text:p>
          </table:table-cell>
          <table:table-cell office:value-type="float" office:value="0.3249543635" calcext:value-type="float">
            <text:p>0.3249543635</text:p>
          </table:table-cell>
        </table:table-row>
        <table:table-row table:style-name="ro1">
          <table:table-cell office:value-type="float" office:value="-1.5292241201" calcext:value-type="float">
            <text:p>-1.5292241201</text:p>
          </table:table-cell>
          <table:table-cell office:value-type="float" office:value="-1.8528842083" calcext:value-type="float">
            <text:p>-1.8528842083</text:p>
          </table:table-cell>
          <table:table-cell office:value-type="float" office:value="0.3236600882" calcext:value-type="float">
            <text:p>0.3236600882</text:p>
          </table:table-cell>
        </table:table-row>
        <table:table-row table:style-name="ro1">
          <table:table-cell office:value-type="float" office:value="-1.5568027014" calcext:value-type="float">
            <text:p>-1.5568027014</text:p>
          </table:table-cell>
          <table:table-cell office:value-type="float" office:value="-1.9165953457" calcext:value-type="float">
            <text:p>-1.9165953457</text:p>
          </table:table-cell>
          <table:table-cell office:value-type="float" office:value="0.3597926444" calcext:value-type="float">
            <text:p>0.3597926444</text:p>
          </table:table-cell>
        </table:table-row>
        <table:table-row table:style-name="ro1">
          <table:table-cell office:value-type="float" office:value="-1.5836729191" calcext:value-type="float">
            <text:p>-1.5836729191</text:p>
          </table:table-cell>
          <table:table-cell office:value-type="float" office:value="-2.0173308885" calcext:value-type="float">
            <text:p>-2.0173308885</text:p>
          </table:table-cell>
          <table:table-cell office:value-type="float" office:value="0.4336579694" calcext:value-type="float">
            <text:p>0.4336579694</text:p>
          </table:table-cell>
        </table:table-row>
        <table:table-row table:style-name="ro1">
          <table:table-cell office:value-type="float" office:value="-1.6284604204" calcext:value-type="float">
            <text:p>-1.6284604204</text:p>
          </table:table-cell>
          <table:table-cell office:value-type="float" office:value="-2.0599535568" calcext:value-type="float">
            <text:p>-2.0599535568</text:p>
          </table:table-cell>
          <table:table-cell office:value-type="float" office:value="0.4314931364" calcext:value-type="float">
            <text:p>0.4314931364</text:p>
          </table:table-cell>
        </table:table-row>
        <table:table-row table:style-name="ro1">
          <table:table-cell office:value-type="float" office:value="-1.6565636357" calcext:value-type="float">
            <text:p>-1.6565636357</text:p>
          </table:table-cell>
          <table:table-cell office:value-type="float" office:value="-2.059450386" calcext:value-type="float">
            <text:p>-2.059450386</text:p>
          </table:table-cell>
          <table:table-cell office:value-type="float" office:value="0.4028867503" calcext:value-type="float">
            <text:p>0.4028867503</text:p>
          </table:table-cell>
        </table:table-row>
        <table:table-row table:style-name="ro1">
          <table:table-cell office:value-type="float" office:value="-1.6933763304" calcext:value-type="float">
            <text:p>-1.6933763304</text:p>
          </table:table-cell>
          <table:table-cell office:value-type="float" office:value="-2.1319315637" calcext:value-type="float">
            <text:p>-2.1319315637</text:p>
          </table:table-cell>
          <table:table-cell office:value-type="float" office:value="0.4385552333" calcext:value-type="float">
            <text:p>0.4385552333</text:p>
          </table:table-cell>
        </table:table-row>
        <table:table-row table:style-name="ro1">
          <table:table-cell office:value-type="float" office:value="-1.7222902982" calcext:value-type="float">
            <text:p>-1.7222902982</text:p>
          </table:table-cell>
          <table:table-cell office:value-type="float" office:value="-2.1796264266" calcext:value-type="float">
            <text:p>-2.1796264266</text:p>
          </table:table-cell>
          <table:table-cell office:value-type="float" office:value="0.4573361284" calcext:value-type="float">
            <text:p>0.4573361284</text:p>
          </table:table-cell>
        </table:table-row>
        <table:table-row table:style-name="ro1">
          <table:table-cell office:value-type="float" office:value="-1.7539955464" calcext:value-type="float">
            <text:p>-1.7539955464</text:p>
          </table:table-cell>
          <table:table-cell office:value-type="float" office:value="-2.2614900085" calcext:value-type="float">
            <text:p>-2.2614900085</text:p>
          </table:table-cell>
          <table:table-cell office:value-type="float" office:value="0.5074944621" calcext:value-type="float">
            <text:p>0.5074944621</text:p>
          </table:table-cell>
        </table:table-row>
        <table:table-row table:style-name="ro1">
          <table:table-cell office:value-type="float" office:value="-1.7912522661" calcext:value-type="float">
            <text:p>-1.7912522661</text:p>
          </table:table-cell>
          <table:table-cell office:value-type="float" office:value="-2.3773688605" calcext:value-type="float">
            <text:p>-2.3773688605</text:p>
          </table:table-cell>
          <table:table-cell office:value-type="float" office:value="0.5861165944" calcext:value-type="float">
            <text:p>0.5861165944</text:p>
          </table:table-cell>
        </table:table-row>
        <table:table-row table:style-name="ro1">
          <table:table-cell office:value-type="float" office:value="-1.8345636076" calcext:value-type="float">
            <text:p>-1.8345636076</text:p>
          </table:table-cell>
          <table:table-cell office:value-type="float" office:value="-2.377575012" calcext:value-type="float">
            <text:p>-2.377575012</text:p>
          </table:table-cell>
          <table:table-cell office:value-type="float" office:value="0.5430114044" calcext:value-type="float">
            <text:p>0.5430114044</text:p>
          </table:table-cell>
        </table:table-row>
        <table:table-row table:style-name="ro1">
          <table:table-cell office:value-type="float" office:value="-1.8606218647" calcext:value-type="float">
            <text:p>-1.8606218647</text:p>
          </table:table-cell>
          <table:table-cell office:value-type="float" office:value="-2.4589341928" calcext:value-type="float">
            <text:p>-2.4589341928</text:p>
          </table:table-cell>
          <table:table-cell office:value-type="float" office:value="0.5983123281" calcext:value-type="float">
            <text:p>0.5983123281</text:p>
          </table:table-cell>
        </table:table-row>
        <table:table-row table:style-name="ro1">
          <table:table-cell office:value-type="float" office:value="-1.8946195634" calcext:value-type="float">
            <text:p>-1.8946195634</text:p>
          </table:table-cell>
          <table:table-cell office:value-type="float" office:value="-2.4918629583" calcext:value-type="float">
            <text:p>-2.4918629583</text:p>
          </table:table-cell>
          <table:table-cell office:value-type="float" office:value="0.5972433949" calcext:value-type="float">
            <text:p>0.5972433949</text:p>
          </table:table-cell>
        </table:table-row>
        <table:table-row table:style-name="ro1">
          <table:table-cell office:value-type="float" office:value="-1.9193656804" calcext:value-type="float">
            <text:p>-1.9193656804</text:p>
          </table:table-cell>
          <table:table-cell office:value-type="float" office:value="-2.4916019111" calcext:value-type="float">
            <text:p>-2.4916019111</text:p>
          </table:table-cell>
          <table:table-cell office:value-type="float" office:value="0.5722362308" calcext:value-type="float">
            <text:p>0.5722362308</text:p>
          </table:table-cell>
        </table:table-row>
        <table:table-row table:style-name="ro1">
          <table:table-cell office:value-type="float" office:value="-1.9500816678" calcext:value-type="float">
            <text:p>-1.9500816678</text:p>
          </table:table-cell>
          <table:table-cell office:value-type="float" office:value="-2.5699063102" calcext:value-type="float">
            <text:p>-2.5699063102</text:p>
          </table:table-cell>
          <table:table-cell office:value-type="float" office:value="0.6198246424" calcext:value-type="float">
            <text:p>0.6198246424</text:p>
          </table:table-cell>
        </table:table-row>
        <table:table-row table:style-name="ro1">
          <table:table-cell office:value-type="float" office:value="-1.9713920729" calcext:value-type="float">
            <text:p>-1.9713920729</text:p>
          </table:table-cell>
          <table:table-cell office:value-type="float" office:value="-2.585651536" calcext:value-type="float">
            <text:p>-2.585651536</text:p>
          </table:table-cell>
          <table:table-cell office:value-type="float" office:value="0.6142594631" calcext:value-type="float">
            <text:p>0.6142594631</text:p>
          </table:table-cell>
        </table:table-row>
        <table:table-row table:style-name="ro1">
          <table:table-cell office:value-type="float" office:value="-2.0021015912" calcext:value-type="float">
            <text:p>-2.0021015912</text:p>
          </table:table-cell>
          <table:table-cell office:value-type="float" office:value="-2.5858698348" calcext:value-type="float">
            <text:p>-2.5858698348</text:p>
          </table:table-cell>
          <table:table-cell office:value-type="float" office:value="0.5837682435" calcext:value-type="float">
            <text:p>0.5837682435</text:p>
          </table:table-cell>
        </table:table-row>
        <table:table-row table:style-name="ro1">
          <table:table-cell office:value-type="float" office:value="-2.0214807825" calcext:value-type="float">
            <text:p>-2.0214807825</text:p>
          </table:table-cell>
          <table:table-cell office:value-type="float" office:value="-2.6211736439" calcext:value-type="float">
            <text:p>-2.6211736439</text:p>
          </table:table-cell>
          <table:table-cell office:value-type="float" office:value="0.5996928614" calcext:value-type="float">
            <text:p>0.5996928614</text:p>
          </table:table-cell>
        </table:table-row>
        <table:table-row table:style-name="ro1">
          <table:table-cell office:value-type="float" office:value="-2.0491475819" calcext:value-type="float">
            <text:p>-2.0491475819</text:p>
          </table:table-cell>
          <table:table-cell office:value-type="float" office:value="-2.6510690003" calcext:value-type="float">
            <text:p>-2.6510690003</text:p>
          </table:table-cell>
          <table:table-cell office:value-type="float" office:value="0.6019214185" calcext:value-type="float">
            <text:p>0.6019214185</text:p>
          </table:table-cell>
        </table:table-row>
        <table:table-row table:style-name="ro1">
          <table:table-cell office:value-type="float" office:value="-2.0715836251" calcext:value-type="float">
            <text:p>-2.0715836251</text:p>
          </table:table-cell>
          <table:table-cell office:value-type="float" office:value="-2.700254968" calcext:value-type="float">
            <text:p>-2.700254968</text:p>
          </table:table-cell>
          <table:table-cell office:value-type="float" office:value="0.6286713429" calcext:value-type="float">
            <text:p>0.6286713429</text:p>
          </table:table-cell>
        </table:table-row>
        <table:table-row table:style-name="ro1">
          <table:table-cell office:value-type="float" office:value="-2.1087434991" calcext:value-type="float">
            <text:p>-2.1087434991</text:p>
          </table:table-cell>
          <table:table-cell office:value-type="float" office:value="-2.7267365434" calcext:value-type="float">
            <text:p>-2.7267365434</text:p>
          </table:table-cell>
          <table:table-cell office:value-type="float" office:value="0.6179930442" calcext:value-type="float">
            <text:p>0.6179930442</text:p>
          </table:table-cell>
        </table:table-row>
        <table:table-row table:style-name="ro1">
          <table:table-cell office:value-type="float" office:value="-2.1327971475" calcext:value-type="float">
            <text:p>-2.1327971475</text:p>
          </table:table-cell>
          <table:table-cell office:value-type="float" office:value="-2.7759351865" calcext:value-type="float">
            <text:p>-2.7759351865</text:p>
          </table:table-cell>
          <table:table-cell office:value-type="float" office:value="0.643138039" calcext:value-type="float">
            <text:p>0.643138039</text:p>
          </table:table-cell>
        </table:table-row>
        <table:table-row table:style-name="ro1">
          <table:table-cell office:value-type="float" office:value="-2.1674356683" calcext:value-type="float">
            <text:p>-2.1674356683</text:p>
          </table:table-cell>
          <table:table-cell office:value-type="float" office:value="-2.7963401977" calcext:value-type="float">
            <text:p>-2.7963401977</text:p>
          </table:table-cell>
          <table:table-cell office:value-type="float" office:value="0.6289045293" calcext:value-type="float">
            <text:p>0.6289045293</text:p>
          </table:table-cell>
        </table:table-row>
        <table:table-row table:style-name="ro1">
          <table:table-cell office:value-type="float" office:value="-2.1943577823" calcext:value-type="float">
            <text:p>-2.1943577823</text:p>
          </table:table-cell>
          <table:table-cell office:value-type="float" office:value="-2.8528719627" calcext:value-type="float">
            <text:p>-2.8528719627</text:p>
          </table:table-cell>
          <table:table-cell office:value-type="float" office:value="0.6585141804" calcext:value-type="float">
            <text:p>0.6585141804</text:p>
          </table:table-cell>
        </table:table-row>
        <table:table-row table:style-name="ro1">
          <table:table-cell office:value-type="float" office:value="-2.2376095878" calcext:value-type="float">
            <text:p>-2.2376095878</text:p>
          </table:table-cell>
          <table:table-cell office:value-type="float" office:value="-2.8852724187" calcext:value-type="float">
            <text:p>-2.8852724187</text:p>
          </table:table-cell>
          <table:table-cell office:value-type="float" office:value="0.6476628309" calcext:value-type="float">
            <text:p>0.6476628309</text:p>
          </table:table-cell>
        </table:table-row>
        <table:table-row table:style-name="ro1">
          <table:table-cell office:value-type="float" office:value="-2.2668172673" calcext:value-type="float">
            <text:p>-2.2668172673</text:p>
          </table:table-cell>
          <table:table-cell office:value-type="float" office:value="-2.9477706954" calcext:value-type="float">
            <text:p>-2.9477706954</text:p>
          </table:table-cell>
          <table:table-cell office:value-type="float" office:value="0.6809534281" calcext:value-type="float">
            <text:p>0.6809534281</text:p>
          </table:table-cell>
        </table:table-row>
        <table:table-row table:style-name="ro1">
          <table:table-cell office:value-type="float" office:value="-2.3092839652" calcext:value-type="float">
            <text:p>-2.3092839652</text:p>
          </table:table-cell>
          <table:table-cell office:value-type="float" office:value="-3.0431265887" calcext:value-type="float">
            <text:p>-3.0431265887</text:p>
          </table:table-cell>
          <table:table-cell office:value-type="float" office:value="0.7338426235" calcext:value-type="float">
            <text:p>0.7338426235</text:p>
          </table:table-cell>
        </table:table-row>
        <table:table-row table:style-name="ro1">
          <table:table-cell office:value-type="float" office:value="-2.3391273321" calcext:value-type="float">
            <text:p>-2.3391273321</text:p>
          </table:table-cell>
          <table:table-cell office:value-type="float" office:value="-3.0428479955" calcext:value-type="float">
            <text:p>-3.0428479955</text:p>
          </table:table-cell>
          <table:table-cell office:value-type="float" office:value="0.7037206634" calcext:value-type="float">
            <text:p>0.7037206634</text:p>
          </table:table-cell>
        </table:table-row>
        <table:table-row table:style-name="ro1">
          <table:table-cell office:value-type="float" office:value="-2.3858193586" calcext:value-type="float">
            <text:p>-2.3858193586</text:p>
          </table:table-cell>
          <table:table-cell office:value-type="float" office:value="-3.1353952804" calcext:value-type="float">
            <text:p>-3.1353952804</text:p>
          </table:table-cell>
          <table:table-cell office:value-type="float" office:value="0.7495759218" calcext:value-type="float">
            <text:p>0.7495759218</text:p>
          </table:table-cell>
        </table:table-row>
        <table:table-row table:style-name="ro1">
          <table:table-cell office:value-type="float" office:value="-2.4154222693" calcext:value-type="float">
            <text:p>-2.4154222693</text:p>
          </table:table-cell>
          <table:table-cell office:value-type="float" office:value="-3.1350711896" calcext:value-type="float">
            <text:p>-3.1350711896</text:p>
          </table:table-cell>
          <table:table-cell office:value-type="float" office:value="0.7196489203" calcext:value-type="float">
            <text:p>0.7196489203</text:p>
          </table:table-cell>
        </table:table-row>
        <table:table-row table:style-name="ro1">
          <table:table-cell office:value-type="float" office:value="-2.6997731314" calcext:value-type="float">
            <text:p>-2.6997731314</text:p>
          </table:table-cell>
          <table:table-cell office:value-type="float" office:value="-3.1174604236" calcext:value-type="float">
            <text:p>-3.1174604236</text:p>
          </table:table-cell>
          <table:table-cell office:value-type="float" office:value="0.4176872922" calcext:value-type="float">
            <text:p>0.4176872922</text:p>
          </table:table-cell>
        </table:table-row>
        <table:table-row table:style-name="ro1">
          <table:table-cell office:value-type="float" office:value="-2.6734773878" calcext:value-type="float">
            <text:p>-2.6734773878</text:p>
          </table:table-cell>
          <table:table-cell office:value-type="float" office:value="-3.1177639458" calcext:value-type="float">
            <text:p>-3.1177639458</text:p>
          </table:table-cell>
          <table:table-cell office:value-type="float" office:value="0.444286558" calcext:value-type="float">
            <text:p>0.444286558</text:p>
          </table:table-cell>
        </table:table-row>
        <table:table-row table:style-name="ro1">
          <table:table-cell office:value-type="float" office:value="-2.6302850256" calcext:value-type="float">
            <text:p>-2.6302850256</text:p>
          </table:table-cell>
          <table:table-cell office:value-type="float" office:value="-3.0757676976" calcext:value-type="float">
            <text:p>-3.0757676976</text:p>
          </table:table-cell>
          <table:table-cell office:value-type="float" office:value="0.445482672" calcext:value-type="float">
            <text:p>0.445482672</text:p>
          </table:table-cell>
        </table:table-row>
        <table:table-row table:style-name="ro1">
          <table:table-cell office:value-type="float" office:value="-2.6047516868" calcext:value-type="float">
            <text:p>-2.6047516868</text:p>
          </table:table-cell>
          <table:table-cell office:value-type="float" office:value="-3.0096537725" calcext:value-type="float">
            <text:p>-3.0096537725</text:p>
          </table:table-cell>
          <table:table-cell office:value-type="float" office:value="0.4049020857" calcext:value-type="float">
            <text:p>0.4049020857</text:p>
          </table:table-cell>
        </table:table-row>
        <table:table-row table:style-name="ro1">
          <table:table-cell office:value-type="float" office:value="-2.5698796097" calcext:value-type="float">
            <text:p>-2.5698796097</text:p>
          </table:table-cell>
          <table:table-cell office:value-type="float" office:value="-3.0096954593" calcext:value-type="float">
            <text:p>-3.0096954593</text:p>
          </table:table-cell>
          <table:table-cell office:value-type="float" office:value="0.4398158496" calcext:value-type="float">
            <text:p>0.4398158496</text:p>
          </table:table-cell>
        </table:table-row>
        <table:table-row table:style-name="ro1">
          <table:table-cell office:value-type="float" office:value="-2.5465092176" calcext:value-type="float">
            <text:p>-2.5465092176</text:p>
          </table:table-cell>
          <table:table-cell office:value-type="float" office:value="-2.9455337717" calcext:value-type="float">
            <text:p>-2.9455337717</text:p>
          </table:table-cell>
          <table:table-cell office:value-type="float" office:value="0.3990245541" calcext:value-type="float">
            <text:p>0.3990245541</text:p>
          </table:table-cell>
        </table:table-row>
        <table:table-row table:style-name="ro1">
          <table:table-cell office:value-type="float" office:value="-2.5137252831" calcext:value-type="float">
            <text:p>-2.5137252831</text:p>
          </table:table-cell>
          <table:table-cell office:value-type="float" office:value="-2.9454464068" calcext:value-type="float">
            <text:p>-2.9454464068</text:p>
          </table:table-cell>
          <table:table-cell office:value-type="float" office:value="0.4317211237" calcext:value-type="float">
            <text:p>0.4317211237</text:p>
          </table:table-cell>
        </table:table-row>
        <table:table-row table:style-name="ro1">
          <table:table-cell office:value-type="float" office:value="-2.4870501839" calcext:value-type="float">
            <text:p>-2.4870501839</text:p>
          </table:table-cell>
          <table:table-cell office:value-type="float" office:value="-2.93085864" calcext:value-type="float">
            <text:p>-2.93085864</text:p>
          </table:table-cell>
          <table:table-cell office:value-type="float" office:value="0.4438084561" calcext:value-type="float">
            <text:p>0.4438084561</text:p>
          </table:table-cell>
        </table:table-row>
        <table:table-row table:style-name="ro1">
          <table:table-cell office:value-type="float" office:value="-2.4566698406" calcext:value-type="float">
            <text:p>-2.4566698406</text:p>
          </table:table-cell>
          <table:table-cell office:value-type="float" office:value="-2.8963156861" calcext:value-type="float">
            <text:p>-2.8963156861</text:p>
          </table:table-cell>
          <table:table-cell office:value-type="float" office:value="0.4396458455" calcext:value-type="float">
            <text:p>0.4396458455</text:p>
          </table:table-cell>
        </table:table-row>
        <table:table-row table:style-name="ro1">
          <table:table-cell office:value-type="float" office:value="-2.4393466654" calcext:value-type="float">
            <text:p>-2.4393466654</text:p>
          </table:table-cell>
          <table:table-cell office:value-type="float" office:value="-2.8594644149" calcext:value-type="float">
            <text:p>-2.8594644149</text:p>
          </table:table-cell>
          <table:table-cell office:value-type="float" office:value="0.4201177495" calcext:value-type="float">
            <text:p>0.4201177495</text:p>
          </table:table-cell>
        </table:table-row>
        <table:table-row table:style-name="ro1">
          <table:table-cell office:value-type="float" office:value="-2.4106625813" calcext:value-type="float">
            <text:p>-2.4106625813</text:p>
          </table:table-cell>
          <table:table-cell office:value-type="float" office:value="-2.8584319076" calcext:value-type="float">
            <text:p>-2.8584319076</text:p>
          </table:table-cell>
          <table:table-cell office:value-type="float" office:value="0.4477693263" calcext:value-type="float">
            <text:p>0.4477693263</text:p>
          </table:table-cell>
        </table:table-row>
        <table:table-row table:style-name="ro1">
          <table:table-cell office:value-type="float" office:value="-2.3943820873" calcext:value-type="float">
            <text:p>-2.3943820873</text:p>
          </table:table-cell>
          <table:table-cell office:value-type="float" office:value="-2.8425372833" calcext:value-type="float">
            <text:p>-2.8425372833</text:p>
          </table:table-cell>
          <table:table-cell office:value-type="float" office:value="0.448155196" calcext:value-type="float">
            <text:p>0.448155196</text:p>
          </table:table-cell>
        </table:table-row>
        <table:table-row table:style-name="ro1">
          <table:table-cell office:value-type="float" office:value="-2.3783629621" calcext:value-type="float">
            <text:p>-2.3783629621</text:p>
          </table:table-cell>
          <table:table-cell office:value-type="float" office:value="-2.8281091947" calcext:value-type="float">
            <text:p>-2.8281091947</text:p>
          </table:table-cell>
          <table:table-cell office:value-type="float" office:value="0.4497462326" calcext:value-type="float">
            <text:p>0.4497462326</text:p>
          </table:table-cell>
        </table:table-row>
        <table:table-row table:style-name="ro1">
          <table:table-cell office:value-type="float" office:value="-2.3565011719" calcext:value-type="float">
            <text:p>-2.3565011719</text:p>
          </table:table-cell>
          <table:table-cell office:value-type="float" office:value="-2.8199893954" calcext:value-type="float">
            <text:p>-2.8199893954</text:p>
          </table:table-cell>
          <table:table-cell office:value-type="float" office:value="0.4634882234" calcext:value-type="float">
            <text:p>0.4634882234</text:p>
          </table:table-cell>
        </table:table-row>
        <table:table-row table:style-name="ro1">
          <table:table-cell office:value-type="float" office:value="-2.3372690655" calcext:value-type="float">
            <text:p>-2.3372690655</text:p>
          </table:table-cell>
          <table:table-cell office:value-type="float" office:value="-2.8006863292" calcext:value-type="float">
            <text:p>-2.8006863292</text:p>
          </table:table-cell>
          <table:table-cell office:value-type="float" office:value="0.4634172637" calcext:value-type="float">
            <text:p>0.4634172637</text:p>
          </table:table-cell>
        </table:table-row>
        <table:table-row table:style-name="ro1">
          <table:table-cell office:value-type="float" office:value="-2.3259798466" calcext:value-type="float">
            <text:p>-2.3259798466</text:p>
          </table:table-cell>
          <table:table-cell office:value-type="float" office:value="-2.781260817" calcext:value-type="float">
            <text:p>-2.781260817</text:p>
          </table:table-cell>
          <table:table-cell office:value-type="float" office:value="0.4552809704" calcext:value-type="float">
            <text:p>0.4552809704</text:p>
          </table:table-cell>
        </table:table-row>
        <table:table-row table:style-name="ro1">
          <table:table-cell office:value-type="float" office:value="-2.3115480845" calcext:value-type="float">
            <text:p>-2.3115480845</text:p>
          </table:table-cell>
          <table:table-cell office:value-type="float" office:value="-2.7811170596" calcext:value-type="float">
            <text:p>-2.7811170596</text:p>
          </table:table-cell>
          <table:table-cell office:value-type="float" office:value="0.4695689751" calcext:value-type="float">
            <text:p>0.4695689751</text:p>
          </table:table-cell>
        </table:table-row>
        <table:table-row table:style-name="ro1">
          <table:table-cell office:value-type="float" office:value="-2.3057202559" calcext:value-type="float">
            <text:p>-2.3057202559</text:p>
          </table:table-cell>
          <table:table-cell office:value-type="float" office:value="-2.7780341134" calcext:value-type="float">
            <text:p>-2.7780341134</text:p>
          </table:table-cell>
          <table:table-cell office:value-type="float" office:value="0.4723138576" calcext:value-type="float">
            <text:p>0.4723138576</text:p>
          </table:table-cell>
        </table:table-row>
        <table:table-row table:style-name="ro1">
          <table:table-cell office:value-type="float" office:value="-2.2928414451" calcext:value-type="float">
            <text:p>-2.2928414451</text:p>
          </table:table-cell>
          <table:table-cell office:value-type="float" office:value="-2.7777692732" calcext:value-type="float">
            <text:p>-2.7777692732</text:p>
          </table:table-cell>
          <table:table-cell office:value-type="float" office:value="0.4849278282" calcext:value-type="float">
            <text:p>0.4849278282</text:p>
          </table:table-cell>
        </table:table-row>
        <table:table-row table:style-name="ro1">
          <table:table-cell office:value-type="float" office:value="-2.2892123197" calcext:value-type="float">
            <text:p>-2.2892123197</text:p>
          </table:table-cell>
          <table:table-cell office:value-type="float" office:value="-2.7826020396" calcext:value-type="float">
            <text:p>-2.7826020396</text:p>
          </table:table-cell>
          <table:table-cell office:value-type="float" office:value="0.4933897199" calcext:value-type="float">
            <text:p>0.4933897199</text:p>
          </table:table-cell>
        </table:table-row>
        <table:table-row table:style-name="ro1">
          <table:table-cell office:value-type="float" office:value="-2.2805510595" calcext:value-type="float">
            <text:p>-2.2805510595</text:p>
          </table:table-cell>
          <table:table-cell office:value-type="float" office:value="-2.7824343377" calcext:value-type="float">
            <text:p>-2.7824343377</text:p>
          </table:table-cell>
          <table:table-cell office:value-type="float" office:value="0.5018832782" calcext:value-type="float">
            <text:p>0.5018832782</text:p>
          </table:table-cell>
        </table:table-row>
        <table:table-row table:style-name="ro1">
          <table:table-cell office:value-type="float" office:value="-2.276387722" calcext:value-type="float">
            <text:p>-2.276387722</text:p>
          </table:table-cell>
          <table:table-cell office:value-type="float" office:value="-2.7822927802" calcext:value-type="float">
            <text:p>-2.7822927802</text:p>
          </table:table-cell>
          <table:table-cell office:value-type="float" office:value="0.5059050583" calcext:value-type="float">
            <text:p>0.5059050583</text:p>
          </table:table-cell>
        </table:table-row>
        <table:table-row table:style-name="ro1">
          <table:table-cell office:value-type="float" office:value="-2.2708897586" calcext:value-type="float">
            <text:p>-2.2708897586</text:p>
          </table:table-cell>
          <table:table-cell office:value-type="float" office:value="-2.7820387775" calcext:value-type="float">
            <text:p>-2.7820387775</text:p>
          </table:table-cell>
          <table:table-cell office:value-type="float" office:value="0.5111490189" calcext:value-type="float">
            <text:p>0.5111490189</text:p>
          </table:table-cell>
        </table:table-row>
        <table:table-row table:style-name="ro1">
          <table:table-cell office:value-type="float" office:value="-2.2680073369" calcext:value-type="float">
            <text:p>-2.2680073369</text:p>
          </table:table-cell>
          <table:table-cell office:value-type="float" office:value="-2.7703323892" calcext:value-type="float">
            <text:p>-2.7703323892</text:p>
          </table:table-cell>
          <table:table-cell office:value-type="float" office:value="0.5023250523" calcext:value-type="float">
            <text:p>0.5023250523</text:p>
          </table:table-cell>
        </table:table-row>
        <table:table-row table:style-name="ro1">
          <table:table-cell office:value-type="float" office:value="-2.2636141108" calcext:value-type="float">
            <text:p>-2.2636141108</text:p>
          </table:table-cell>
          <table:table-cell office:value-type="float" office:value="-2.7770996869" calcext:value-type="float">
            <text:p>-2.7770996869</text:p>
          </table:table-cell>
          <table:table-cell office:value-type="float" office:value="0.5134855761" calcext:value-type="float">
            <text:p>0.5134855761</text:p>
          </table:table-cell>
        </table:table-row>
        <table:table-row table:style-name="ro1">
          <table:table-cell office:value-type="float" office:value="-2.2601872273" calcext:value-type="float">
            <text:p>-2.2601872273</text:p>
          </table:table-cell>
          <table:table-cell office:value-type="float" office:value="-2.775834342" calcext:value-type="float">
            <text:p>-2.775834342</text:p>
          </table:table-cell>
          <table:table-cell office:value-type="float" office:value="0.5156471147" calcext:value-type="float">
            <text:p>0.5156471147</text:p>
          </table:table-cell>
        </table:table-row>
        <table:table-row table:style-name="ro1">
          <table:table-cell office:value-type="float" office:value="-2.2569478452" calcext:value-type="float">
            <text:p>-2.2569478452</text:p>
          </table:table-cell>
          <table:table-cell office:value-type="float" office:value="-2.7758551899" calcext:value-type="float">
            <text:p>-2.7758551899</text:p>
          </table:table-cell>
          <table:table-cell office:value-type="float" office:value="0.5189073447" calcext:value-type="float">
            <text:p>0.5189073447</text:p>
          </table:table-cell>
        </table:table-row>
        <table:table-row table:style-name="ro1">
          <table:table-cell office:value-type="float" office:value="-2.2552266747" calcext:value-type="float">
            <text:p>-2.2552266747</text:p>
          </table:table-cell>
          <table:table-cell office:value-type="float" office:value="-2.7794179735" calcext:value-type="float">
            <text:p>-2.7794179735</text:p>
          </table:table-cell>
          <table:table-cell office:value-type="float" office:value="0.5241912988" calcext:value-type="float">
            <text:p>0.5241912988</text:p>
          </table:table-cell>
        </table:table-row>
        <table:table-row table:style-name="ro1">
          <table:table-cell office:value-type="float" office:value="-2.2529755594" calcext:value-type="float">
            <text:p>-2.2529755594</text:p>
          </table:table-cell>
          <table:table-cell office:value-type="float" office:value="-2.7793034977" calcext:value-type="float">
            <text:p>-2.7793034977</text:p>
          </table:table-cell>
          <table:table-cell office:value-type="float" office:value="0.5263279383" calcext:value-type="float">
            <text:p>0.5263279383</text:p>
          </table:table-cell>
        </table:table-row>
        <table:table-row table:style-name="ro1">
          <table:table-cell office:value-type="float" office:value="-2.2510134334" calcext:value-type="float">
            <text:p>-2.2510134334</text:p>
          </table:table-cell>
          <table:table-cell office:value-type="float" office:value="-2.7772595817" calcext:value-type="float">
            <text:p>-2.7772595817</text:p>
          </table:table-cell>
          <table:table-cell office:value-type="float" office:value="0.5262461484" calcext:value-type="float">
            <text:p>0.5262461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8:13:12.508895062</dc:date>
    <meta:document-statistic meta:table-count="1" meta:cell-count="139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5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120"/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617cm" svg:height="17.213cm" xlink:href=".." xlink:type="simple" chart:class="chart:scatter" chart:style-name="ch1">
        <chart:legend chart:legend-position="end" svg:x="20.696cm" svg:y="7.809cm" style:legend-expansion="high" chart:style-name="ch2"/>
        <chart:plot-area chart:style-name="ch3" table:cell-range-address="Sheet1.A1:Sheet1.A464 Sheet1.B1:Sheet1.C1 Sheet1.C2:Sheet1.C464" chart:data-source-has-labels="row" svg:x="0.532cm" svg:y="0.344cm" svg:width="19.632cm" svg:height="16.525cm">
          <chartooo:coordinate-region svg:x="0.679cm" svg:y="0.544cm" svg:width="19.391cm" svg:height="16.1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4" chart:label-cell-address="Sheet1.B1:Sheet1.B1" chart:class="chart:scatter">
            <chart:domain table:cell-range-address="Sheet1.A2:Sheet1.A464"/>
            <chart:regression-curve chart:style-name="ch7">
              <chart:equation chart:display-equation="true" chart:display-r-square="false" svg:x="3.158cm" svg:y="1.419cm" chart:style-name="ch8"/>
            </chart:regression-curve>
            <chart:data-point chart:repeated="463"/>
          </chart:series>
          <chart:series chart:style-name="ch9" chart:values-cell-range-address="Sheet1.C2:Sheet1.C464" chart:label-cell-address="Sheet1.C1:Sheet1.C1" chart:class="chart:scatter">
            <chart:data-point chart:repeated="4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amera_heading</text:p>
                <draw:g>
                  <svg:desc>Sheet1.B1:Sheet1.B1</svg:desc>
                </draw:g>
              </table:table-cell>
              <table:table-cell office:value-type="string">
                <text:p>Differenc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902735935">
                <text:p>-0.0902735935</text:p>
                <draw:g>
                  <svg:desc>Sheet1.A2:Sheet1.A464</svg:desc>
                </draw:g>
              </table:table-cell>
              <table:table-cell office:value-type="float" office:value="-0.2639488569">
                <text:p>-0.2639488569</text:p>
                <draw:g>
                  <svg:desc>Sheet1.C2:Sheet1.C464</svg:desc>
                </draw:g>
              </table:table-cell>
              <table:table-cell office:value-type="float" office:value="-0.2639488569">
                <text:p>-0.2639488569</text:p>
                <draw:g>
                  <svg:desc>Sheet1.C2:Sheet1.C4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925529016">
                <text:p>-0.0925529016</text:p>
              </table:table-cell>
              <table:table-cell office:value-type="float" office:value="-0.2659848899">
                <text:p>-0.2659848899</text:p>
              </table:table-cell>
              <table:table-cell office:value-type="float" office:value="-0.2659848899">
                <text:p>-0.2659848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942623278">
                <text:p>-0.0942623278</text:p>
              </table:table-cell>
              <table:table-cell office:value-type="float" office:value="-0.263592768">
                <text:p>-0.263592768</text:p>
              </table:table-cell>
              <table:table-cell office:value-type="float" office:value="-0.263592768">
                <text:p>-0.2635927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984687966">
                <text:p>-0.0984687966</text:p>
              </table:table-cell>
              <table:table-cell office:value-type="float" office:value="-0.26769708">
                <text:p>-0.26769708</text:p>
              </table:table-cell>
              <table:table-cell office:value-type="float" office:value="-0.26769708">
                <text:p>-0.26769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77185766">
                <text:p>-0.0977185766</text:p>
              </table:table-cell>
              <table:table-cell office:value-type="float" office:value="-0.2651950268">
                <text:p>-0.2651950268</text:p>
              </table:table-cell>
              <table:table-cell office:value-type="float" office:value="-0.2651950268">
                <text:p>-0.265195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850456059">
                <text:p>-0.0850456059</text:p>
              </table:table-cell>
              <table:table-cell office:value-type="float" office:value="-0.2512220948">
                <text:p>-0.2512220948</text:p>
              </table:table-cell>
              <table:table-cell office:value-type="float" office:value="-0.2512220948">
                <text:p>-0.25122209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956473587">
                <text:p>-0.0956473587</text:p>
              </table:table-cell>
              <table:table-cell office:value-type="float" office:value="-0.2639615661">
                <text:p>-0.2639615661</text:p>
              </table:table-cell>
              <table:table-cell office:value-type="float" office:value="-0.2639615661">
                <text:p>-0.26396156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06849951">
                <text:p>-0.0906849951</text:p>
              </table:table-cell>
              <table:table-cell office:value-type="float" office:value="-0.2589459614">
                <text:p>-0.2589459614</text:p>
              </table:table-cell>
              <table:table-cell office:value-type="float" office:value="-0.2589459614">
                <text:p>-0.25894596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81248049">
                <text:p>-0.0981248049</text:p>
              </table:table-cell>
              <table:table-cell office:value-type="float" office:value="-0.275064695">
                <text:p>-0.275064695</text:p>
              </table:table-cell>
              <table:table-cell office:value-type="float" office:value="-0.275064695">
                <text:p>-0.2750646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954311949">
                <text:p>-0.0954311949</text:p>
              </table:table-cell>
              <table:table-cell office:value-type="float" office:value="-0.2723959635">
                <text:p>-0.2723959635</text:p>
              </table:table-cell>
              <table:table-cell office:value-type="float" office:value="-0.2723959635">
                <text:p>-0.27239596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982297321">
                <text:p>-0.0982297321</text:p>
              </table:table-cell>
              <table:table-cell office:value-type="float" office:value="-0.2658306432">
                <text:p>-0.2658306432</text:p>
              </table:table-cell>
              <table:table-cell office:value-type="float" office:value="-0.2658306432">
                <text:p>-0.26583064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938555439">
                <text:p>-0.0938555439</text:p>
              </table:table-cell>
              <table:table-cell office:value-type="float" office:value="-0.2634527292">
                <text:p>-0.2634527292</text:p>
              </table:table-cell>
              <table:table-cell office:value-type="float" office:value="-0.2634527292">
                <text:p>-0.263452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979631066">
                <text:p>-0.0979631066</text:p>
              </table:table-cell>
              <table:table-cell office:value-type="float" office:value="-0.2653235152">
                <text:p>-0.2653235152</text:p>
              </table:table-cell>
              <table:table-cell office:value-type="float" office:value="-0.2653235152">
                <text:p>-0.26532351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950876">
                <text:p>-0.0950876</text:p>
              </table:table-cell>
              <table:table-cell office:value-type="float" office:value="-0.262293523">
                <text:p>-0.262293523</text:p>
              </table:table-cell>
              <table:table-cell office:value-type="float" office:value="-0.262293523">
                <text:p>-0.2622935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957891063">
                <text:p>-0.0957891063</text:p>
              </table:table-cell>
              <table:table-cell office:value-type="float" office:value="-0.2692929747">
                <text:p>-0.2692929747</text:p>
              </table:table-cell>
              <table:table-cell office:value-type="float" office:value="-0.2692929747">
                <text:p>-0.2692929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48976533">
                <text:p>-0.0948976533</text:p>
              </table:table-cell>
              <table:table-cell office:value-type="float" office:value="-0.2595187487">
                <text:p>-0.2595187487</text:p>
              </table:table-cell>
              <table:table-cell office:value-type="float" office:value="-0.2595187487">
                <text:p>-0.25951874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185930552">
                <text:p>-0.1185930552</text:p>
              </table:table-cell>
              <table:table-cell office:value-type="float" office:value="-0.276440532">
                <text:p>-0.276440532</text:p>
              </table:table-cell>
              <table:table-cell office:value-type="float" office:value="-0.276440532">
                <text:p>-0.2764405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485552913">
                <text:p>-0.1485552913</text:p>
              </table:table-cell>
              <table:table-cell office:value-type="float" office:value="-0.2938467644">
                <text:p>-0.2938467644</text:p>
              </table:table-cell>
              <table:table-cell office:value-type="float" office:value="-0.2938467644">
                <text:p>-0.2938467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767701826">
                <text:p>-0.1767701826</text:p>
              </table:table-cell>
              <table:table-cell office:value-type="float" office:value="-0.3054961363">
                <text:p>-0.3054961363</text:p>
              </table:table-cell>
              <table:table-cell office:value-type="float" office:value="-0.3054961363">
                <text:p>-0.30549613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724451713">
                <text:p>-0.1724451713</text:p>
              </table:table-cell>
              <table:table-cell office:value-type="float" office:value="-0.2763322175">
                <text:p>-0.2763322175</text:p>
              </table:table-cell>
              <table:table-cell office:value-type="float" office:value="-0.2763322175">
                <text:p>-0.2763322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2031313397">
                <text:p>-0.2031313397</text:p>
              </table:table-cell>
              <table:table-cell office:value-type="float" office:value="-0.2558951313">
                <text:p>-0.2558951313</text:p>
              </table:table-cell>
              <table:table-cell office:value-type="float" office:value="-0.2558951313">
                <text:p>-0.25589513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2204887282">
                <text:p>-0.2204887282</text:p>
              </table:table-cell>
              <table:table-cell office:value-type="float" office:value="-0.2729660986">
                <text:p>-0.2729660986</text:p>
              </table:table-cell>
              <table:table-cell office:value-type="float" office:value="-0.2729660986">
                <text:p>-0.2729660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2448104433">
                <text:p>-0.2448104433</text:p>
              </table:table-cell>
              <table:table-cell office:value-type="float" office:value="-0.2925076656">
                <text:p>-0.2925076656</text:p>
              </table:table-cell>
              <table:table-cell office:value-type="float" office:value="-0.2925076656">
                <text:p>-0.2925076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609038496">
                <text:p>-0.2609038496</text:p>
              </table:table-cell>
              <table:table-cell office:value-type="float" office:value="-0.2817712995">
                <text:p>-0.2817712995</text:p>
              </table:table-cell>
              <table:table-cell office:value-type="float" office:value="-0.2817712995">
                <text:p>-0.2817712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24145795">
                <text:p>-0.2724145795</text:p>
              </table:table-cell>
              <table:table-cell office:value-type="float" office:value="-0.2491759703">
                <text:p>-0.2491759703</text:p>
              </table:table-cell>
              <table:table-cell office:value-type="float" office:value="-0.2491759703">
                <text:p>-0.2491759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010223903">
                <text:p>-0.3010223903</text:p>
              </table:table-cell>
              <table:table-cell office:value-type="float" office:value="-0.2775807599">
                <text:p>-0.2775807599</text:p>
              </table:table-cell>
              <table:table-cell office:value-type="float" office:value="-0.2775807599">
                <text:p>-0.2775807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159841111">
                <text:p>-0.3159841111</text:p>
              </table:table-cell>
              <table:table-cell office:value-type="float" office:value="-0.2848370377">
                <text:p>-0.2848370377</text:p>
              </table:table-cell>
              <table:table-cell office:value-type="float" office:value="-0.2848370377">
                <text:p>-0.284837037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304684979">
                <text:p>-0.3304684979</text:p>
              </table:table-cell>
              <table:table-cell office:value-type="float" office:value="-0.2815522265">
                <text:p>-0.2815522265</text:p>
              </table:table-cell>
              <table:table-cell office:value-type="float" office:value="-0.2815522265">
                <text:p>-0.2815522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497176794">
                <text:p>-0.3497176794</text:p>
              </table:table-cell>
              <table:table-cell office:value-type="float" office:value="-0.2805508971">
                <text:p>-0.2805508971</text:p>
              </table:table-cell>
              <table:table-cell office:value-type="float" office:value="-0.2805508971">
                <text:p>-0.2805508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681555537">
                <text:p>-0.3681555537</text:p>
              </table:table-cell>
              <table:table-cell office:value-type="float" office:value="-0.2724741105">
                <text:p>-0.2724741105</text:p>
              </table:table-cell>
              <table:table-cell office:value-type="float" office:value="-0.2724741105">
                <text:p>-0.27247411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763283621">
                <text:p>-0.3763283621</text:p>
              </table:table-cell>
              <table:table-cell office:value-type="float" office:value="-0.2373914508">
                <text:p>-0.2373914508</text:p>
              </table:table-cell>
              <table:table-cell office:value-type="float" office:value="-0.2373914508">
                <text:p>-0.237391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890764995">
                <text:p>-0.3890764995</text:p>
              </table:table-cell>
              <table:table-cell office:value-type="float" office:value="-0.2502324565">
                <text:p>-0.2502324565</text:p>
              </table:table-cell>
              <table:table-cell office:value-type="float" office:value="-0.2502324565">
                <text:p>-0.25023245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166288513">
                <text:p>-0.4166288513</text:p>
              </table:table-cell>
              <table:table-cell office:value-type="float" office:value="-0.2442024636">
                <text:p>-0.2442024636</text:p>
              </table:table-cell>
              <table:table-cell office:value-type="float" office:value="-0.2442024636">
                <text:p>-0.2442024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275567774">
                <text:p>-0.4275567774</text:p>
              </table:table-cell>
              <table:table-cell office:value-type="float" office:value="-0.2557048375">
                <text:p>-0.2557048375</text:p>
              </table:table-cell>
              <table:table-cell office:value-type="float" office:value="-0.2557048375">
                <text:p>-0.2557048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4481943918">
                <text:p>-0.4481943918</text:p>
              </table:table-cell>
              <table:table-cell office:value-type="float" office:value="-0.2618566792">
                <text:p>-0.2618566792</text:p>
              </table:table-cell>
              <table:table-cell office:value-type="float" office:value="-0.2618566792">
                <text:p>-0.26185667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651834032">
                <text:p>-0.4651834032</text:p>
              </table:table-cell>
              <table:table-cell office:value-type="float" office:value="-0.2611198581">
                <text:p>-0.2611198581</text:p>
              </table:table-cell>
              <table:table-cell office:value-type="float" office:value="-0.2611198581">
                <text:p>-0.26111985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4848271713">
                <text:p>-0.4848271713</text:p>
              </table:table-cell>
              <table:table-cell office:value-type="float" office:value="-0.2663861848">
                <text:p>-0.2663861848</text:p>
              </table:table-cell>
              <table:table-cell office:value-type="float" office:value="-0.2663861848">
                <text:p>-0.26638618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4948103116">
                <text:p>-0.4948103116</text:p>
              </table:table-cell>
              <table:table-cell office:value-type="float" office:value="-0.2178124331">
                <text:p>-0.2178124331</text:p>
              </table:table-cell>
              <table:table-cell office:value-type="float" office:value="-0.2178124331">
                <text:p>-0.2178124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5141700629">
                <text:p>-0.5141700629</text:p>
              </table:table-cell>
              <table:table-cell office:value-type="float" office:value="-0.22785641">
                <text:p>-0.22785641</text:p>
              </table:table-cell>
              <table:table-cell office:value-type="float" office:value="-0.22785641">
                <text:p>-0.227856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5218237818">
                <text:p>-0.5218237818</text:p>
              </table:table-cell>
              <table:table-cell office:value-type="float" office:value="-0.2024327838">
                <text:p>-0.2024327838</text:p>
              </table:table-cell>
              <table:table-cell office:value-type="float" office:value="-0.2024327838">
                <text:p>-0.2024327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472465277">
                <text:p>-0.5472465277</text:p>
              </table:table-cell>
              <table:table-cell office:value-type="float" office:value="-0.2278328204">
                <text:p>-0.2278328204</text:p>
              </table:table-cell>
              <table:table-cell office:value-type="float" office:value="-0.2278328204">
                <text:p>-0.22783282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594086427">
                <text:p>-0.5594086427</text:p>
              </table:table-cell>
              <table:table-cell office:value-type="float" office:value="-0.2157423155">
                <text:p>-0.2157423155</text:p>
              </table:table-cell>
              <table:table-cell office:value-type="float" office:value="-0.2157423155">
                <text:p>-0.21574231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734690387">
                <text:p>-0.5734690387</text:p>
              </table:table-cell>
              <table:table-cell office:value-type="float" office:value="-0.2228462369">
                <text:p>-0.2228462369</text:p>
              </table:table-cell>
              <table:table-cell office:value-type="float" office:value="-0.2228462369">
                <text:p>-0.22284623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887895501">
                <text:p>-0.5887895501</text:p>
              </table:table-cell>
              <table:table-cell office:value-type="float" office:value="-0.2088775811">
                <text:p>-0.2088775811</text:p>
              </table:table-cell>
              <table:table-cell office:value-type="float" office:value="-0.2088775811">
                <text:p>-0.20887758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29115977">
                <text:p>-0.6029115977</text:p>
              </table:table-cell>
              <table:table-cell office:value-type="float" office:value="-0.2229102814">
                <text:p>-0.2229102814</text:p>
              </table:table-cell>
              <table:table-cell office:value-type="float" office:value="-0.2229102814">
                <text:p>-0.2229102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1320412">
                <text:p>-0.61320412</text:p>
              </table:table-cell>
              <table:table-cell office:value-type="float" office:value="-0.2189134644">
                <text:p>-0.2189134644</text:p>
              </table:table-cell>
              <table:table-cell office:value-type="float" office:value="-0.2189134644">
                <text:p>-0.21891346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6275197072">
                <text:p>-0.6275197072</text:p>
              </table:table-cell>
              <table:table-cell office:value-type="float" office:value="-0.2000444259">
                <text:p>-0.2000444259</text:p>
              </table:table-cell>
              <table:table-cell office:value-type="float" office:value="-0.2000444259">
                <text:p>-0.20004442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6360318247">
                <text:p>-0.6360318247</text:p>
              </table:table-cell>
              <table:table-cell office:value-type="float" office:value="-0.1849699073">
                <text:p>-0.1849699073</text:p>
              </table:table-cell>
              <table:table-cell office:value-type="float" office:value="-0.1849699073">
                <text:p>-0.18496990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6528287849">
                <text:p>-0.6528287849</text:p>
              </table:table-cell>
              <table:table-cell office:value-type="float" office:value="-0.1840255142">
                <text:p>-0.1840255142</text:p>
              </table:table-cell>
              <table:table-cell office:value-type="float" office:value="-0.1840255142">
                <text:p>-0.18402551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6615142964">
                <text:p>-0.6615142964</text:p>
              </table:table-cell>
              <table:table-cell office:value-type="float" office:value="-0.1925725058">
                <text:p>-0.1925725058</text:p>
              </table:table-cell>
              <table:table-cell office:value-type="float" office:value="-0.1925725058">
                <text:p>-0.19257250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896057459">
                <text:p>-0.6896057459</text:p>
              </table:table-cell>
              <table:table-cell office:value-type="float" office:value="-0.1892735793">
                <text:p>-0.1892735793</text:p>
              </table:table-cell>
              <table:table-cell office:value-type="float" office:value="-0.1892735793">
                <text:p>-0.18927357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7032794552">
                <text:p>-0.7032794552</text:p>
              </table:table-cell>
              <table:table-cell office:value-type="float" office:value="-0.1561919517">
                <text:p>-0.1561919517</text:p>
              </table:table-cell>
              <table:table-cell office:value-type="float" office:value="-0.1561919517">
                <text:p>-0.15619195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719549735">
                <text:p>-0.719549735</text:p>
              </table:table-cell>
              <table:table-cell office:value-type="float" office:value="-0.172507731">
                <text:p>-0.172507731</text:p>
              </table:table-cell>
              <table:table-cell office:value-type="float" office:value="-0.172507731">
                <text:p>-0.1725077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333348948">
                <text:p>-0.7333348948</text:p>
              </table:table-cell>
              <table:table-cell office:value-type="float" office:value="-0.1743885794">
                <text:p>-0.1743885794</text:p>
              </table:table-cell>
              <table:table-cell office:value-type="float" office:value="-0.1743885794">
                <text:p>-0.17438857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47377183">
                <text:p>-0.747377183</text:p>
              </table:table-cell>
              <table:table-cell office:value-type="float" office:value="-0.1705316435">
                <text:p>-0.1705316435</text:p>
              </table:table-cell>
              <table:table-cell office:value-type="float" office:value="-0.1705316435">
                <text:p>-0.17053164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7513378619">
                <text:p>-0.7513378619</text:p>
              </table:table-cell>
              <table:table-cell office:value-type="float" office:value="-0.1441613825">
                <text:p>-0.1441613825</text:p>
              </table:table-cell>
              <table:table-cell office:value-type="float" office:value="-0.1441613825">
                <text:p>-0.14416138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7677987772">
                <text:p>-0.7677987772</text:p>
              </table:table-cell>
              <table:table-cell office:value-type="float" office:value="-0.1490636288">
                <text:p>-0.1490636288</text:p>
              </table:table-cell>
              <table:table-cell office:value-type="float" office:value="-0.1490636288">
                <text:p>-0.14906362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7734730068">
                <text:p>-0.7734730068</text:p>
              </table:table-cell>
              <table:table-cell office:value-type="float" office:value="-0.1413885903">
                <text:p>-0.1413885903</text:p>
              </table:table-cell>
              <table:table-cell office:value-type="float" office:value="-0.1413885903">
                <text:p>-0.14138859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904200501">
                <text:p>-0.7904200501</text:p>
              </table:table-cell>
              <table:table-cell office:value-type="float" office:value="-0.1552302151">
                <text:p>-0.1552302151</text:p>
              </table:table-cell>
              <table:table-cell office:value-type="float" office:value="-0.1552302151">
                <text:p>-0.1552302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7985264868">
                <text:p>-0.7985264868</text:p>
              </table:table-cell>
              <table:table-cell office:value-type="float" office:value="-0.1308232738">
                <text:p>-0.1308232738</text:p>
              </table:table-cell>
              <table:table-cell office:value-type="float" office:value="-0.1308232738">
                <text:p>-0.1308232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174027758">
                <text:p>-0.8174027758</text:p>
              </table:table-cell>
              <table:table-cell office:value-type="float" office:value="-0.1495963313">
                <text:p>-0.1495963313</text:p>
              </table:table-cell>
              <table:table-cell office:value-type="float" office:value="-0.1495963313">
                <text:p>-0.14959633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8344072625">
                <text:p>-0.8344072625</text:p>
              </table:table-cell>
              <table:table-cell office:value-type="float" office:value="-0.1279894026">
                <text:p>-0.1279894026</text:p>
              </table:table-cell>
              <table:table-cell office:value-type="float" office:value="-0.1279894026">
                <text:p>-0.12798940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8604920855">
                <text:p>-0.8604920855</text:p>
              </table:table-cell>
              <table:table-cell office:value-type="float" office:value="-0.0937301194">
                <text:p>-0.0937301194</text:p>
              </table:table-cell>
              <table:table-cell office:value-type="float" office:value="-0.0937301194">
                <text:p>-0.0937301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8808644305">
                <text:p>-0.8808644305</text:p>
              </table:table-cell>
              <table:table-cell office:value-type="float" office:value="-0.082292079">
                <text:p>-0.082292079</text:p>
              </table:table-cell>
              <table:table-cell office:value-type="float" office:value="-0.082292079">
                <text:p>-0.0822920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097188585">
                <text:p>-0.9097188585</text:p>
              </table:table-cell>
              <table:table-cell office:value-type="float" office:value="-0.1114950173">
                <text:p>-0.1114950173</text:p>
              </table:table-cell>
              <table:table-cell office:value-type="float" office:value="-0.1114950173">
                <text:p>-0.1114950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25173917">
                <text:p>-0.925173917</text:p>
              </table:table-cell>
              <table:table-cell office:value-type="float" office:value="-0.0656036547">
                <text:p>-0.0656036547</text:p>
              </table:table-cell>
              <table:table-cell office:value-type="float" office:value="-0.0656036547">
                <text:p>-0.06560365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543386306">
                <text:p>-0.9543386306</text:p>
              </table:table-cell>
              <table:table-cell office:value-type="float" office:value="-0.0830697167">
                <text:p>-0.0830697167</text:p>
              </table:table-cell>
              <table:table-cell office:value-type="float" office:value="-0.0830697167">
                <text:p>-0.08306971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799196529">
                <text:p>-0.9799196529</text:p>
              </table:table-cell>
              <table:table-cell office:value-type="float" office:value="-0.0410092728">
                <text:p>-0.0410092728</text:p>
              </table:table-cell>
              <table:table-cell office:value-type="float" office:value="-0.0410092728">
                <text:p>-0.04100927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0138379121">
                <text:p>-1.0138379121</text:p>
              </table:table-cell>
              <table:table-cell office:value-type="float" office:value="-0.0536693693">
                <text:p>-0.0536693693</text:p>
              </table:table-cell>
              <table:table-cell office:value-type="float" office:value="-0.0536693693">
                <text:p>-0.05366936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0370333793">
                <text:p>-1.0370333793</text:p>
              </table:table-cell>
              <table:table-cell office:value-type="float" office:value="-0.021386167">
                <text:p>-0.021386167</text:p>
              </table:table-cell>
              <table:table-cell office:value-type="float" office:value="-0.021386167">
                <text:p>-0.0213861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.0582016137">
                <text:p>-1.0582016137</text:p>
              </table:table-cell>
              <table:table-cell office:value-type="float" office:value="-0.0047058116">
                <text:p>-0.0047058116</text:p>
              </table:table-cell>
              <table:table-cell office:value-type="float" office:value="-0.0047058116">
                <text:p>-0.00470581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0829593367">
                <text:p>-1.0829593367</text:p>
              </table:table-cell>
              <table:table-cell office:value-type="float" office:value="0.0228235746">
                <text:p>0.0228235746</text:p>
              </table:table-cell>
              <table:table-cell office:value-type="float" office:value="0.0228235746">
                <text:p>0.02282357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0956845131">
                <text:p>-1.0956845131</text:p>
              </table:table-cell>
              <table:table-cell office:value-type="float" office:value="0.0351880487">
                <text:p>0.0351880487</text:p>
              </table:table-cell>
              <table:table-cell office:value-type="float" office:value="0.0351880487">
                <text:p>0.0351880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1201638479">
                <text:p>-1.1201638479</text:p>
              </table:table-cell>
              <table:table-cell office:value-type="float" office:value="0.0651656977">
                <text:p>0.0651656977</text:p>
              </table:table-cell>
              <table:table-cell office:value-type="float" office:value="0.0651656977">
                <text:p>0.065165697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1356193437">
                <text:p>-1.1356193437</text:p>
              </table:table-cell>
              <table:table-cell office:value-type="float" office:value="0.0763758808">
                <text:p>0.0763758808</text:p>
              </table:table-cell>
              <table:table-cell office:value-type="float" office:value="0.0763758808">
                <text:p>0.0763758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1621961607">
                <text:p>-1.1621961607</text:p>
              </table:table-cell>
              <table:table-cell office:value-type="float" office:value="0.0634046845">
                <text:p>0.0634046845</text:p>
              </table:table-cell>
              <table:table-cell office:value-type="float" office:value="0.0634046845">
                <text:p>0.06340468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1781078386">
                <text:p>-1.1781078386</text:p>
              </table:table-cell>
              <table:table-cell office:value-type="float" office:value="0.0854104432">
                <text:p>0.0854104432</text:p>
              </table:table-cell>
              <table:table-cell office:value-type="float" office:value="0.0854104432">
                <text:p>0.08541044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958065485">
                <text:p>-1.1958065485</text:p>
              </table:table-cell>
              <table:table-cell office:value-type="float" office:value="0.0934038111">
                <text:p>0.0934038111</text:p>
              </table:table-cell>
              <table:table-cell office:value-type="float" office:value="0.0934038111">
                <text:p>0.0934038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2099184375">
                <text:p>-1.2099184375</text:p>
              </table:table-cell>
              <table:table-cell office:value-type="float" office:value="0.1085435912">
                <text:p>0.1085435912</text:p>
              </table:table-cell>
              <table:table-cell office:value-type="float" office:value="0.1085435912">
                <text:p>0.1085435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.246572094">
                <text:p>-1.246572094</text:p>
              </table:table-cell>
              <table:table-cell office:value-type="float" office:value="0.1129911959">
                <text:p>0.1129911959</text:p>
              </table:table-cell>
              <table:table-cell office:value-type="float" office:value="0.1129911959">
                <text:p>0.11299119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2699225099">
                <text:p>-1.2699225099</text:p>
              </table:table-cell>
              <table:table-cell office:value-type="float" office:value="0.1456581152">
                <text:p>0.1456581152</text:p>
              </table:table-cell>
              <table:table-cell office:value-type="float" office:value="0.1456581152">
                <text:p>0.14565811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3005829156">
                <text:p>-1.3005829156</text:p>
              </table:table-cell>
              <table:table-cell office:value-type="float" office:value="0.2191794747">
                <text:p>0.2191794747</text:p>
              </table:table-cell>
              <table:table-cell office:value-type="float" office:value="0.2191794747">
                <text:p>0.21917947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316566174">
                <text:p>-1.316566174</text:p>
              </table:table-cell>
              <table:table-cell office:value-type="float" office:value="0.2310592086">
                <text:p>0.2310592086</text:p>
              </table:table-cell>
              <table:table-cell office:value-type="float" office:value="0.2310592086">
                <text:p>0.231059208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3444695155">
                <text:p>-1.3444695155</text:p>
              </table:table-cell>
              <table:table-cell office:value-type="float" office:value="0.2038227534">
                <text:p>0.2038227534</text:p>
              </table:table-cell>
              <table:table-cell office:value-type="float" office:value="0.2038227534">
                <text:p>0.20382275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608334468">
                <text:p>-1.3608334468</text:p>
              </table:table-cell>
              <table:table-cell office:value-type="float" office:value="0.2496746458">
                <text:p>0.2496746458</text:p>
              </table:table-cell>
              <table:table-cell office:value-type="float" office:value="0.2496746458">
                <text:p>0.24967464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3795977212">
                <text:p>-1.3795977212</text:p>
              </table:table-cell>
              <table:table-cell office:value-type="float" office:value="0.2313058069">
                <text:p>0.2313058069</text:p>
              </table:table-cell>
              <table:table-cell office:value-type="float" office:value="0.2313058069">
                <text:p>0.23130580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.3945006815">
                <text:p>-1.3945006815</text:p>
              </table:table-cell>
              <table:table-cell office:value-type="float" office:value="0.2336475953">
                <text:p>0.2336475953</text:p>
              </table:table-cell>
              <table:table-cell office:value-type="float" office:value="0.2336475953">
                <text:p>0.23364759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4174261269">
                <text:p>-1.4174261269</text:p>
              </table:table-cell>
              <table:table-cell office:value-type="float" office:value="0.2199100923">
                <text:p>0.2199100923</text:p>
              </table:table-cell>
              <table:table-cell office:value-type="float" office:value="0.2199100923">
                <text:p>0.2199100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4317591337">
                <text:p>-1.4317591337</text:p>
              </table:table-cell>
              <table:table-cell office:value-type="float" office:value="0.2347339531">
                <text:p>0.2347339531</text:p>
              </table:table-cell>
              <table:table-cell office:value-type="float" office:value="0.2347339531">
                <text:p>0.23473395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.4513112687">
                <text:p>-1.4513112687</text:p>
              </table:table-cell>
              <table:table-cell office:value-type="float" office:value="0.2426987456">
                <text:p>0.2426987456</text:p>
              </table:table-cell>
              <table:table-cell office:value-type="float" office:value="0.2426987456">
                <text:p>0.24269874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4652956857">
                <text:p>-1.4652956857</text:p>
              </table:table-cell>
              <table:table-cell office:value-type="float" office:value="0.2776032723">
                <text:p>0.2776032723</text:p>
              </table:table-cell>
              <table:table-cell office:value-type="float" office:value="0.2776032723">
                <text:p>0.27760327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924565666">
                <text:p>-1.4924565666</text:p>
              </table:table-cell>
              <table:table-cell office:value-type="float" office:value="0.2780555338">
                <text:p>0.2780555338</text:p>
              </table:table-cell>
              <table:table-cell office:value-type="float" office:value="0.2780555338">
                <text:p>0.2780555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5146823984">
                <text:p>-1.5146823984</text:p>
              </table:table-cell>
              <table:table-cell office:value-type="float" office:value="0.3035532412">
                <text:p>0.3035532412</text:p>
              </table:table-cell>
              <table:table-cell office:value-type="float" office:value="0.3035532412">
                <text:p>0.30355324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467061225">
                <text:p>-1.5467061225</text:p>
              </table:table-cell>
              <table:table-cell office:value-type="float" office:value="0.3361498119">
                <text:p>0.3361498119</text:p>
              </table:table-cell>
              <table:table-cell office:value-type="float" office:value="0.3361498119">
                <text:p>0.3361498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683033574">
                <text:p>-1.5683033574</text:p>
              </table:table-cell>
              <table:table-cell office:value-type="float" office:value="0.3557637198">
                <text:p>0.3557637198</text:p>
              </table:table-cell>
              <table:table-cell office:value-type="float" office:value="0.3557637198">
                <text:p>0.35576371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.6011818361">
                <text:p>-1.6011818361</text:p>
              </table:table-cell>
              <table:table-cell office:value-type="float" office:value="0.390615268">
                <text:p>0.390615268</text:p>
              </table:table-cell>
              <table:table-cell office:value-type="float" office:value="0.390615268">
                <text:p>0.3906152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6260096433">
                <text:p>-1.6260096433</text:p>
              </table:table-cell>
              <table:table-cell office:value-type="float" office:value="0.393606953">
                <text:p>0.393606953</text:p>
              </table:table-cell>
              <table:table-cell office:value-type="float" office:value="0.393606953">
                <text:p>0.3936069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6555204869">
                <text:p>-1.6555204869</text:p>
              </table:table-cell>
              <table:table-cell office:value-type="float" office:value="0.4506569093">
                <text:p>0.4506569093</text:p>
              </table:table-cell>
              <table:table-cell office:value-type="float" office:value="0.4506569093">
                <text:p>0.45065690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6753640564">
                <text:p>-1.6753640564</text:p>
              </table:table-cell>
              <table:table-cell office:value-type="float" office:value="0.4309134352">
                <text:p>0.4309134352</text:p>
              </table:table-cell>
              <table:table-cell office:value-type="float" office:value="0.4309134352">
                <text:p>0.43091343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7010800712">
                <text:p>-1.7010800712</text:p>
              </table:table-cell>
              <table:table-cell office:value-type="float" office:value="0.4775632752">
                <text:p>0.4775632752</text:p>
              </table:table-cell>
              <table:table-cell office:value-type="float" office:value="0.4775632752">
                <text:p>0.47756327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.7173052814">
                <text:p>-1.7173052814</text:p>
              </table:table-cell>
              <table:table-cell office:value-type="float" office:value="0.4613562993">
                <text:p>0.4613562993</text:p>
              </table:table-cell>
              <table:table-cell office:value-type="float" office:value="0.4613562993">
                <text:p>0.46135629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7437253911">
                <text:p>-1.7437253911</text:p>
              </table:table-cell>
              <table:table-cell office:value-type="float" office:value="0.4727262045">
                <text:p>0.4727262045</text:p>
              </table:table-cell>
              <table:table-cell office:value-type="float" office:value="0.4727262045">
                <text:p>0.47272620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7619117291">
                <text:p>-1.7619117291</text:p>
              </table:table-cell>
              <table:table-cell office:value-type="float" office:value="0.4743402666">
                <text:p>0.4743402666</text:p>
              </table:table-cell>
              <table:table-cell office:value-type="float" office:value="0.4743402666">
                <text:p>0.47434026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.7902178525">
                <text:p>-1.7902178525</text:p>
              </table:table-cell>
              <table:table-cell office:value-type="float" office:value="0.4794458548">
                <text:p>0.4794458548</text:p>
              </table:table-cell>
              <table:table-cell office:value-type="float" office:value="0.4794458548">
                <text:p>0.47944585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8051400254">
                <text:p>-1.8051400254</text:p>
              </table:table-cell>
              <table:table-cell office:value-type="float" office:value="0.4801349266">
                <text:p>0.4801349266</text:p>
              </table:table-cell>
              <table:table-cell office:value-type="float" office:value="0.4801349266">
                <text:p>0.48013492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8253927964">
                <text:p>-1.8253927964</text:p>
              </table:table-cell>
              <table:table-cell office:value-type="float" office:value="0.5068804955">
                <text:p>0.5068804955</text:p>
              </table:table-cell>
              <table:table-cell office:value-type="float" office:value="0.5068804955">
                <text:p>0.5068804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464030201">
                <text:p>-1.8464030201</text:p>
              </table:table-cell>
              <table:table-cell office:value-type="float" office:value="0.5059292016">
                <text:p>0.5059292016</text:p>
              </table:table-cell>
              <table:table-cell office:value-type="float" office:value="0.5059292016">
                <text:p>0.50592920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.8718910144">
                <text:p>-1.8718910144</text:p>
              </table:table-cell>
              <table:table-cell office:value-type="float" office:value="0.5390428478">
                <text:p>0.5390428478</text:p>
              </table:table-cell>
              <table:table-cell office:value-type="float" office:value="0.5390428478">
                <text:p>0.539042847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9142867125">
                <text:p>-1.9142867125</text:p>
              </table:table-cell>
              <table:table-cell office:value-type="float" office:value="0.5074288991">
                <text:p>0.5074288991</text:p>
              </table:table-cell>
              <table:table-cell office:value-type="float" office:value="0.5074288991">
                <text:p>0.50742889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.9295153155">
                <text:p>-1.9295153155</text:p>
              </table:table-cell>
              <table:table-cell office:value-type="float" office:value="0.5977923547">
                <text:p>0.5977923547</text:p>
              </table:table-cell>
              <table:table-cell office:value-type="float" office:value="0.5977923547">
                <text:p>0.59779235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9594129232">
                <text:p>-1.9594129232</text:p>
              </table:table-cell>
              <table:table-cell office:value-type="float" office:value="0.568037267">
                <text:p>0.568037267</text:p>
              </table:table-cell>
              <table:table-cell office:value-type="float" office:value="0.568037267">
                <text:p>0.568037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9789794559">
                <text:p>-1.9789794559</text:p>
              </table:table-cell>
              <table:table-cell office:value-type="float" office:value="0.5629043509">
                <text:p>0.5629043509</text:p>
              </table:table-cell>
              <table:table-cell office:value-type="float" office:value="0.5629043509">
                <text:p>0.5629043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2.0020235108">
                <text:p>-2.0020235108</text:p>
              </table:table-cell>
              <table:table-cell office:value-type="float" office:value="0.575141794">
                <text:p>0.575141794</text:p>
              </table:table-cell>
              <table:table-cell office:value-type="float" office:value="0.575141794">
                <text:p>0.575141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2.0202554904">
                <text:p>-2.0202554904</text:p>
              </table:table-cell>
              <table:table-cell office:value-type="float" office:value="0.5725099394">
                <text:p>0.5725099394</text:p>
              </table:table-cell>
              <table:table-cell office:value-type="float" office:value="0.5725099394">
                <text:p>0.57250993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0312826331">
                <text:p>-2.0312826331</text:p>
              </table:table-cell>
              <table:table-cell office:value-type="float" office:value="0.5828818174">
                <text:p>0.5828818174</text:p>
              </table:table-cell>
              <table:table-cell office:value-type="float" office:value="0.5828818174">
                <text:p>0.58288181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0500892739">
                <text:p>-2.0500892739</text:p>
              </table:table-cell>
              <table:table-cell office:value-type="float" office:value="0.5684220902">
                <text:p>0.5684220902</text:p>
              </table:table-cell>
              <table:table-cell office:value-type="float" office:value="0.5684220902">
                <text:p>0.5684220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.0613364051">
                <text:p>-2.0613364051</text:p>
              </table:table-cell>
              <table:table-cell office:value-type="float" office:value="0.584489971">
                <text:p>0.584489971</text:p>
              </table:table-cell>
              <table:table-cell office:value-type="float" office:value="0.584489971">
                <text:p>0.5844899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.0729064085">
                <text:p>-2.0729064085</text:p>
              </table:table-cell>
              <table:table-cell office:value-type="float" office:value="0.5733216203">
                <text:p>0.5733216203</text:p>
              </table:table-cell>
              <table:table-cell office:value-type="float" office:value="0.5733216203">
                <text:p>0.5733216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0805437064">
                <text:p>-2.0805437064</text:p>
              </table:table-cell>
              <table:table-cell office:value-type="float" office:value="0.5768441695">
                <text:p>0.5768441695</text:p>
              </table:table-cell>
              <table:table-cell office:value-type="float" office:value="0.5768441695">
                <text:p>0.57684416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0953295451">
                <text:p>-2.0953295451</text:p>
              </table:table-cell>
              <table:table-cell office:value-type="float" office:value="0.5689066236">
                <text:p>0.5689066236</text:p>
              </table:table-cell>
              <table:table-cell office:value-type="float" office:value="0.5689066236">
                <text:p>0.5689066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1065922287">
                <text:p>-2.1065922287</text:p>
              </table:table-cell>
              <table:table-cell office:value-type="float" office:value="0.5588426943">
                <text:p>0.5588426943</text:p>
              </table:table-cell>
              <table:table-cell office:value-type="float" office:value="0.5588426943">
                <text:p>0.55884269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2.1263457024">
                <text:p>-2.1263457024</text:p>
              </table:table-cell>
              <table:table-cell office:value-type="float" office:value="0.555748863">
                <text:p>0.555748863</text:p>
              </table:table-cell>
              <table:table-cell office:value-type="float" office:value="0.555748863">
                <text:p>0.5557488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1435501714">
                <text:p>-2.1435501714</text:p>
              </table:table-cell>
              <table:table-cell office:value-type="float" office:value="0.5898713981">
                <text:p>0.5898713981</text:p>
              </table:table-cell>
              <table:table-cell office:value-type="float" office:value="0.5898713981">
                <text:p>0.58987139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2.1716510893">
                <text:p>-2.1716510893</text:p>
              </table:table-cell>
              <table:table-cell office:value-type="float" office:value="0.605939957">
                <text:p>0.605939957</text:p>
              </table:table-cell>
              <table:table-cell office:value-type="float" office:value="0.605939957">
                <text:p>0.6059399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1907686703">
                <text:p>-2.1907686703</text:p>
              </table:table-cell>
              <table:table-cell office:value-type="float" office:value="0.5866969056">
                <text:p>0.5866969056</text:p>
              </table:table-cell>
              <table:table-cell office:value-type="float" office:value="0.5866969056">
                <text:p>0.58669690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2169371939">
                <text:p>-2.2169371939</text:p>
              </table:table-cell>
              <table:table-cell office:value-type="float" office:value="0.5833400368">
                <text:p>0.5833400368</text:p>
              </table:table-cell>
              <table:table-cell office:value-type="float" office:value="0.5833400368">
                <text:p>0.583340036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2.2332594308">
                <text:p>-2.2332594308</text:p>
              </table:table-cell>
              <table:table-cell office:value-type="float" office:value="0.6114563255">
                <text:p>0.6114563255</text:p>
              </table:table-cell>
              <table:table-cell office:value-type="float" office:value="0.6114563255">
                <text:p>0.61145632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.2585194923">
                <text:p>-2.2585194923</text:p>
              </table:table-cell>
              <table:table-cell office:value-type="float" office:value="0.6144077459">
                <text:p>0.6144077459</text:p>
              </table:table-cell>
              <table:table-cell office:value-type="float" office:value="0.6144077459">
                <text:p>0.61440774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2780867788">
                <text:p>-2.2780867788</text:p>
              </table:table-cell>
              <table:table-cell office:value-type="float" office:value="0.6264258043">
                <text:p>0.6264258043</text:p>
              </table:table-cell>
              <table:table-cell office:value-type="float" office:value="0.6264258043">
                <text:p>0.62642580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2.3022336044">
                <text:p>-2.3022336044</text:p>
              </table:table-cell>
              <table:table-cell office:value-type="float" office:value="0.6472533826">
                <text:p>0.6472533826</text:p>
              </table:table-cell>
              <table:table-cell office:value-type="float" office:value="0.6472533826">
                <text:p>0.6472533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3176686271">
                <text:p>-2.3176686271</text:p>
              </table:table-cell>
              <table:table-cell office:value-type="float" office:value="0.6385367338">
                <text:p>0.6385367338</text:p>
              </table:table-cell>
              <table:table-cell office:value-type="float" office:value="0.6385367338">
                <text:p>0.63853673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2.3451513706">
                <text:p>-2.3451513706</text:p>
              </table:table-cell>
              <table:table-cell office:value-type="float" office:value="0.6315067599">
                <text:p>0.6315067599</text:p>
              </table:table-cell>
              <table:table-cell office:value-type="float" office:value="0.6315067599">
                <text:p>0.63150675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2.3616074063">
                <text:p>-2.3616074063</text:p>
              </table:table-cell>
              <table:table-cell office:value-type="float" office:value="0.66609092">
                <text:p>0.66609092</text:p>
              </table:table-cell>
              <table:table-cell office:value-type="float" office:value="0.66609092">
                <text:p>0.6660909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3877533283">
                <text:p>-2.3877533283</text:p>
              </table:table-cell>
              <table:table-cell office:value-type="float" office:value="0.639710815">
                <text:p>0.639710815</text:p>
              </table:table-cell>
              <table:table-cell office:value-type="float" office:value="0.639710815">
                <text:p>0.6397108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2.4018494057">
                <text:p>-2.4018494057</text:p>
              </table:table-cell>
              <table:table-cell office:value-type="float" office:value="0.6459127894">
                <text:p>0.6459127894</text:p>
              </table:table-cell>
              <table:table-cell office:value-type="float" office:value="0.6459127894">
                <text:p>0.64591278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4313638212">
                <text:p>-2.4313638212</text:p>
              </table:table-cell>
              <table:table-cell office:value-type="float" office:value="0.6583631691">
                <text:p>0.6583631691</text:p>
              </table:table-cell>
              <table:table-cell office:value-type="float" office:value="0.6583631691">
                <text:p>0.6583631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2.4507875839">
                <text:p>-2.4507875839</text:p>
              </table:table-cell>
              <table:table-cell office:value-type="float" office:value="0.6572502397">
                <text:p>0.6572502397</text:p>
              </table:table-cell>
              <table:table-cell office:value-type="float" office:value="0.6572502397">
                <text:p>0.65725023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2.6914992228">
                <text:p>-2.6914992228</text:p>
              </table:table-cell>
              <table:table-cell office:value-type="float" office:value="0.4357570772">
                <text:p>0.4357570772</text:p>
              </table:table-cell>
              <table:table-cell office:value-type="float" office:value="0.4357570772">
                <text:p>0.43575707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2.6518962593">
                <text:p>-2.6518962593</text:p>
              </table:table-cell>
              <table:table-cell office:value-type="float" office:value="0.4139068543">
                <text:p>0.4139068543</text:p>
              </table:table-cell>
              <table:table-cell office:value-type="float" office:value="0.4139068543">
                <text:p>0.41390685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2.6202017295">
                <text:p>-2.6202017295</text:p>
              </table:table-cell>
              <table:table-cell office:value-type="float" office:value="0.3887022813">
                <text:p>0.3887022813</text:p>
              </table:table-cell>
              <table:table-cell office:value-type="float" office:value="0.3887022813">
                <text:p>0.38870228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2.5771900107">
                <text:p>-2.5771900107</text:p>
              </table:table-cell>
              <table:table-cell office:value-type="float" office:value="0.4318212155">
                <text:p>0.4318212155</text:p>
              </table:table-cell>
              <table:table-cell office:value-type="float" office:value="0.4318212155">
                <text:p>0.43182121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5521784846">
                <text:p>-2.5521784846</text:p>
              </table:table-cell>
              <table:table-cell office:value-type="float" office:value="0.4297709982">
                <text:p>0.4297709982</text:p>
              </table:table-cell>
              <table:table-cell office:value-type="float" office:value="0.4297709982">
                <text:p>0.429770998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5178639016">
                <text:p>-2.5178639016</text:p>
              </table:table-cell>
              <table:table-cell office:value-type="float" office:value="0.3922788166">
                <text:p>0.3922788166</text:p>
              </table:table-cell>
              <table:table-cell office:value-type="float" office:value="0.3922788166">
                <text:p>0.39227881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2.4743886343">
                <text:p>-2.4743886343</text:p>
              </table:table-cell>
              <table:table-cell office:value-type="float" office:value="0.4025241029">
                <text:p>0.4025241029</text:p>
              </table:table-cell>
              <table:table-cell office:value-type="float" office:value="0.4025241029">
                <text:p>0.4025241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2.4279571362">
                <text:p>-2.4279571362</text:p>
              </table:table-cell>
              <table:table-cell office:value-type="float" office:value="0.3736837303">
                <text:p>0.3736837303</text:p>
              </table:table-cell>
              <table:table-cell office:value-type="float" office:value="0.3736837303">
                <text:p>0.37368373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2.3828693284">
                <text:p>-2.3828693284</text:p>
              </table:table-cell>
              <table:table-cell office:value-type="float" office:value="0.2851267443">
                <text:p>0.2851267443</text:p>
              </table:table-cell>
              <table:table-cell office:value-type="float" office:value="0.2851267443">
                <text:p>0.28512674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3239471056">
                <text:p>-2.3239471056</text:p>
              </table:table-cell>
              <table:table-cell office:value-type="float" office:value="0.3443639587">
                <text:p>0.3443639587</text:p>
              </table:table-cell>
              <table:table-cell office:value-type="float" office:value="0.3443639587">
                <text:p>0.34436395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.2546900697">
                <text:p>-2.2546900697</text:p>
              </table:table-cell>
              <table:table-cell office:value-type="float" office:value="0.3738666164">
                <text:p>0.3738666164</text:p>
              </table:table-cell>
              <table:table-cell office:value-type="float" office:value="0.3738666164">
                <text:p>0.3738666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.1947918637">
                <text:p>-2.1947918637</text:p>
              </table:table-cell>
              <table:table-cell office:value-type="float" office:value="0.342306781">
                <text:p>0.342306781</text:p>
              </table:table-cell>
              <table:table-cell office:value-type="float" office:value="0.342306781">
                <text:p>0.3423067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.1504687243">
                <text:p>-2.1504687243</text:p>
              </table:table-cell>
              <table:table-cell office:value-type="float" office:value="0.2561477785">
                <text:p>0.2561477785</text:p>
              </table:table-cell>
              <table:table-cell office:value-type="float" office:value="0.2561477785">
                <text:p>0.2561477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.0929675225">
                <text:p>-2.0929675225</text:p>
              </table:table-cell>
              <table:table-cell office:value-type="float" office:value="0.3128172991">
                <text:p>0.3128172991</text:p>
              </table:table-cell>
              <table:table-cell office:value-type="float" office:value="0.3128172991">
                <text:p>0.31281729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0623061484">
                <text:p>-2.0623061484</text:p>
              </table:table-cell>
              <table:table-cell office:value-type="float" office:value="0.2984295921">
                <text:p>0.2984295921</text:p>
              </table:table-cell>
              <table:table-cell office:value-type="float" office:value="0.2984295921">
                <text:p>0.29842959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.0036667665">
                <text:p>-2.0036667665</text:p>
              </table:table-cell>
              <table:table-cell office:value-type="float" office:value="0.2748876273">
                <text:p>0.2748876273</text:p>
              </table:table-cell>
              <table:table-cell office:value-type="float" office:value="0.2748876273">
                <text:p>0.27488762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9470215949">
                <text:p>-1.9470215949</text:p>
              </table:table-cell>
              <table:table-cell office:value-type="float" office:value="0.2238361349">
                <text:p>0.2238361349</text:p>
              </table:table-cell>
              <table:table-cell office:value-type="float" office:value="0.2238361349">
                <text:p>0.22383613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8978986952">
                <text:p>-1.8978986952</text:p>
              </table:table-cell>
              <table:table-cell office:value-type="float" office:value="0.2725783237">
                <text:p>0.2725783237</text:p>
              </table:table-cell>
              <table:table-cell office:value-type="float" office:value="0.2725783237">
                <text:p>0.27257832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8634897003">
                <text:p>-1.8634897003</text:p>
              </table:table-cell>
              <table:table-cell office:value-type="float" office:value="0.2705341966">
                <text:p>0.2705341966</text:p>
              </table:table-cell>
              <table:table-cell office:value-type="float" office:value="0.2705341966">
                <text:p>0.27053419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8108735056">
                <text:p>-1.8108735056</text:p>
              </table:table-cell>
              <table:table-cell office:value-type="float" office:value="0.2645763134">
                <text:p>0.2645763134</text:p>
              </table:table-cell>
              <table:table-cell office:value-type="float" office:value="0.2645763134">
                <text:p>0.264576313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7714337517">
                <text:p>-1.7714337517</text:p>
              </table:table-cell>
              <table:table-cell office:value-type="float" office:value="0.2482462667">
                <text:p>0.2482462667</text:p>
              </table:table-cell>
              <table:table-cell office:value-type="float" office:value="0.2482462667">
                <text:p>0.2482462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7170057723">
                <text:p>-1.7170057723</text:p>
              </table:table-cell>
              <table:table-cell office:value-type="float" office:value="0.2381328708">
                <text:p>0.2381328708</text:p>
              </table:table-cell>
              <table:table-cell office:value-type="float" office:value="0.2381328708">
                <text:p>0.23813287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6886152038">
                <text:p>-1.6886152038</text:p>
              </table:table-cell>
              <table:table-cell office:value-type="float" office:value="0.1979895745">
                <text:p>0.1979895745</text:p>
              </table:table-cell>
              <table:table-cell office:value-type="float" office:value="0.1979895745">
                <text:p>0.19798957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6367483611">
                <text:p>-1.6367483611</text:p>
              </table:table-cell>
              <table:table-cell office:value-type="float" office:value="0.1256460982">
                <text:p>0.1256460982</text:p>
              </table:table-cell>
              <table:table-cell office:value-type="float" office:value="0.1256460982">
                <text:p>0.12564609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5997472259">
                <text:p>-1.5997472259</text:p>
              </table:table-cell>
              <table:table-cell office:value-type="float" office:value="0.1218919537">
                <text:p>0.1218919537</text:p>
              </table:table-cell>
              <table:table-cell office:value-type="float" office:value="0.1218919537">
                <text:p>0.12189195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5454655581">
                <text:p>-1.5454655581</text:p>
              </table:table-cell>
              <table:table-cell office:value-type="float" office:value="0.175253361">
                <text:p>0.175253361</text:p>
              </table:table-cell>
              <table:table-cell office:value-type="float" office:value="0.175253361">
                <text:p>0.1752533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5190517822">
                <text:p>-1.5190517822</text:p>
              </table:table-cell>
              <table:table-cell office:value-type="float" office:value="0.1092748863">
                <text:p>0.1092748863</text:p>
              </table:table-cell>
              <table:table-cell office:value-type="float" office:value="0.1092748863">
                <text:p>0.10927488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4728853288">
                <text:p>-1.4728853288</text:p>
              </table:table-cell>
              <table:table-cell office:value-type="float" office:value="0.1550861494">
                <text:p>0.1550861494</text:p>
              </table:table-cell>
              <table:table-cell office:value-type="float" office:value="0.1550861494">
                <text:p>0.15508614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518328713">
                <text:p>-1.4518328713</text:p>
              </table:table-cell>
              <table:table-cell office:value-type="float" office:value="0.1025380956">
                <text:p>0.1025380956</text:p>
              </table:table-cell>
              <table:table-cell office:value-type="float" office:value="0.1025380956">
                <text:p>0.10253809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413600848">
                <text:p>-1.413600848</text:p>
              </table:table-cell>
              <table:table-cell office:value-type="float" office:value="0.1061506704">
                <text:p>0.1061506704</text:p>
              </table:table-cell>
              <table:table-cell office:value-type="float" office:value="0.1061506704">
                <text:p>0.10615067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3769122361">
                <text:p>-1.3769122361</text:p>
              </table:table-cell>
              <table:table-cell office:value-type="float" office:value="0.052880401">
                <text:p>0.052880401</text:p>
              </table:table-cell>
              <table:table-cell office:value-type="float" office:value="0.052880401">
                <text:p>0.0528804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3266489394">
                <text:p>-1.3266489394</text:p>
              </table:table-cell>
              <table:table-cell office:value-type="float" office:value="0.0712617511">
                <text:p>0.0712617511</text:p>
              </table:table-cell>
              <table:table-cell office:value-type="float" office:value="0.0712617511">
                <text:p>0.07126175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.2907298857">
                <text:p>-1.2907298857</text:p>
              </table:table-cell>
              <table:table-cell office:value-type="float" office:value="0.0347488702">
                <text:p>0.0347488702</text:p>
              </table:table-cell>
              <table:table-cell office:value-type="float" office:value="0.0347488702">
                <text:p>0.034748870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2495173502">
                <text:p>-1.2495173502</text:p>
              </table:table-cell>
              <table:table-cell office:value-type="float" office:value="0.0477178838">
                <text:p>0.0477178838</text:p>
              </table:table-cell>
              <table:table-cell office:value-type="float" office:value="0.0477178838">
                <text:p>0.04771788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2213862231">
                <text:p>-1.2213862231</text:p>
              </table:table-cell>
              <table:table-cell office:value-type="float" office:value="0.0124505912">
                <text:p>0.0124505912</text:p>
              </table:table-cell>
              <table:table-cell office:value-type="float" office:value="0.0124505912">
                <text:p>0.01245059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1939964917">
                <text:p>-1.1939964917</text:p>
              </table:table-cell>
              <table:table-cell office:value-type="float" office:value="0.000270117">
                <text:p>0.000270117</text:p>
              </table:table-cell>
              <table:table-cell office:value-type="float" office:value="0.000270117">
                <text:p>0.0002701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1620732507">
                <text:p>-1.1620732507</text:p>
              </table:table-cell>
              <table:table-cell office:value-type="float" office:value="-0.0108114791">
                <text:p>-0.0108114791</text:p>
              </table:table-cell>
              <table:table-cell office:value-type="float" office:value="-0.0108114791">
                <text:p>-0.01081147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1285541897">
                <text:p>-1.1285541897</text:p>
              </table:table-cell>
              <table:table-cell office:value-type="float" office:value="-0.0434813421">
                <text:p>-0.0434813421</text:p>
              </table:table-cell>
              <table:table-cell office:value-type="float" office:value="-0.0434813421">
                <text:p>-0.04348134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.1031617979">
                <text:p>-1.1031617979</text:p>
              </table:table-cell>
              <table:table-cell office:value-type="float" office:value="-0.0173230849">
                <text:p>-0.0173230849</text:p>
              </table:table-cell>
              <table:table-cell office:value-type="float" office:value="-0.0173230849">
                <text:p>-0.01732308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0606769369">
                <text:p>-1.0606769369</text:p>
              </table:table-cell>
              <table:table-cell office:value-type="float" office:value="-0.0443579934">
                <text:p>-0.0443579934</text:p>
              </table:table-cell>
              <table:table-cell office:value-type="float" office:value="-0.0443579934">
                <text:p>-0.04435799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0437196234">
                <text:p>-1.0437196234</text:p>
              </table:table-cell>
              <table:table-cell office:value-type="float" office:value="-0.0521308066">
                <text:p>-0.0521308066</text:p>
              </table:table-cell>
              <table:table-cell office:value-type="float" office:value="-0.0521308066">
                <text:p>-0.0521308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.0004841371">
                <text:p>-1.0004841371</text:p>
              </table:table-cell>
              <table:table-cell office:value-type="float" office:value="-0.0986801762">
                <text:p>-0.0986801762</text:p>
              </table:table-cell>
              <table:table-cell office:value-type="float" office:value="-0.0986801762">
                <text:p>-0.09868017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720152265">
                <text:p>-0.9720152265</text:p>
              </table:table-cell>
              <table:table-cell office:value-type="float" office:value="-0.1159995916">
                <text:p>-0.1159995916</text:p>
              </table:table-cell>
              <table:table-cell office:value-type="float" office:value="-0.1159995916">
                <text:p>-0.11599959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37997344">
                <text:p>-0.937997344</text:p>
              </table:table-cell>
              <table:table-cell office:value-type="float" office:value="-0.114090549">
                <text:p>-0.114090549</text:p>
              </table:table-cell>
              <table:table-cell office:value-type="float" office:value="-0.114090549">
                <text:p>-0.1140905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209898223">
                <text:p>-0.9209898223</text:p>
              </table:table-cell>
              <table:table-cell office:value-type="float" office:value="-0.0971019288">
                <text:p>-0.0971019288</text:p>
              </table:table-cell>
              <table:table-cell office:value-type="float" office:value="-0.0971019288">
                <text:p>-0.09710192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10208829">
                <text:p>-0.910208829</text:p>
              </table:table-cell>
              <table:table-cell office:value-type="float" office:value="-0.1381493372">
                <text:p>-0.1381493372</text:p>
              </table:table-cell>
              <table:table-cell office:value-type="float" office:value="-0.1381493372">
                <text:p>-0.13814933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61057404">
                <text:p>-0.861057404</text:p>
              </table:table-cell>
              <table:table-cell office:value-type="float" office:value="-0.1880648509">
                <text:p>-0.1880648509</text:p>
              </table:table-cell>
              <table:table-cell office:value-type="float" office:value="-0.1880648509">
                <text:p>-0.188064850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8235431724">
                <text:p>-0.8235431724</text:p>
              </table:table-cell>
              <table:table-cell office:value-type="float" office:value="-0.1860203825">
                <text:p>-0.1860203825</text:p>
              </table:table-cell>
              <table:table-cell office:value-type="float" office:value="-0.1860203825">
                <text:p>-0.18602038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887609956">
                <text:p>-0.7887609956</text:p>
              </table:table-cell>
              <table:table-cell office:value-type="float" office:value="-0.2119518902">
                <text:p>-0.2119518902</text:p>
              </table:table-cell>
              <table:table-cell office:value-type="float" office:value="-0.2119518902">
                <text:p>-0.21195189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408008565">
                <text:p>-0.7408008565</text:p>
              </table:table-cell>
              <table:table-cell office:value-type="float" office:value="-0.1640577209">
                <text:p>-0.1640577209</text:p>
              </table:table-cell>
              <table:table-cell office:value-type="float" office:value="-0.1640577209">
                <text:p>-0.16405772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7172650891">
                <text:p>-0.7172650891</text:p>
              </table:table-cell>
              <table:table-cell office:value-type="float" office:value="-0.1659243044">
                <text:p>-0.1659243044</text:p>
              </table:table-cell>
              <table:table-cell office:value-type="float" office:value="-0.1659243044">
                <text:p>-0.16592430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6842202291">
                <text:p>-0.6842202291</text:p>
              </table:table-cell>
              <table:table-cell office:value-type="float" office:value="-0.1831152203">
                <text:p>-0.1831152203</text:p>
              </table:table-cell>
              <table:table-cell office:value-type="float" office:value="-0.1831152203">
                <text:p>-0.18311522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6463680107">
                <text:p>-0.6463680107</text:p>
              </table:table-cell>
              <table:table-cell office:value-type="float" office:value="-0.2104692886">
                <text:p>-0.2104692886</text:p>
              </table:table-cell>
              <table:table-cell office:value-type="float" office:value="-0.2104692886">
                <text:p>-0.21046928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605787438">
                <text:p>-0.605787438</text:p>
              </table:table-cell>
              <table:table-cell office:value-type="float" office:value="-0.170401162">
                <text:p>-0.170401162</text:p>
              </table:table-cell>
              <table:table-cell office:value-type="float" office:value="-0.170401162">
                <text:p>-0.1704011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8910209">
                <text:p>-0.58910209</text:p>
              </table:table-cell>
              <table:table-cell office:value-type="float" office:value="-0.1778002672">
                <text:p>-0.1778002672</text:p>
              </table:table-cell>
              <table:table-cell office:value-type="float" office:value="-0.1778002672">
                <text:p>-0.177800267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5557881765">
                <text:p>-0.5557881765</text:p>
              </table:table-cell>
              <table:table-cell office:value-type="float" office:value="-0.1916719182">
                <text:p>-0.1916719182</text:p>
              </table:table-cell>
              <table:table-cell office:value-type="float" office:value="-0.1916719182">
                <text:p>-0.19167191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5500170119">
                <text:p>-0.5500170119</text:p>
              </table:table-cell>
              <table:table-cell office:value-type="float" office:value="-0.1978917201">
                <text:p>-0.1978917201</text:p>
              </table:table-cell>
              <table:table-cell office:value-type="float" office:value="-0.1978917201">
                <text:p>-0.19789172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5266136071">
                <text:p>-0.5266136071</text:p>
              </table:table-cell>
              <table:table-cell office:value-type="float" office:value="-0.2147787706">
                <text:p>-0.2147787706</text:p>
              </table:table-cell>
              <table:table-cell office:value-type="float" office:value="-0.2147787706">
                <text:p>-0.21477877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4970273234">
                <text:p>-0.4970273234</text:p>
              </table:table-cell>
              <table:table-cell office:value-type="float" office:value="-0.2572077252">
                <text:p>-0.2572077252</text:p>
              </table:table-cell>
              <table:table-cell office:value-type="float" office:value="-0.2572077252">
                <text:p>-0.25720772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4688160358">
                <text:p>-0.4688160358</text:p>
              </table:table-cell>
              <table:table-cell office:value-type="float" office:value="-0.2287591037">
                <text:p>-0.2287591037</text:p>
              </table:table-cell>
              <table:table-cell office:value-type="float" office:value="-0.2287591037">
                <text:p>-0.228759103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258213253">
                <text:p>-0.4258213253</text:p>
              </table:table-cell>
              <table:table-cell office:value-type="float" office:value="-0.2276066003">
                <text:p>-0.2276066003</text:p>
              </table:table-cell>
              <table:table-cell office:value-type="float" office:value="-0.2276066003">
                <text:p>-0.22760660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053011017">
                <text:p>-0.4053011017</text:p>
              </table:table-cell>
              <table:table-cell office:value-type="float" office:value="-0.2406598081">
                <text:p>-0.2406598081</text:p>
              </table:table-cell>
              <table:table-cell office:value-type="float" office:value="-0.2406598081">
                <text:p>-0.24065980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799414314">
                <text:p>-0.3799414314</text:p>
              </table:table-cell>
              <table:table-cell office:value-type="float" office:value="-0.2898431671">
                <text:p>-0.2898431671</text:p>
              </table:table-cell>
              <table:table-cell office:value-type="float" office:value="-0.2898431671">
                <text:p>-0.28984316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435257415">
                <text:p>-0.3435257415</text:p>
              </table:table-cell>
              <table:table-cell office:value-type="float" office:value="-0.2535574069">
                <text:p>-0.2535574069</text:p>
              </table:table-cell>
              <table:table-cell office:value-type="float" office:value="-0.2535574069">
                <text:p>-0.25355740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2832925827">
                <text:p>-0.2832925827</text:p>
              </table:table-cell>
              <table:table-cell office:value-type="float" office:value="-0.2608516585">
                <text:p>-0.2608516585</text:p>
              </table:table-cell>
              <table:table-cell office:value-type="float" office:value="-0.2608516585">
                <text:p>-0.26085165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251511402">
                <text:p>-0.251511402</text:p>
              </table:table-cell>
              <table:table-cell office:value-type="float" office:value="-0.2590517584">
                <text:p>-0.2590517584</text:p>
              </table:table-cell>
              <table:table-cell office:value-type="float" office:value="-0.2590517584">
                <text:p>-0.25905175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2221443873">
                <text:p>-0.2221443873</text:p>
              </table:table-cell>
              <table:table-cell office:value-type="float" office:value="-0.2799950035">
                <text:p>-0.2799950035</text:p>
              </table:table-cell>
              <table:table-cell office:value-type="float" office:value="-0.2799950035">
                <text:p>-0.27999500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1714005178">
                <text:p>-0.1714005178</text:p>
              </table:table-cell>
              <table:table-cell office:value-type="float" office:value="-0.3087661026">
                <text:p>-0.3087661026</text:p>
              </table:table-cell>
              <table:table-cell office:value-type="float" office:value="-0.3087661026">
                <text:p>-0.30876610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135658296">
                <text:p>-0.135658296</text:p>
              </table:table-cell>
              <table:table-cell office:value-type="float" office:value="-0.2731911738">
                <text:p>-0.2731911738</text:p>
              </table:table-cell>
              <table:table-cell office:value-type="float" office:value="-0.2731911738">
                <text:p>-0.27319117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1039950795">
                <text:p>-0.1039950795</text:p>
              </table:table-cell>
              <table:table-cell office:value-type="float" office:value="-0.2706679766">
                <text:p>-0.2706679766</text:p>
              </table:table-cell>
              <table:table-cell office:value-type="float" office:value="-0.2706679766">
                <text:p>-0.27066797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717767258">
                <text:p>-0.0717767258</text:p>
              </table:table-cell>
              <table:table-cell office:value-type="float" office:value="-0.2985437326">
                <text:p>-0.2985437326</text:p>
              </table:table-cell>
              <table:table-cell office:value-type="float" office:value="-0.2985437326">
                <text:p>-0.298543732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38839071">
                <text:p>-0.038839071</text:p>
              </table:table-cell>
              <table:table-cell office:value-type="float" office:value="-0.2656833696">
                <text:p>-0.2656833696</text:p>
              </table:table-cell>
              <table:table-cell office:value-type="float" office:value="-0.2656833696">
                <text:p>-0.26568336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74697124">
                <text:p>0.0074697124</text:p>
              </table:table-cell>
              <table:table-cell office:value-type="float" office:value="-0.2713989872">
                <text:p>-0.2713989872</text:p>
              </table:table-cell>
              <table:table-cell office:value-type="float" office:value="-0.2713989872">
                <text:p>-0.27139898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497435045">
                <text:p>0.0497435045</text:p>
              </table:table-cell>
              <table:table-cell office:value-type="float" office:value="-0.3027183117">
                <text:p>-0.3027183117</text:p>
              </table:table-cell>
              <table:table-cell office:value-type="float" office:value="-0.3027183117">
                <text:p>-0.3027183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805929874">
                <text:p>0.0805929874</text:p>
              </table:table-cell>
              <table:table-cell office:value-type="float" office:value="-0.2720630131">
                <text:p>-0.2720630131</text:p>
              </table:table-cell>
              <table:table-cell office:value-type="float" office:value="-0.2720630131">
                <text:p>-0.27206301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09576359">
                <text:p>0.1109576359</text:p>
              </table:table-cell>
              <table:table-cell office:value-type="float" office:value="-0.2882945102">
                <text:p>-0.2882945102</text:p>
              </table:table-cell>
              <table:table-cell office:value-type="float" office:value="-0.2882945102">
                <text:p>-0.2882945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625824439">
                <text:p>0.1625824439</text:p>
              </table:table-cell>
              <table:table-cell office:value-type="float" office:value="-0.2713198065">
                <text:p>-0.2713198065</text:p>
              </table:table-cell>
              <table:table-cell office:value-type="float" office:value="-0.2713198065">
                <text:p>-0.27131980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776548694">
                <text:p>0.1776548694</text:p>
              </table:table-cell>
              <table:table-cell office:value-type="float" office:value="-0.3053154481">
                <text:p>-0.3053154481</text:p>
              </table:table-cell>
              <table:table-cell office:value-type="float" office:value="-0.3053154481">
                <text:p>-0.30531544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412286145">
                <text:p>0.2412286145</text:p>
              </table:table-cell>
              <table:table-cell office:value-type="float" office:value="-0.2664315396">
                <text:p>-0.2664315396</text:p>
              </table:table-cell>
              <table:table-cell office:value-type="float" office:value="-0.2664315396">
                <text:p>-0.26643153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742381823">
                <text:p>0.2742381823</text:p>
              </table:table-cell>
              <table:table-cell office:value-type="float" office:value="-0.2936133978">
                <text:p>-0.2936133978</text:p>
              </table:table-cell>
              <table:table-cell office:value-type="float" office:value="-0.2936133978">
                <text:p>-0.29361339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398485919">
                <text:p>0.3398485919</text:p>
              </table:table-cell>
              <table:table-cell office:value-type="float" office:value="-0.2548762936">
                <text:p>-0.2548762936</text:p>
              </table:table-cell>
              <table:table-cell office:value-type="float" office:value="-0.2548762936">
                <text:p>-0.2548762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514398739">
                <text:p>0.3514398739</text:p>
              </table:table-cell>
              <table:table-cell office:value-type="float" office:value="-0.2899886256">
                <text:p>-0.2899886256</text:p>
              </table:table-cell>
              <table:table-cell office:value-type="float" office:value="-0.2899886256">
                <text:p>-0.28998862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036565432">
                <text:p>0.4036565432</text:p>
              </table:table-cell>
              <table:table-cell office:value-type="float" office:value="-0.3137147193">
                <text:p>-0.3137147193</text:p>
              </table:table-cell>
              <table:table-cell office:value-type="float" office:value="-0.3137147193">
                <text:p>-0.31371471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233658293">
                <text:p>0.4233658293</text:p>
              </table:table-cell>
              <table:table-cell office:value-type="float" office:value="-0.3168853565">
                <text:p>-0.3168853565</text:p>
              </table:table-cell>
              <table:table-cell office:value-type="float" office:value="-0.3168853565">
                <text:p>-0.3168853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50028505">
                <text:p>0.4850028505</text:p>
              </table:table-cell>
              <table:table-cell office:value-type="float" office:value="-0.2987376066">
                <text:p>-0.2987376066</text:p>
              </table:table-cell>
              <table:table-cell office:value-type="float" office:value="-0.2987376066">
                <text:p>-0.29873760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5132332969">
                <text:p>0.5132332969</text:p>
              </table:table-cell>
              <table:table-cell office:value-type="float" office:value="-0.2932737377">
                <text:p>-0.2932737377</text:p>
              </table:table-cell>
              <table:table-cell office:value-type="float" office:value="-0.2932737377">
                <text:p>-0.293273737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554706017">
                <text:p>0.554706017</text:p>
              </table:table-cell>
              <table:table-cell office:value-type="float" office:value="-0.2851639676">
                <text:p>-0.2851639676</text:p>
              </table:table-cell>
              <table:table-cell office:value-type="float" office:value="-0.2851639676">
                <text:p>-0.2851639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76064302">
                <text:p>0.576064302</text:p>
              </table:table-cell>
              <table:table-cell office:value-type="float" office:value="-0.2778630007">
                <text:p>-0.2778630007</text:p>
              </table:table-cell>
              <table:table-cell office:value-type="float" office:value="-0.2778630007">
                <text:p>-0.277863000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6153380175">
                <text:p>0.6153380175</text:p>
              </table:table-cell>
              <table:table-cell office:value-type="float" office:value="-0.2384232434">
                <text:p>-0.2384232434</text:p>
              </table:table-cell>
              <table:table-cell office:value-type="float" office:value="-0.2384232434">
                <text:p>-0.238423243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637336237">
                <text:p>0.637336237</text:p>
              </table:table-cell>
              <table:table-cell office:value-type="float" office:value="-0.2510150435">
                <text:p>-0.2510150435</text:p>
              </table:table-cell>
              <table:table-cell office:value-type="float" office:value="-0.2510150435">
                <text:p>-0.251015043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6641945069">
                <text:p>0.6641945069</text:p>
              </table:table-cell>
              <table:table-cell office:value-type="float" office:value="-0.27885094">
                <text:p>-0.27885094</text:p>
              </table:table-cell>
              <table:table-cell office:value-type="float" office:value="-0.27885094">
                <text:p>-0.278850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929096361">
                <text:p>0.6929096361</text:p>
              </table:table-cell>
              <table:table-cell office:value-type="float" office:value="-0.2499342487">
                <text:p>-0.2499342487</text:p>
              </table:table-cell>
              <table:table-cell office:value-type="float" office:value="-0.2499342487">
                <text:p>-0.249934248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340794549">
                <text:p>0.7340794549</text:p>
              </table:table-cell>
              <table:table-cell office:value-type="float" office:value="-0.2274875719">
                <text:p>-0.2274875719</text:p>
              </table:table-cell>
              <table:table-cell office:value-type="float" office:value="-0.2274875719">
                <text:p>-0.227487571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7597421461">
                <text:p>0.7597421461</text:p>
              </table:table-cell>
              <table:table-cell office:value-type="float" office:value="-0.2383497285">
                <text:p>-0.2383497285</text:p>
              </table:table-cell>
              <table:table-cell office:value-type="float" office:value="-0.2383497285">
                <text:p>-0.23834972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7921321803">
                <text:p>0.7921321803</text:p>
              </table:table-cell>
              <table:table-cell office:value-type="float" office:value="-0.239403202">
                <text:p>-0.239403202</text:p>
              </table:table-cell>
              <table:table-cell office:value-type="float" office:value="-0.239403202">
                <text:p>-0.2394032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8157057787">
                <text:p>0.8157057787</text:p>
              </table:table-cell>
              <table:table-cell office:value-type="float" office:value="-0.2544432916">
                <text:p>-0.2544432916</text:p>
              </table:table-cell>
              <table:table-cell office:value-type="float" office:value="-0.2544432916">
                <text:p>-0.25444329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846445575">
                <text:p>0.846445575</text:p>
              </table:table-cell>
              <table:table-cell office:value-type="float" office:value="-0.2455895077">
                <text:p>-0.2455895077</text:p>
              </table:table-cell>
              <table:table-cell office:value-type="float" office:value="-0.2455895077">
                <text:p>-0.24558950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706582207">
                <text:p>0.8706582207</text:p>
              </table:table-cell>
              <table:table-cell office:value-type="float" office:value="-0.2500835324">
                <text:p>-0.2500835324</text:p>
              </table:table-cell>
              <table:table-cell office:value-type="float" office:value="-0.2500835324">
                <text:p>-0.25008353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075423855">
                <text:p>0.9075423855</text:p>
              </table:table-cell>
              <table:table-cell office:value-type="float" office:value="-0.2257860138">
                <text:p>-0.2257860138</text:p>
              </table:table-cell>
              <table:table-cell office:value-type="float" office:value="-0.2257860138">
                <text:p>-0.22578601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265156342">
                <text:p>0.9265156342</text:p>
              </table:table-cell>
              <table:table-cell office:value-type="float" office:value="-0.2069407413">
                <text:p>-0.2069407413</text:p>
              </table:table-cell>
              <table:table-cell office:value-type="float" office:value="-0.2069407413">
                <text:p>-0.20694074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571217464">
                <text:p>0.9571217464</text:p>
              </table:table-cell>
              <table:table-cell office:value-type="float" office:value="-0.2277717347">
                <text:p>-0.2277717347</text:p>
              </table:table-cell>
              <table:table-cell office:value-type="float" office:value="-0.2277717347">
                <text:p>-0.227771734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45206232">
                <text:p>0.9745206232</text:p>
              </table:table-cell>
              <table:table-cell office:value-type="float" office:value="-0.2104129852">
                <text:p>-0.2104129852</text:p>
              </table:table-cell>
              <table:table-cell office:value-type="float" office:value="-0.2104129852">
                <text:p>-0.21041298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083825328">
                <text:p>1.0083825328</text:p>
              </table:table-cell>
              <table:table-cell office:value-type="float" office:value="-0.2145758223">
                <text:p>-0.2145758223</text:p>
              </table:table-cell>
              <table:table-cell office:value-type="float" office:value="-0.2145758223">
                <text:p>-0.21457582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46177905">
                <text:p>1.0346177905</text:p>
              </table:table-cell>
              <table:table-cell office:value-type="float" office:value="-0.2041861086">
                <text:p>-0.2041861086</text:p>
              </table:table-cell>
              <table:table-cell office:value-type="float" office:value="-0.2041861086">
                <text:p>-0.204186108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751233175">
                <text:p>1.0751233175</text:p>
              </table:table-cell>
              <table:table-cell office:value-type="float" office:value="-0.1922852336">
                <text:p>-0.1922852336</text:p>
              </table:table-cell>
              <table:table-cell office:value-type="float" office:value="-0.1922852336">
                <text:p>-0.19228523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991387058">
                <text:p>1.0991387058</text:p>
              </table:table-cell>
              <table:table-cell office:value-type="float" office:value="-0.1806125284">
                <text:p>-0.1806125284</text:p>
              </table:table-cell>
              <table:table-cell office:value-type="float" office:value="-0.1806125284">
                <text:p>-0.1806125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1293280365">
                <text:p>1.1293280365</text:p>
              </table:table-cell>
              <table:table-cell office:value-type="float" office:value="-0.1810274041">
                <text:p>-0.1810274041</text:p>
              </table:table-cell>
              <table:table-cell office:value-type="float" office:value="-0.1810274041">
                <text:p>-0.181027404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1497956761">
                <text:p>1.1497956761</text:p>
              </table:table-cell>
              <table:table-cell office:value-type="float" office:value="-0.180308187">
                <text:p>-0.180308187</text:p>
              </table:table-cell>
              <table:table-cell office:value-type="float" office:value="-0.180308187">
                <text:p>-0.1803081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1882727371">
                <text:p>1.1882727371</text:p>
              </table:table-cell>
              <table:table-cell office:value-type="float" office:value="-0.175941614">
                <text:p>-0.175941614</text:p>
              </table:table-cell>
              <table:table-cell office:value-type="float" office:value="-0.175941614">
                <text:p>-0.1759416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2156353714">
                <text:p>1.2156353714</text:p>
              </table:table-cell>
              <table:table-cell office:value-type="float" office:value="-0.1630606856">
                <text:p>-0.1630606856</text:p>
              </table:table-cell>
              <table:table-cell office:value-type="float" office:value="-0.1630606856">
                <text:p>-0.163060685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2564476439">
                <text:p>1.2564476439</text:p>
              </table:table-cell>
              <table:table-cell office:value-type="float" office:value="-0.1647449965">
                <text:p>-0.1647449965</text:p>
              </table:table-cell>
              <table:table-cell office:value-type="float" office:value="-0.1647449965">
                <text:p>-0.16474499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2813457179">
                <text:p>1.2813457179</text:p>
              </table:table-cell>
              <table:table-cell office:value-type="float" office:value="-0.155830583">
                <text:p>-0.155830583</text:p>
              </table:table-cell>
              <table:table-cell office:value-type="float" office:value="-0.155830583">
                <text:p>-0.1558305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191839276">
                <text:p>1.3191839276</text:p>
              </table:table-cell>
              <table:table-cell office:value-type="float" office:value="-0.1576345989">
                <text:p>-0.1576345989</text:p>
              </table:table-cell>
              <table:table-cell office:value-type="float" office:value="-0.1576345989">
                <text:p>-0.15763459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3419974405">
                <text:p>1.3419974405</text:p>
              </table:table-cell>
              <table:table-cell office:value-type="float" office:value="-0.1644247987">
                <text:p>-0.1644247987</text:p>
              </table:table-cell>
              <table:table-cell office:value-type="float" office:value="-0.1644247987">
                <text:p>-0.164424798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3802772836">
                <text:p>1.3802772836</text:p>
              </table:table-cell>
              <table:table-cell office:value-type="float" office:value="-0.1767654193">
                <text:p>-0.1767654193</text:p>
              </table:table-cell>
              <table:table-cell office:value-type="float" office:value="-0.1767654193">
                <text:p>-0.17676541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057451919">
                <text:p>1.4057451919</text:p>
              </table:table-cell>
              <table:table-cell office:value-type="float" office:value="-0.1506198422">
                <text:p>-0.1506198422</text:p>
              </table:table-cell>
              <table:table-cell office:value-type="float" office:value="-0.1506198422">
                <text:p>-0.150619842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4437959899">
                <text:p>1.4437959899</text:p>
              </table:table-cell>
              <table:table-cell office:value-type="float" office:value="-0.1234299414">
                <text:p>-0.1234299414</text:p>
              </table:table-cell>
              <table:table-cell office:value-type="float" office:value="-0.1234299414">
                <text:p>-0.1234299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4659030299">
                <text:p>1.4659030299</text:p>
              </table:table-cell>
              <table:table-cell office:value-type="float" office:value="-0.1322475158">
                <text:p>-0.1322475158</text:p>
              </table:table-cell>
              <table:table-cell office:value-type="float" office:value="-0.1322475158">
                <text:p>-0.132247515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4968224719">
                <text:p>1.4968224719</text:p>
              </table:table-cell>
              <table:table-cell office:value-type="float" office:value="-0.1102322739">
                <text:p>-0.1102322739</text:p>
              </table:table-cell>
              <table:table-cell office:value-type="float" office:value="-0.1102322739">
                <text:p>-0.110232273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5203415939">
                <text:p>1.5203415939</text:p>
              </table:table-cell>
              <table:table-cell office:value-type="float" office:value="-0.1180559602">
                <text:p>-0.1180559602</text:p>
              </table:table-cell>
              <table:table-cell office:value-type="float" office:value="-0.1180559602">
                <text:p>-0.11805596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559764262">
                <text:p>1.559764262</text:p>
              </table:table-cell>
              <table:table-cell office:value-type="float" office:value="-0.1285993906">
                <text:p>-0.1285993906</text:p>
              </table:table-cell>
              <table:table-cell office:value-type="float" office:value="-0.1285993906">
                <text:p>-0.12859939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5827497602">
                <text:p>1.5827497602</text:p>
              </table:table-cell>
              <table:table-cell office:value-type="float" office:value="-0.1166059613">
                <text:p>-0.1166059613</text:p>
              </table:table-cell>
              <table:table-cell office:value-type="float" office:value="-0.1166059613">
                <text:p>-0.11660596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6165254838">
                <text:p>1.6165254838</text:p>
              </table:table-cell>
              <table:table-cell office:value-type="float" office:value="-0.11455279">
                <text:p>-0.11455279</text:p>
              </table:table-cell>
              <table:table-cell office:value-type="float" office:value="-0.11455279">
                <text:p>-0.114552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6406301631">
                <text:p>1.6406301631</text:p>
              </table:table-cell>
              <table:table-cell office:value-type="float" office:value="-0.0981855145">
                <text:p>-0.0981855145</text:p>
              </table:table-cell>
              <table:table-cell office:value-type="float" office:value="-0.0981855145">
                <text:p>-0.09818551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763395619">
                <text:p>1.6763395619</text:p>
              </table:table-cell>
              <table:table-cell office:value-type="float" office:value="-0.0623557621">
                <text:p>-0.0623557621</text:p>
              </table:table-cell>
              <table:table-cell office:value-type="float" office:value="-0.0623557621">
                <text:p>-0.06235576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6986709703">
                <text:p>1.6986709703</text:p>
              </table:table-cell>
              <table:table-cell office:value-type="float" office:value="-0.064176846">
                <text:p>-0.064176846</text:p>
              </table:table-cell>
              <table:table-cell office:value-type="float" office:value="-0.064176846">
                <text:p>-0.0641768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291434636">
                <text:p>1.7291434636</text:p>
              </table:table-cell>
              <table:table-cell office:value-type="float" office:value="-0.0462480995">
                <text:p>-0.0462480995</text:p>
              </table:table-cell>
              <table:table-cell office:value-type="float" office:value="-0.0462480995">
                <text:p>-0.04624809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7505793293">
                <text:p>1.7505793293</text:p>
              </table:table-cell>
              <table:table-cell office:value-type="float" office:value="-0.0681780281">
                <text:p>-0.0681780281</text:p>
              </table:table-cell>
              <table:table-cell office:value-type="float" office:value="-0.0681780281">
                <text:p>-0.06817802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7848853">
                <text:p>1.7848853</text:p>
              </table:table-cell>
              <table:table-cell office:value-type="float" office:value="-0.0338492473">
                <text:p>-0.0338492473</text:p>
              </table:table-cell>
              <table:table-cell office:value-type="float" office:value="-0.0338492473">
                <text:p>-0.03384924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060729575">
                <text:p>1.8060729575</text:p>
              </table:table-cell>
              <table:table-cell office:value-type="float" office:value="-0.0424710465">
                <text:p>-0.0424710465</text:p>
              </table:table-cell>
              <table:table-cell office:value-type="float" office:value="-0.0424710465">
                <text:p>-0.04247104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353489287">
                <text:p>1.8353489287</text:p>
              </table:table-cell>
              <table:table-cell office:value-type="float" office:value="-0.0416492667">
                <text:p>-0.0416492667</text:p>
              </table:table-cell>
              <table:table-cell office:value-type="float" office:value="-0.0416492667">
                <text:p>-0.0416492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8575842499">
                <text:p>1.8575842499</text:p>
              </table:table-cell>
              <table:table-cell office:value-type="float" office:value="-0.0330600661">
                <text:p>-0.0330600661</text:p>
              </table:table-cell>
              <table:table-cell office:value-type="float" office:value="-0.0330600661">
                <text:p>-0.03306006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8936643344">
                <text:p>1.8936643344</text:p>
              </table:table-cell>
              <table:table-cell office:value-type="float" office:value="-0.0248375137">
                <text:p>-0.0248375137</text:p>
              </table:table-cell>
              <table:table-cell office:value-type="float" office:value="-0.0248375137">
                <text:p>-0.024837513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201256341">
                <text:p>1.9201256341</text:p>
              </table:table-cell>
              <table:table-cell office:value-type="float" office:value="-0.0426137264">
                <text:p>-0.0426137264</text:p>
              </table:table-cell>
              <table:table-cell office:value-type="float" office:value="-0.0426137264">
                <text:p>-0.04261372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9579567941">
                <text:p>1.9579567941</text:p>
              </table:table-cell>
              <table:table-cell office:value-type="float" office:value="-0.0216237998">
                <text:p>-0.0216237998</text:p>
              </table:table-cell>
              <table:table-cell office:value-type="float" office:value="-0.0216237998">
                <text:p>-0.0216237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9837073303">
                <text:p>1.9837073303</text:p>
              </table:table-cell>
              <table:table-cell office:value-type="float" office:value="0.0042427503">
                <text:p>0.0042427503</text:p>
              </table:table-cell>
              <table:table-cell office:value-type="float" office:value="0.0042427503">
                <text:p>0.004242750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0254813112">
                <text:p>2.0254813112</text:p>
              </table:table-cell>
              <table:table-cell office:value-type="float" office:value="0.0092045181">
                <text:p>0.0092045181</text:p>
              </table:table-cell>
              <table:table-cell office:value-type="float" office:value="0.0092045181">
                <text:p>0.00920451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050463529">
                <text:p>2.050463529</text:p>
              </table:table-cell>
              <table:table-cell office:value-type="float" office:value="0.0179109256">
                <text:p>0.0179109256</text:p>
              </table:table-cell>
              <table:table-cell office:value-type="float" office:value="0.0179109256">
                <text:p>0.01791092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0855196529">
                <text:p>2.0855196529</text:p>
              </table:table-cell>
              <table:table-cell office:value-type="float" office:value="0.0195258053">
                <text:p>0.0195258053</text:p>
              </table:table-cell>
              <table:table-cell office:value-type="float" office:value="0.0195258053">
                <text:p>0.01952580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1101480074">
                <text:p>2.1101480074</text:p>
              </table:table-cell>
              <table:table-cell office:value-type="float" office:value="0.0298095591">
                <text:p>0.0298095591</text:p>
              </table:table-cell>
              <table:table-cell office:value-type="float" office:value="0.0298095591">
                <text:p>0.029809559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1492238355">
                <text:p>2.1492238355</text:p>
              </table:table-cell>
              <table:table-cell office:value-type="float" office:value="0.0458577357">
                <text:p>0.0458577357</text:p>
              </table:table-cell>
              <table:table-cell office:value-type="float" office:value="0.0458577357">
                <text:p>0.04585773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720918243">
                <text:p>2.1720918243</text:p>
              </table:table-cell>
              <table:table-cell office:value-type="float" office:value="0.0292813642">
                <text:p>0.0292813642</text:p>
              </table:table-cell>
              <table:table-cell office:value-type="float" office:value="0.0292813642">
                <text:p>0.029281364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2001682475">
                <text:p>2.2001682475</text:p>
              </table:table-cell>
              <table:table-cell office:value-type="float" office:value="0.0575528929">
                <text:p>0.0575528929</text:p>
              </table:table-cell>
              <table:table-cell office:value-type="float" office:value="0.0575528929">
                <text:p>0.05755289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2191375863">
                <text:p>2.2191375863</text:p>
              </table:table-cell>
              <table:table-cell office:value-type="float" office:value="0.0328975621">
                <text:p>0.0328975621</text:p>
              </table:table-cell>
              <table:table-cell office:value-type="float" office:value="0.0328975621">
                <text:p>0.032897562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2561966708">
                <text:p>2.2561966708</text:p>
              </table:table-cell>
              <table:table-cell office:value-type="float" office:value="0.0696991714">
                <text:p>0.0696991714</text:p>
              </table:table-cell>
              <table:table-cell office:value-type="float" office:value="0.0696991714">
                <text:p>0.06969917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2840985916">
                <text:p>2.2840985916</text:p>
              </table:table-cell>
              <table:table-cell office:value-type="float" office:value="0.0435223404">
                <text:p>0.0435223404</text:p>
              </table:table-cell>
              <table:table-cell office:value-type="float" office:value="0.0435223404">
                <text:p>0.04352234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3263231736">
                <text:p>2.3263231736</text:p>
              </table:table-cell>
              <table:table-cell office:value-type="float" office:value="0.0857465145">
                <text:p>0.0857465145</text:p>
              </table:table-cell>
              <table:table-cell office:value-type="float" office:value="0.0857465145">
                <text:p>0.08574651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3553573583">
                <text:p>2.3553573583</text:p>
              </table:table-cell>
              <table:table-cell office:value-type="float" office:value="0.0949481612">
                <text:p>0.0949481612</text:p>
              </table:table-cell>
              <table:table-cell office:value-type="float" office:value="0.0949481612">
                <text:p>0.09494816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3986685257">
                <text:p>2.3986685257</text:p>
              </table:table-cell>
              <table:table-cell office:value-type="float" office:value="0.0994011038">
                <text:p>0.0994011038</text:p>
              </table:table-cell>
              <table:table-cell office:value-type="float" office:value="0.0994011038">
                <text:p>0.09940110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4276761499">
                <text:p>2.4276761499</text:p>
              </table:table-cell>
              <table:table-cell office:value-type="float" office:value="0.0832341544">
                <text:p>0.0832341544</text:p>
              </table:table-cell>
              <table:table-cell office:value-type="float" office:value="0.0832341544">
                <text:p>0.083234154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4813135394">
                <text:p>2.4813135394</text:p>
              </table:table-cell>
              <table:table-cell office:value-type="float" office:value="0.1174741026">
                <text:p>0.1174741026</text:p>
              </table:table-cell>
              <table:table-cell office:value-type="float" office:value="0.1174741026">
                <text:p>0.1174741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5130142257">
                <text:p>2.5130142257</text:p>
              </table:table-cell>
              <table:table-cell office:value-type="float" office:value="0.0760443375">
                <text:p>0.0760443375</text:p>
              </table:table-cell>
              <table:table-cell office:value-type="float" office:value="0.0760443375">
                <text:p>0.07604433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5697552192">
                <text:p>2.5697552192</text:p>
              </table:table-cell>
              <table:table-cell office:value-type="float" office:value="0.0839185894">
                <text:p>0.0839185894</text:p>
              </table:table-cell>
              <table:table-cell office:value-type="float" office:value="0.0839185894">
                <text:p>0.08391858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6057957861">
                <text:p>2.6057957861</text:p>
              </table:table-cell>
              <table:table-cell office:value-type="float" office:value="0.1194169281">
                <text:p>0.1194169281</text:p>
              </table:table-cell>
              <table:table-cell office:value-type="float" office:value="0.1194169281">
                <text:p>0.11941692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6579581663">
                <text:p>2.6579581663</text:p>
              </table:table-cell>
              <table:table-cell office:value-type="float" office:value="0.1491262793">
                <text:p>0.1491262793</text:p>
              </table:table-cell>
              <table:table-cell office:value-type="float" office:value="0.1491262793">
                <text:p>0.149126279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6932336948">
                <text:p>2.6932336948</text:p>
              </table:table-cell>
              <table:table-cell office:value-type="float" office:value="0.115757962">
                <text:p>0.115757962</text:p>
              </table:table-cell>
              <table:table-cell office:value-type="float" office:value="0.115757962">
                <text:p>0.11575796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7489300945">
                <text:p>2.7489300945</text:p>
              </table:table-cell>
              <table:table-cell office:value-type="float" office:value="0.1711567477">
                <text:p>0.1711567477</text:p>
              </table:table-cell>
              <table:table-cell office:value-type="float" office:value="0.1711567477">
                <text:p>0.17115674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78497445">
                <text:p>2.78497445</text:p>
              </table:table-cell>
              <table:table-cell office:value-type="float" office:value="0.1496830798">
                <text:p>0.1496830798</text:p>
              </table:table-cell>
              <table:table-cell office:value-type="float" office:value="0.1496830798">
                <text:p>0.149683079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8346034595">
                <text:p>2.8346034595</text:p>
              </table:table-cell>
              <table:table-cell office:value-type="float" office:value="0.1995875162">
                <text:p>0.1995875162</text:p>
              </table:table-cell>
              <table:table-cell office:value-type="float" office:value="0.1995875162">
                <text:p>0.19958751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8662706734">
                <text:p>2.8662706734</text:p>
              </table:table-cell>
              <table:table-cell office:value-type="float" office:value="0.1908195945">
                <text:p>0.1908195945</text:p>
              </table:table-cell>
              <table:table-cell office:value-type="float" office:value="0.1908195945">
                <text:p>0.19081959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1099889">
                <text:p>2.91099889</text:p>
              </table:table-cell>
              <table:table-cell office:value-type="float" office:value="0.1748898595">
                <text:p>0.1748898595</text:p>
              </table:table-cell>
              <table:table-cell office:value-type="float" office:value="0.1748898595">
                <text:p>0.17488985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360591121">
                <text:p>2.9360591121</text:p>
              </table:table-cell>
              <table:table-cell office:value-type="float" office:value="0.2005715706">
                <text:p>0.2005715706</text:p>
              </table:table-cell>
              <table:table-cell office:value-type="float" office:value="0.2005715706">
                <text:p>0.20057157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836419937">
                <text:p>2.9836419937</text:p>
              </table:table-cell>
              <table:table-cell office:value-type="float" office:value="0.235460851">
                <text:p>0.235460851</text:p>
              </table:table-cell>
              <table:table-cell office:value-type="float" office:value="0.235460851">
                <text:p>0.2354608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0124761995">
                <text:p>3.0124761995</text:p>
              </table:table-cell>
              <table:table-cell office:value-type="float" office:value="0.215939206">
                <text:p>0.215939206</text:p>
              </table:table-cell>
              <table:table-cell office:value-type="float" office:value="0.215939206">
                <text:p>0.21593920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602450608">
                <text:p>3.0602450608</text:p>
              </table:table-cell>
              <table:table-cell office:value-type="float" office:value="0.2637006046">
                <text:p>0.2637006046</text:p>
              </table:table-cell>
              <table:table-cell office:value-type="float" office:value="0.2637006046">
                <text:p>0.26370060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879744774">
                <text:p>3.0879744774</text:p>
              </table:table-cell>
              <table:table-cell office:value-type="float" office:value="0.2707590114">
                <text:p>0.2707590114</text:p>
              </table:table-cell>
              <table:table-cell office:value-type="float" office:value="0.2707590114">
                <text:p>0.27075901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277623336">
                <text:p>3.1277623336</text:p>
              </table:table-cell>
              <table:table-cell office:value-type="float" office:value="0.2675378251">
                <text:p>0.2675378251</text:p>
              </table:table-cell>
              <table:table-cell office:value-type="float" office:value="0.2675378251">
                <text:p>0.26753782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341914451">
                <text:p>3.1341914451</text:p>
              </table:table-cell>
              <table:table-cell office:value-type="float" office:value="0.6231730733">
                <text:p>0.6231730733</text:p>
              </table:table-cell>
              <table:table-cell office:value-type="float" office:value="0.6231730733">
                <text:p>0.62317307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077884295">
                <text:p>3.1077884295</text:p>
              </table:table-cell>
              <table:table-cell office:value-type="float" office:value="0.5971203648">
                <text:p>0.5971203648</text:p>
              </table:table-cell>
              <table:table-cell office:value-type="float" office:value="0.5971203648">
                <text:p>0.59712036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02995019">
                <text:p>3.0602995019</text:p>
              </table:table-cell>
              <table:table-cell office:value-type="float" office:value="0.57223493">
                <text:p>0.57223493</text:p>
              </table:table-cell>
              <table:table-cell office:value-type="float" office:value="0.57223493">
                <text:p>0.572234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228992429">
                <text:p>3.0228992429</text:p>
              </table:table-cell>
              <table:table-cell office:value-type="float" office:value="0.5773173386">
                <text:p>0.5773173386</text:p>
              </table:table-cell>
              <table:table-cell office:value-type="float" office:value="0.5773173386">
                <text:p>0.577317338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.9678741043">
                <text:p>2.9678741043</text:p>
              </table:table-cell>
              <table:table-cell office:value-type="float" office:value="0.5519580974">
                <text:p>0.5519580974</text:p>
              </table:table-cell>
              <table:table-cell office:value-type="float" office:value="0.5519580974">
                <text:p>0.551958097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9304868646">
                <text:p>2.9304868646</text:p>
              </table:table-cell>
              <table:table-cell office:value-type="float" office:value="0.5662215366">
                <text:p>0.5662215366</text:p>
              </table:table-cell>
              <table:table-cell office:value-type="float" office:value="0.5662215366">
                <text:p>0.56622153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.8712973359">
                <text:p>2.8712973359</text:p>
              </table:table-cell>
              <table:table-cell office:value-type="float" office:value="0.5593764463">
                <text:p>0.5593764463</text:p>
              </table:table-cell>
              <table:table-cell office:value-type="float" office:value="0.5593764463">
                <text:p>0.55937644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.8283253637">
                <text:p>2.8283253637</text:p>
              </table:table-cell>
              <table:table-cell office:value-type="float" office:value="0.5467095403">
                <text:p>0.5467095403</text:p>
              </table:table-cell>
              <table:table-cell office:value-type="float" office:value="0.5467095403">
                <text:p>0.54670954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.768887268">
                <text:p>2.768887268</text:p>
              </table:table-cell>
              <table:table-cell office:value-type="float" office:value="0.5448463099">
                <text:p>0.5448463099</text:p>
              </table:table-cell>
              <table:table-cell office:value-type="float" office:value="0.5448463099">
                <text:p>0.54484630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.7120552949">
                <text:p>2.7120552949</text:p>
              </table:table-cell>
              <table:table-cell office:value-type="float" office:value="0.5669924415">
                <text:p>0.5669924415</text:p>
              </table:table-cell>
              <table:table-cell office:value-type="float" office:value="0.5669924415">
                <text:p>0.56699244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.6354613809">
                <text:p>2.6354613809</text:p>
              </table:table-cell>
              <table:table-cell office:value-type="float" office:value="0.490416483">
                <text:p>0.490416483</text:p>
              </table:table-cell>
              <table:table-cell office:value-type="float" office:value="0.490416483">
                <text:p>0.4904164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5864622684">
                <text:p>2.5864622684</text:p>
              </table:table-cell>
              <table:table-cell office:value-type="float" office:value="0.5405305288">
                <text:p>0.5405305288</text:p>
              </table:table-cell>
              <table:table-cell office:value-type="float" office:value="0.5405305288">
                <text:p>0.54053052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.518559604">
                <text:p>2.518559604</text:p>
              </table:table-cell>
              <table:table-cell office:value-type="float" office:value="0.4721951375">
                <text:p>0.4721951375</text:p>
              </table:table-cell>
              <table:table-cell office:value-type="float" office:value="0.4721951375">
                <text:p>0.47219513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.4613341281">
                <text:p>2.4613341281</text:p>
              </table:table-cell>
              <table:table-cell office:value-type="float" office:value="0.4451480017">
                <text:p>0.4451480017</text:p>
              </table:table-cell>
              <table:table-cell office:value-type="float" office:value="0.4451480017">
                <text:p>0.44514800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3761696074">
                <text:p>2.3761696074</text:p>
              </table:table-cell>
              <table:table-cell office:value-type="float" office:value="0.4456409318">
                <text:p>0.4456409318</text:p>
              </table:table-cell>
              <table:table-cell office:value-type="float" office:value="0.4456409318">
                <text:p>0.44564093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.3165820894">
                <text:p>2.3165820894</text:p>
              </table:table-cell>
              <table:table-cell office:value-type="float" office:value="0.3858289096">
                <text:p>0.3858289096</text:p>
              </table:table-cell>
              <table:table-cell office:value-type="float" office:value="0.3858289096">
                <text:p>0.38582890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.2418589574">
                <text:p>2.2418589574</text:p>
              </table:table-cell>
              <table:table-cell office:value-type="float" office:value="0.3598849214">
                <text:p>0.3598849214</text:p>
              </table:table-cell>
              <table:table-cell office:value-type="float" office:value="0.3598849214">
                <text:p>0.35988492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.1874585408">
                <text:p>2.1874585408</text:p>
              </table:table-cell>
              <table:table-cell office:value-type="float" office:value="0.3725563646">
                <text:p>0.3725563646</text:p>
              </table:table-cell>
              <table:table-cell office:value-type="float" office:value="0.3725563646">
                <text:p>0.37255636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.1065883203">
                <text:p>2.1065883203</text:p>
              </table:table-cell>
              <table:table-cell office:value-type="float" office:value="0.2920035307">
                <text:p>0.2920035307</text:p>
              </table:table-cell>
              <table:table-cell office:value-type="float" office:value="0.2920035307">
                <text:p>0.29200353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.0424511998">
                <text:p>2.0424511998</text:p>
              </table:table-cell>
              <table:table-cell office:value-type="float" office:value="0.2495216431">
                <text:p>0.2495216431</text:p>
              </table:table-cell>
              <table:table-cell office:value-type="float" office:value="0.2495216431">
                <text:p>0.249521643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9611258831">
                <text:p>1.9611258831</text:p>
              </table:table-cell>
              <table:table-cell office:value-type="float" office:value="0.2182936145">
                <text:p>0.2182936145</text:p>
              </table:table-cell>
              <table:table-cell office:value-type="float" office:value="0.2182936145">
                <text:p>0.21829361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9198892932">
                <text:p>1.9198892932</text:p>
              </table:table-cell>
              <table:table-cell office:value-type="float" office:value="0.1998163699">
                <text:p>0.1998163699</text:p>
              </table:table-cell>
              <table:table-cell office:value-type="float" office:value="0.1998163699">
                <text:p>0.199816369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8526715649">
                <text:p>1.8526715649</text:p>
              </table:table-cell>
              <table:table-cell office:value-type="float" office:value="0.1876920375">
                <text:p>0.1876920375</text:p>
              </table:table-cell>
              <table:table-cell office:value-type="float" office:value="0.1876920375">
                <text:p>0.1876920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7795036627">
                <text:p>1.7795036627</text:p>
              </table:table-cell>
              <table:table-cell office:value-type="float" office:value="0.1710009395">
                <text:p>0.1710009395</text:p>
              </table:table-cell>
              <table:table-cell office:value-type="float" office:value="0.1710009395">
                <text:p>0.17100093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7133920459">
                <text:p>1.7133920459</text:p>
              </table:table-cell>
              <table:table-cell office:value-type="float" office:value="0.1192322655">
                <text:p>0.1192322655</text:p>
              </table:table-cell>
              <table:table-cell office:value-type="float" office:value="0.1192322655">
                <text:p>0.11923226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6375379582">
                <text:p>1.6375379582</text:p>
              </table:table-cell>
              <table:table-cell office:value-type="float" office:value="0.1122883415">
                <text:p>0.1122883415</text:p>
              </table:table-cell>
              <table:table-cell office:value-type="float" office:value="0.1122883415">
                <text:p>0.11228834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5947384855">
                <text:p>1.5947384855</text:p>
              </table:table-cell>
              <table:table-cell office:value-type="float" office:value="0.0692081961">
                <text:p>0.0692081961</text:p>
              </table:table-cell>
              <table:table-cell office:value-type="float" office:value="0.0692081961">
                <text:p>0.06920819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546744273">
                <text:p>1.546744273</text:p>
              </table:table-cell>
              <table:table-cell office:value-type="float" office:value="0.0531019768">
                <text:p>0.0531019768</text:p>
              </table:table-cell>
              <table:table-cell office:value-type="float" office:value="0.0531019768">
                <text:p>0.05310197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969495108">
                <text:p>1.4969495108</text:p>
              </table:table-cell>
              <table:table-cell office:value-type="float" office:value="0.0620883292">
                <text:p>0.0620883292</text:p>
              </table:table-cell>
              <table:table-cell office:value-type="float" office:value="0.0620883292">
                <text:p>0.062088329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4473862738">
                <text:p>1.4473862738</text:p>
              </table:table-cell>
              <table:table-cell office:value-type="float" office:value="0.0127673029">
                <text:p>0.0127673029</text:p>
              </table:table-cell>
              <table:table-cell office:value-type="float" office:value="0.0127673029">
                <text:p>0.01276730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3815583189">
                <text:p>1.3815583189</text:p>
              </table:table-cell>
              <table:table-cell office:value-type="float" office:value="-0.0269940266">
                <text:p>-0.0269940266</text:p>
              </table:table-cell>
              <table:table-cell office:value-type="float" office:value="-0.0269940266">
                <text:p>-0.02699402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3422012756">
                <text:p>1.3422012756</text:p>
              </table:table-cell>
              <table:table-cell office:value-type="float" office:value="-0.0216511844">
                <text:p>-0.0216511844</text:p>
              </table:table-cell>
              <table:table-cell office:value-type="float" office:value="-0.0216511844">
                <text:p>-0.02165118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79835551">
                <text:p>1.279835551</text:p>
              </table:table-cell>
              <table:table-cell office:value-type="float" office:value="-0.0621050972">
                <text:p>-0.0621050972</text:p>
              </table:table-cell>
              <table:table-cell office:value-type="float" office:value="-0.0621050972">
                <text:p>-0.062105097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388517201">
                <text:p>1.2388517201</text:p>
              </table:table-cell>
              <table:table-cell office:value-type="float" office:value="-0.057829617">
                <text:p>-0.057829617</text:p>
              </table:table-cell>
              <table:table-cell office:value-type="float" office:value="-0.057829617">
                <text:p>-0.0578296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776435773">
                <text:p>1.1776435773</text:p>
              </table:table-cell>
              <table:table-cell office:value-type="float" office:value="-0.0996711408">
                <text:p>-0.0996711408</text:p>
              </table:table-cell>
              <table:table-cell office:value-type="float" office:value="-0.0996711408">
                <text:p>-0.099671140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431732812">
                <text:p>1.1431732812</text:p>
              </table:table-cell>
              <table:table-cell office:value-type="float" office:value="-0.0901461083">
                <text:p>-0.0901461083</text:p>
              </table:table-cell>
              <table:table-cell office:value-type="float" office:value="-0.0901461083">
                <text:p>-0.09014610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0935040976">
                <text:p>1.0935040976</text:p>
              </table:table-cell>
              <table:table-cell office:value-type="float" office:value="-0.1167202101">
                <text:p>-0.1167202101</text:p>
              </table:table-cell>
              <table:table-cell office:value-type="float" office:value="-0.1167202101">
                <text:p>-0.11672021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0548837099">
                <text:p>1.0548837099</text:p>
              </table:table-cell>
              <table:table-cell office:value-type="float" office:value="-0.1039653399">
                <text:p>-0.1039653399</text:p>
              </table:table-cell>
              <table:table-cell office:value-type="float" office:value="-0.1039653399">
                <text:p>-0.10396533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920145894">
                <text:p>0.9920145894</text:p>
              </table:table-cell>
              <table:table-cell office:value-type="float" office:value="-0.0975596284">
                <text:p>-0.0975596284</text:p>
              </table:table-cell>
              <table:table-cell office:value-type="float" office:value="-0.0975596284">
                <text:p>-0.09755962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23066591">
                <text:p>0.9523066591</text:p>
              </table:table-cell>
              <table:table-cell office:value-type="float" office:value="-0.1377081007">
                <text:p>-0.1377081007</text:p>
              </table:table-cell>
              <table:table-cell office:value-type="float" office:value="-0.1377081007">
                <text:p>-0.137708100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036211593">
                <text:p>0.9036211593</text:p>
              </table:table-cell>
              <table:table-cell office:value-type="float" office:value="-0.1145998844">
                <text:p>-0.1145998844</text:p>
              </table:table-cell>
              <table:table-cell office:value-type="float" office:value="-0.1145998844">
                <text:p>-0.11459988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8599631594">
                <text:p>0.8599631594</text:p>
              </table:table-cell>
              <table:table-cell office:value-type="float" office:value="-0.1579934159">
                <text:p>-0.1579934159</text:p>
              </table:table-cell>
              <table:table-cell office:value-type="float" office:value="-0.1579934159">
                <text:p>-0.15799341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24578375">
                <text:p>0.824578375</text:p>
              </table:table-cell>
              <table:table-cell office:value-type="float" office:value="-0.1449954756">
                <text:p>-0.1449954756</text:p>
              </table:table-cell>
              <table:table-cell office:value-type="float" office:value="-0.1449954756">
                <text:p>-0.144995475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715098235">
                <text:p>0.7715098235</text:p>
              </table:table-cell>
              <table:table-cell office:value-type="float" office:value="-0.1702916081">
                <text:p>-0.1702916081</text:p>
              </table:table-cell>
              <table:table-cell office:value-type="float" office:value="-0.1702916081">
                <text:p>-0.170291608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165660831">
                <text:p>0.7165660831</text:p>
              </table:table-cell>
              <table:table-cell office:value-type="float" office:value="-0.1509094937">
                <text:p>-0.1509094937</text:p>
              </table:table-cell>
              <table:table-cell office:value-type="float" office:value="-0.1509094937">
                <text:p>-0.15090949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6439453581">
                <text:p>0.6439453581</text:p>
              </table:table-cell>
              <table:table-cell office:value-type="float" office:value="-0.2234469325">
                <text:p>-0.2234469325</text:p>
              </table:table-cell>
              <table:table-cell office:value-type="float" office:value="-0.2234469325">
                <text:p>-0.22344693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6140919596">
                <text:p>0.6140919596</text:p>
              </table:table-cell>
              <table:table-cell office:value-type="float" office:value="-0.2084460592">
                <text:p>-0.2084460592</text:p>
              </table:table-cell>
              <table:table-cell office:value-type="float" office:value="-0.2084460592">
                <text:p>-0.208446059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71144369">
                <text:p>0.571144369</text:p>
              </table:table-cell>
              <table:table-cell office:value-type="float" office:value="-0.1777616588">
                <text:p>-0.1777616588</text:p>
              </table:table-cell>
              <table:table-cell office:value-type="float" office:value="-0.1777616588">
                <text:p>-0.17776165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327409004">
                <text:p>0.5327409004</text:p>
              </table:table-cell>
              <table:table-cell office:value-type="float" office:value="-0.1995947604">
                <text:p>-0.1995947604</text:p>
              </table:table-cell>
              <table:table-cell office:value-type="float" office:value="-0.1995947604">
                <text:p>-0.199594760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768674429">
                <text:p>0.4768674429</text:p>
              </table:table-cell>
              <table:table-cell office:value-type="float" office:value="-0.2554301537">
                <text:p>-0.2554301537</text:p>
              </table:table-cell>
              <table:table-cell office:value-type="float" office:value="-0.2554301537">
                <text:p>-0.25543015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439180741">
                <text:p>0.4439180741</text:p>
              </table:table-cell>
              <table:table-cell office:value-type="float" office:value="-0.2493729704">
                <text:p>-0.2493729704</text:p>
              </table:table-cell>
              <table:table-cell office:value-type="float" office:value="-0.2493729704">
                <text:p>-0.249372970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08172639">
                <text:p>0.408172639</text:p>
              </table:table-cell>
              <table:table-cell office:value-type="float" office:value="-0.2196462505">
                <text:p>-0.2196462505</text:p>
              </table:table-cell>
              <table:table-cell office:value-type="float" office:value="-0.2196462505">
                <text:p>-0.219646250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965825663">
                <text:p>0.3965825663</text:p>
              </table:table-cell>
              <table:table-cell office:value-type="float" office:value="-0.2306572921">
                <text:p>-0.2306572921</text:p>
              </table:table-cell>
              <table:table-cell office:value-type="float" office:value="-0.2306572921">
                <text:p>-0.230657292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606821075">
                <text:p>0.3606821075</text:p>
              </table:table-cell>
              <table:table-cell office:value-type="float" office:value="-0.2445756191">
                <text:p>-0.2445756191</text:p>
              </table:table-cell>
              <table:table-cell office:value-type="float" office:value="-0.2445756191">
                <text:p>-0.24457561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83942862">
                <text:p>0.3083942862</text:p>
              </table:table-cell>
              <table:table-cell office:value-type="float" office:value="-0.2561309163">
                <text:p>-0.2561309163</text:p>
              </table:table-cell>
              <table:table-cell office:value-type="float" office:value="-0.2561309163">
                <text:p>-0.25613091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556315382">
                <text:p>0.2556315382</text:p>
              </table:table-cell>
              <table:table-cell office:value-type="float" office:value="-0.2290632979">
                <text:p>-0.2290632979</text:p>
              </table:table-cell>
              <table:table-cell office:value-type="float" office:value="-0.2290632979">
                <text:p>-0.22906329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59481605">
                <text:p>0.2159481605</text:p>
              </table:table-cell>
              <table:table-cell office:value-type="float" office:value="-0.2688452112">
                <text:p>-0.2688452112</text:p>
              </table:table-cell>
              <table:table-cell office:value-type="float" office:value="-0.2688452112">
                <text:p>-0.2688452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202981262">
                <text:p>0.202981262</text:p>
              </table:table-cell>
              <table:table-cell office:value-type="float" office:value="-0.2586492323">
                <text:p>-0.2586492323</text:p>
              </table:table-cell>
              <table:table-cell office:value-type="float" office:value="-0.2586492323">
                <text:p>-0.25864923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2038241501">
                <text:p>0.2038241501</text:p>
              </table:table-cell>
              <table:table-cell office:value-type="float" office:value="-0.2018778609">
                <text:p>-0.2018778609</text:p>
              </table:table-cell>
              <table:table-cell office:value-type="float" office:value="-0.2018778609">
                <text:p>-0.20187786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920760888">
                <text:p>0.1920760888</text:p>
              </table:table-cell>
              <table:table-cell office:value-type="float" office:value="-0.1341127165">
                <text:p>-0.1341127165</text:p>
              </table:table-cell>
              <table:table-cell office:value-type="float" office:value="-0.1341127165">
                <text:p>-0.134112716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977255525">
                <text:p>0.0977255525</text:p>
              </table:table-cell>
              <table:table-cell office:value-type="float" office:value="-0.2283132308">
                <text:p>-0.2283132308</text:p>
              </table:table-cell>
              <table:table-cell office:value-type="float" office:value="-0.2283132308">
                <text:p>-0.228313230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04282572">
                <text:p>-0.0004282572</text:p>
              </table:table-cell>
              <table:table-cell office:value-type="float" office:value="-0.2321665125">
                <text:p>-0.2321665125</text:p>
              </table:table-cell>
              <table:table-cell office:value-type="float" office:value="-0.2321665125">
                <text:p>-0.2321665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390635581">
                <text:p>-0.0390635581</text:p>
              </table:table-cell>
              <table:table-cell office:value-type="float" office:value="-0.2144320123">
                <text:p>-0.2144320123</text:p>
              </table:table-cell>
              <table:table-cell office:value-type="float" office:value="-0.2144320123">
                <text:p>-0.21443201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5668297">
                <text:p>-0.05668297</text:p>
              </table:table-cell>
              <table:table-cell office:value-type="float" office:value="-0.2323102113">
                <text:p>-0.2323102113</text:p>
              </table:table-cell>
              <table:table-cell office:value-type="float" office:value="-0.2323102113">
                <text:p>-0.23231021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604108061">
                <text:p>-0.0604108061</text:p>
              </table:table-cell>
              <table:table-cell office:value-type="float" office:value="-0.1919900744">
                <text:p>-0.1919900744</text:p>
              </table:table-cell>
              <table:table-cell office:value-type="float" office:value="-0.1919900744">
                <text:p>-0.191990074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801825809">
                <text:p>-0.1801825809</text:p>
              </table:table-cell>
              <table:table-cell office:value-type="float" office:value="-0.2440282811">
                <text:p>-0.2440282811</text:p>
              </table:table-cell>
              <table:table-cell office:value-type="float" office:value="-0.2440282811">
                <text:p>-0.244028281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543124949">
                <text:p>-0.2543124949</text:p>
              </table:table-cell>
              <table:table-cell office:value-type="float" office:value="-0.2750789164">
                <text:p>-0.2750789164</text:p>
              </table:table-cell>
              <table:table-cell office:value-type="float" office:value="-0.2750789164">
                <text:p>-0.275078916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163004091">
                <text:p>-0.3163004091</text:p>
              </table:table-cell>
              <table:table-cell office:value-type="float" office:value="-0.220192733">
                <text:p>-0.220192733</text:p>
              </table:table-cell>
              <table:table-cell office:value-type="float" office:value="-0.220192733">
                <text:p>-0.2201927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3516480801">
                <text:p>-0.3516480801</text:p>
              </table:table-cell>
              <table:table-cell office:value-type="float" office:value="-0.2557260953">
                <text:p>-0.2557260953</text:p>
              </table:table-cell>
              <table:table-cell office:value-type="float" office:value="-0.2557260953">
                <text:p>-0.25572609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3572680934">
                <text:p>-0.3572680934</text:p>
              </table:table-cell>
              <table:table-cell office:value-type="float" office:value="-0.1517746484">
                <text:p>-0.1517746484</text:p>
              </table:table-cell>
              <table:table-cell office:value-type="float" office:value="-0.1517746484">
                <text:p>-0.151774648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3595567572">
                <text:p>-0.3595567572</text:p>
              </table:table-cell>
              <table:table-cell office:value-type="float" office:value="-0.0913657341">
                <text:p>-0.0913657341</text:p>
              </table:table-cell>
              <table:table-cell office:value-type="float" office:value="-0.0913657341">
                <text:p>-0.091365734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415213292">
                <text:p>-0.415213292</text:p>
              </table:table-cell>
              <table:table-cell office:value-type="float" office:value="-0.147078848">
                <text:p>-0.147078848</text:p>
              </table:table-cell>
              <table:table-cell office:value-type="float" office:value="-0.147078848">
                <text:p>-0.1470788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4899298667">
                <text:p>-0.4899298667</text:p>
              </table:table-cell>
              <table:table-cell office:value-type="float" office:value="-0.1842844603">
                <text:p>-0.1842844603</text:p>
              </table:table-cell>
              <table:table-cell office:value-type="float" office:value="-0.1842844603">
                <text:p>-0.184284460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5687275948">
                <text:p>-0.5687275948</text:p>
              </table:table-cell>
              <table:table-cell office:value-type="float" office:value="-0.1923297727">
                <text:p>-0.1923297727</text:p>
              </table:table-cell>
              <table:table-cell office:value-type="float" office:value="-0.1923297727">
                <text:p>-0.19232977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5983139014">
                <text:p>-0.5983139014</text:p>
              </table:table-cell>
              <table:table-cell office:value-type="float" office:value="-0.0984621539">
                <text:p>-0.0984621539</text:p>
              </table:table-cell>
              <table:table-cell office:value-type="float" office:value="-0.0984621539">
                <text:p>-0.098462153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6118707617">
                <text:p>-0.6118707617</text:p>
              </table:table-cell>
              <table:table-cell office:value-type="float" office:value="-0.1119525897">
                <text:p>-0.1119525897</text:p>
              </table:table-cell>
              <table:table-cell office:value-type="float" office:value="-0.1119525897">
                <text:p>-0.111952589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6146485435">
                <text:p>-0.6146485435</text:p>
              </table:table-cell>
              <table:table-cell office:value-type="float" office:value="0.0205048103">
                <text:p>0.0205048103</text:p>
              </table:table-cell>
              <table:table-cell office:value-type="float" office:value="0.0205048103">
                <text:p>0.020504810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6828820053">
                <text:p>-0.6828820053</text:p>
              </table:table-cell>
              <table:table-cell office:value-type="float" office:value="-0.0469691254">
                <text:p>-0.0469691254</text:p>
              </table:table-cell>
              <table:table-cell office:value-type="float" office:value="-0.0469691254">
                <text:p>-0.046969125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7434813193">
                <text:p>-0.7434813193</text:p>
              </table:table-cell>
              <table:table-cell office:value-type="float" office:value="-0.0236568061">
                <text:p>-0.0236568061</text:p>
              </table:table-cell>
              <table:table-cell office:value-type="float" office:value="-0.0236568061">
                <text:p>-0.023656806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8245862308">
                <text:p>-0.8245862308</text:p>
              </table:table-cell>
              <table:table-cell office:value-type="float" office:value="-0.0534696517">
                <text:p>-0.0534696517</text:p>
              </table:table-cell>
              <table:table-cell office:value-type="float" office:value="-0.0534696517">
                <text:p>-0.05346965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8690095748">
                <text:p>-0.8690095748</text:p>
              </table:table-cell>
              <table:table-cell office:value-type="float" office:value="0.0001727511">
                <text:p>0.0001727511</text:p>
              </table:table-cell>
              <table:table-cell office:value-type="float" office:value="0.0001727511">
                <text:p>0.00017275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9235932232">
                <text:p>-0.9235932232</text:p>
              </table:table-cell>
              <table:table-cell office:value-type="float" office:value="0.095315842">
                <text:p>0.095315842</text:p>
              </table:table-cell>
              <table:table-cell office:value-type="float" office:value="0.095315842">
                <text:p>0.0953158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9688503608">
                <text:p>-0.9688503608</text:p>
              </table:table-cell>
              <table:table-cell office:value-type="float" office:value="0.0506517793">
                <text:p>0.0506517793</text:p>
              </table:table-cell>
              <table:table-cell office:value-type="float" office:value="0.0506517793">
                <text:p>0.05065177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0012372205">
                <text:p>-1.0012372205</text:p>
              </table:table-cell>
              <table:table-cell office:value-type="float" office:value="0.0608009771">
                <text:p>0.0608009771</text:p>
              </table:table-cell>
              <table:table-cell office:value-type="float" office:value="0.0608009771">
                <text:p>0.060800977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065896443">
                <text:p>-1.065896443</text:p>
              </table:table-cell>
              <table:table-cell office:value-type="float" office:value="0.1242724162">
                <text:p>0.1242724162</text:p>
              </table:table-cell>
              <table:table-cell office:value-type="float" office:value="0.1242724162">
                <text:p>0.12427241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1120876081">
                <text:p>-1.1120876081</text:p>
              </table:table-cell>
              <table:table-cell office:value-type="float" office:value="0.0785431327">
                <text:p>0.0785431327</text:p>
              </table:table-cell>
              <table:table-cell office:value-type="float" office:value="0.0785431327">
                <text:p>0.07854313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1389659756">
                <text:p>-1.1389659756</text:p>
              </table:table-cell>
              <table:table-cell office:value-type="float" office:value="0.1334478905">
                <text:p>0.1334478905</text:p>
              </table:table-cell>
              <table:table-cell office:value-type="float" office:value="0.1334478905">
                <text:p>0.13344789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178083227">
                <text:p>-1.178083227</text:p>
              </table:table-cell>
              <table:table-cell office:value-type="float" office:value="0.1385104819">
                <text:p>0.1385104819</text:p>
              </table:table-cell>
              <table:table-cell office:value-type="float" office:value="0.1385104819">
                <text:p>0.138510481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2129093187">
                <text:p>-1.2129093187</text:p>
              </table:table-cell>
              <table:table-cell office:value-type="float" office:value="0.1639015912">
                <text:p>0.1639015912</text:p>
              </table:table-cell>
              <table:table-cell office:value-type="float" office:value="0.1639015912">
                <text:p>0.16390159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2399563276">
                <text:p>-1.2399563276</text:p>
              </table:table-cell>
              <table:table-cell office:value-type="float" office:value="0.149547386">
                <text:p>0.149547386</text:p>
              </table:table-cell>
              <table:table-cell office:value-type="float" office:value="0.149547386">
                <text:p>0.1495473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2638456262">
                <text:p>-1.2638456262</text:p>
              </table:table-cell>
              <table:table-cell office:value-type="float" office:value="0.1809245006">
                <text:p>0.1809245006</text:p>
              </table:table-cell>
              <table:table-cell office:value-type="float" office:value="0.1809245006">
                <text:p>0.18092450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947396791">
                <text:p>-1.2947396791</text:p>
              </table:table-cell>
              <table:table-cell office:value-type="float" office:value="0.1851101486">
                <text:p>0.1851101486</text:p>
              </table:table-cell>
              <table:table-cell office:value-type="float" office:value="0.1851101486">
                <text:p>0.18511014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321782149">
                <text:p>-1.321782149</text:p>
              </table:table-cell>
              <table:table-cell office:value-type="float" office:value="0.2151950569">
                <text:p>0.2151950569</text:p>
              </table:table-cell>
              <table:table-cell office:value-type="float" office:value="0.2151950569">
                <text:p>0.215195056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3476119425">
                <text:p>-1.3476119425</text:p>
              </table:table-cell>
              <table:table-cell office:value-type="float" office:value="0.2172943606">
                <text:p>0.2172943606</text:p>
              </table:table-cell>
              <table:table-cell office:value-type="float" office:value="0.2172943606">
                <text:p>0.217294360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3715542416">
                <text:p>-1.3715542416</text:p>
              </table:table-cell>
              <table:table-cell office:value-type="float" office:value="0.2421395881">
                <text:p>0.2421395881</text:p>
              </table:table-cell>
              <table:table-cell office:value-type="float" office:value="0.2421395881">
                <text:p>0.24213958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4058515666">
                <text:p>-1.4058515666</text:p>
              </table:table-cell>
              <table:table-cell office:value-type="float" office:value="0.2700611078">
                <text:p>0.2700611078</text:p>
              </table:table-cell>
              <table:table-cell office:value-type="float" office:value="0.2700611078">
                <text:p>0.27006110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4256444004">
                <text:p>-1.4256444004</text:p>
              </table:table-cell>
              <table:table-cell office:value-type="float" office:value="0.2501422904">
                <text:p>0.2501422904</text:p>
              </table:table-cell>
              <table:table-cell office:value-type="float" office:value="0.2501422904">
                <text:p>0.250142290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4546070897">
                <text:p>-1.4546070897</text:p>
              </table:table-cell>
              <table:table-cell office:value-type="float" office:value="0.283107421">
                <text:p>0.283107421</text:p>
              </table:table-cell>
              <table:table-cell office:value-type="float" office:value="0.283107421">
                <text:p>0.2831074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4706812018">
                <text:p>-1.4706812018</text:p>
              </table:table-cell>
              <table:table-cell office:value-type="float" office:value="0.2933115042">
                <text:p>0.2933115042</text:p>
              </table:table-cell>
              <table:table-cell office:value-type="float" office:value="0.2933115042">
                <text:p>0.293311504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037765471">
                <text:p>-1.5037765471</text:p>
              </table:table-cell>
              <table:table-cell office:value-type="float" office:value="0.3249543635">
                <text:p>0.3249543635</text:p>
              </table:table-cell>
              <table:table-cell office:value-type="float" office:value="0.3249543635">
                <text:p>0.32495436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241201">
                <text:p>-1.5292241201</text:p>
              </table:table-cell>
              <table:table-cell office:value-type="float" office:value="0.3236600882">
                <text:p>0.3236600882</text:p>
              </table:table-cell>
              <table:table-cell office:value-type="float" office:value="0.3236600882">
                <text:p>0.32366008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568027014">
                <text:p>-1.5568027014</text:p>
              </table:table-cell>
              <table:table-cell office:value-type="float" office:value="0.3597926444">
                <text:p>0.3597926444</text:p>
              </table:table-cell>
              <table:table-cell office:value-type="float" office:value="0.3597926444">
                <text:p>0.359792644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5836729191">
                <text:p>-1.5836729191</text:p>
              </table:table-cell>
              <table:table-cell office:value-type="float" office:value="0.4336579694">
                <text:p>0.4336579694</text:p>
              </table:table-cell>
              <table:table-cell office:value-type="float" office:value="0.4336579694">
                <text:p>0.433657969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6284604204">
                <text:p>-1.6284604204</text:p>
              </table:table-cell>
              <table:table-cell office:value-type="float" office:value="0.4314931364">
                <text:p>0.4314931364</text:p>
              </table:table-cell>
              <table:table-cell office:value-type="float" office:value="0.4314931364">
                <text:p>0.43149313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6565636357">
                <text:p>-1.6565636357</text:p>
              </table:table-cell>
              <table:table-cell office:value-type="float" office:value="0.4028867503">
                <text:p>0.4028867503</text:p>
              </table:table-cell>
              <table:table-cell office:value-type="float" office:value="0.4028867503">
                <text:p>0.40288675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6933763304">
                <text:p>-1.6933763304</text:p>
              </table:table-cell>
              <table:table-cell office:value-type="float" office:value="0.4385552333">
                <text:p>0.4385552333</text:p>
              </table:table-cell>
              <table:table-cell office:value-type="float" office:value="0.4385552333">
                <text:p>0.4385552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7222902982">
                <text:p>-1.7222902982</text:p>
              </table:table-cell>
              <table:table-cell office:value-type="float" office:value="0.4573361284">
                <text:p>0.4573361284</text:p>
              </table:table-cell>
              <table:table-cell office:value-type="float" office:value="0.4573361284">
                <text:p>0.457336128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7539955464">
                <text:p>-1.7539955464</text:p>
              </table:table-cell>
              <table:table-cell office:value-type="float" office:value="0.5074944621">
                <text:p>0.5074944621</text:p>
              </table:table-cell>
              <table:table-cell office:value-type="float" office:value="0.5074944621">
                <text:p>0.50749446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7912522661">
                <text:p>-1.7912522661</text:p>
              </table:table-cell>
              <table:table-cell office:value-type="float" office:value="0.5861165944">
                <text:p>0.5861165944</text:p>
              </table:table-cell>
              <table:table-cell office:value-type="float" office:value="0.5861165944">
                <text:p>0.586116594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8345636076">
                <text:p>-1.8345636076</text:p>
              </table:table-cell>
              <table:table-cell office:value-type="float" office:value="0.5430114044">
                <text:p>0.5430114044</text:p>
              </table:table-cell>
              <table:table-cell office:value-type="float" office:value="0.5430114044">
                <text:p>0.54301140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8606218647">
                <text:p>-1.8606218647</text:p>
              </table:table-cell>
              <table:table-cell office:value-type="float" office:value="0.5983123281">
                <text:p>0.5983123281</text:p>
              </table:table-cell>
              <table:table-cell office:value-type="float" office:value="0.5983123281">
                <text:p>0.598312328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8946195634">
                <text:p>-1.8946195634</text:p>
              </table:table-cell>
              <table:table-cell office:value-type="float" office:value="0.5972433949">
                <text:p>0.5972433949</text:p>
              </table:table-cell>
              <table:table-cell office:value-type="float" office:value="0.5972433949">
                <text:p>0.597243394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9193656804">
                <text:p>-1.9193656804</text:p>
              </table:table-cell>
              <table:table-cell office:value-type="float" office:value="0.5722362308">
                <text:p>0.5722362308</text:p>
              </table:table-cell>
              <table:table-cell office:value-type="float" office:value="0.5722362308">
                <text:p>0.57223623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9500816678">
                <text:p>-1.9500816678</text:p>
              </table:table-cell>
              <table:table-cell office:value-type="float" office:value="0.6198246424">
                <text:p>0.6198246424</text:p>
              </table:table-cell>
              <table:table-cell office:value-type="float" office:value="0.6198246424">
                <text:p>0.61982464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9713920729">
                <text:p>-1.9713920729</text:p>
              </table:table-cell>
              <table:table-cell office:value-type="float" office:value="0.6142594631">
                <text:p>0.6142594631</text:p>
              </table:table-cell>
              <table:table-cell office:value-type="float" office:value="0.6142594631">
                <text:p>0.614259463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2.0021015912">
                <text:p>-2.0021015912</text:p>
              </table:table-cell>
              <table:table-cell office:value-type="float" office:value="0.5837682435">
                <text:p>0.5837682435</text:p>
              </table:table-cell>
              <table:table-cell office:value-type="float" office:value="0.5837682435">
                <text:p>0.583768243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2.0214807825">
                <text:p>-2.0214807825</text:p>
              </table:table-cell>
              <table:table-cell office:value-type="float" office:value="0.5996928614">
                <text:p>0.5996928614</text:p>
              </table:table-cell>
              <table:table-cell office:value-type="float" office:value="0.5996928614">
                <text:p>0.599692861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2.0491475819">
                <text:p>-2.0491475819</text:p>
              </table:table-cell>
              <table:table-cell office:value-type="float" office:value="0.6019214185">
                <text:p>0.6019214185</text:p>
              </table:table-cell>
              <table:table-cell office:value-type="float" office:value="0.6019214185">
                <text:p>0.601921418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2.0715836251">
                <text:p>-2.0715836251</text:p>
              </table:table-cell>
              <table:table-cell office:value-type="float" office:value="0.6286713429">
                <text:p>0.6286713429</text:p>
              </table:table-cell>
              <table:table-cell office:value-type="float" office:value="0.6286713429">
                <text:p>0.628671342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2.1087434991">
                <text:p>-2.1087434991</text:p>
              </table:table-cell>
              <table:table-cell office:value-type="float" office:value="0.6179930442">
                <text:p>0.6179930442</text:p>
              </table:table-cell>
              <table:table-cell office:value-type="float" office:value="0.6179930442">
                <text:p>0.61799304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2.1327971475">
                <text:p>-2.1327971475</text:p>
              </table:table-cell>
              <table:table-cell office:value-type="float" office:value="0.643138039">
                <text:p>0.643138039</text:p>
              </table:table-cell>
              <table:table-cell office:value-type="float" office:value="0.643138039">
                <text:p>0.64313803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2.1674356683">
                <text:p>-2.1674356683</text:p>
              </table:table-cell>
              <table:table-cell office:value-type="float" office:value="0.6289045293">
                <text:p>0.6289045293</text:p>
              </table:table-cell>
              <table:table-cell office:value-type="float" office:value="0.6289045293">
                <text:p>0.62890452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2.1943577823">
                <text:p>-2.1943577823</text:p>
              </table:table-cell>
              <table:table-cell office:value-type="float" office:value="0.6585141804">
                <text:p>0.6585141804</text:p>
              </table:table-cell>
              <table:table-cell office:value-type="float" office:value="0.6585141804">
                <text:p>0.65851418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2.2376095878">
                <text:p>-2.2376095878</text:p>
              </table:table-cell>
              <table:table-cell office:value-type="float" office:value="0.6476628309">
                <text:p>0.6476628309</text:p>
              </table:table-cell>
              <table:table-cell office:value-type="float" office:value="0.6476628309">
                <text:p>0.64766283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2.2668172673">
                <text:p>-2.2668172673</text:p>
              </table:table-cell>
              <table:table-cell office:value-type="float" office:value="0.6809534281">
                <text:p>0.6809534281</text:p>
              </table:table-cell>
              <table:table-cell office:value-type="float" office:value="0.6809534281">
                <text:p>0.68095342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2.3092839652">
                <text:p>-2.3092839652</text:p>
              </table:table-cell>
              <table:table-cell office:value-type="float" office:value="0.7338426235">
                <text:p>0.7338426235</text:p>
              </table:table-cell>
              <table:table-cell office:value-type="float" office:value="0.7338426235">
                <text:p>0.733842623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2.3391273321">
                <text:p>-2.3391273321</text:p>
              </table:table-cell>
              <table:table-cell office:value-type="float" office:value="0.7037206634">
                <text:p>0.7037206634</text:p>
              </table:table-cell>
              <table:table-cell office:value-type="float" office:value="0.7037206634">
                <text:p>0.703720663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2.3858193586">
                <text:p>-2.3858193586</text:p>
              </table:table-cell>
              <table:table-cell office:value-type="float" office:value="0.7495759218">
                <text:p>0.7495759218</text:p>
              </table:table-cell>
              <table:table-cell office:value-type="float" office:value="0.7495759218">
                <text:p>0.74957592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2.4154222693">
                <text:p>-2.4154222693</text:p>
              </table:table-cell>
              <table:table-cell office:value-type="float" office:value="0.7196489203">
                <text:p>0.7196489203</text:p>
              </table:table-cell>
              <table:table-cell office:value-type="float" office:value="0.7196489203">
                <text:p>0.71964892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2.6997731314">
                <text:p>-2.6997731314</text:p>
              </table:table-cell>
              <table:table-cell office:value-type="float" office:value="0.4176872922">
                <text:p>0.4176872922</text:p>
              </table:table-cell>
              <table:table-cell office:value-type="float" office:value="0.4176872922">
                <text:p>0.417687292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2.6734773878">
                <text:p>-2.6734773878</text:p>
              </table:table-cell>
              <table:table-cell office:value-type="float" office:value="0.444286558">
                <text:p>0.444286558</text:p>
              </table:table-cell>
              <table:table-cell office:value-type="float" office:value="0.444286558">
                <text:p>0.4442865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2.6302850256">
                <text:p>-2.6302850256</text:p>
              </table:table-cell>
              <table:table-cell office:value-type="float" office:value="0.445482672">
                <text:p>0.445482672</text:p>
              </table:table-cell>
              <table:table-cell office:value-type="float" office:value="0.445482672">
                <text:p>0.4454826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2.6047516868">
                <text:p>-2.6047516868</text:p>
              </table:table-cell>
              <table:table-cell office:value-type="float" office:value="0.4049020857">
                <text:p>0.4049020857</text:p>
              </table:table-cell>
              <table:table-cell office:value-type="float" office:value="0.4049020857">
                <text:p>0.404902085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2.5698796097">
                <text:p>-2.5698796097</text:p>
              </table:table-cell>
              <table:table-cell office:value-type="float" office:value="0.4398158496">
                <text:p>0.4398158496</text:p>
              </table:table-cell>
              <table:table-cell office:value-type="float" office:value="0.4398158496">
                <text:p>0.439815849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2.5465092176">
                <text:p>-2.5465092176</text:p>
              </table:table-cell>
              <table:table-cell office:value-type="float" office:value="0.3990245541">
                <text:p>0.3990245541</text:p>
              </table:table-cell>
              <table:table-cell office:value-type="float" office:value="0.3990245541">
                <text:p>0.399024554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2.5137252831">
                <text:p>-2.5137252831</text:p>
              </table:table-cell>
              <table:table-cell office:value-type="float" office:value="0.4317211237">
                <text:p>0.4317211237</text:p>
              </table:table-cell>
              <table:table-cell office:value-type="float" office:value="0.4317211237">
                <text:p>0.431721123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2.4870501839">
                <text:p>-2.4870501839</text:p>
              </table:table-cell>
              <table:table-cell office:value-type="float" office:value="0.4438084561">
                <text:p>0.4438084561</text:p>
              </table:table-cell>
              <table:table-cell office:value-type="float" office:value="0.4438084561">
                <text:p>0.443808456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2.4566698406">
                <text:p>-2.4566698406</text:p>
              </table:table-cell>
              <table:table-cell office:value-type="float" office:value="0.4396458455">
                <text:p>0.4396458455</text:p>
              </table:table-cell>
              <table:table-cell office:value-type="float" office:value="0.4396458455">
                <text:p>0.439645845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2.4393466654">
                <text:p>-2.4393466654</text:p>
              </table:table-cell>
              <table:table-cell office:value-type="float" office:value="0.4201177495">
                <text:p>0.4201177495</text:p>
              </table:table-cell>
              <table:table-cell office:value-type="float" office:value="0.4201177495">
                <text:p>0.42011774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2.4106625813">
                <text:p>-2.4106625813</text:p>
              </table:table-cell>
              <table:table-cell office:value-type="float" office:value="0.4477693263">
                <text:p>0.4477693263</text:p>
              </table:table-cell>
              <table:table-cell office:value-type="float" office:value="0.4477693263">
                <text:p>0.44776932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2.3943820873">
                <text:p>-2.3943820873</text:p>
              </table:table-cell>
              <table:table-cell office:value-type="float" office:value="0.448155196">
                <text:p>0.448155196</text:p>
              </table:table-cell>
              <table:table-cell office:value-type="float" office:value="0.448155196">
                <text:p>0.44815519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2.3783629621">
                <text:p>-2.3783629621</text:p>
              </table:table-cell>
              <table:table-cell office:value-type="float" office:value="0.4497462326">
                <text:p>0.4497462326</text:p>
              </table:table-cell>
              <table:table-cell office:value-type="float" office:value="0.4497462326">
                <text:p>0.44974623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2.3565011719">
                <text:p>-2.3565011719</text:p>
              </table:table-cell>
              <table:table-cell office:value-type="float" office:value="0.4634882234">
                <text:p>0.4634882234</text:p>
              </table:table-cell>
              <table:table-cell office:value-type="float" office:value="0.4634882234">
                <text:p>0.463488223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2.3372690655">
                <text:p>-2.3372690655</text:p>
              </table:table-cell>
              <table:table-cell office:value-type="float" office:value="0.4634172637">
                <text:p>0.4634172637</text:p>
              </table:table-cell>
              <table:table-cell office:value-type="float" office:value="0.4634172637">
                <text:p>0.463417263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2.3259798466">
                <text:p>-2.3259798466</text:p>
              </table:table-cell>
              <table:table-cell office:value-type="float" office:value="0.4552809704">
                <text:p>0.4552809704</text:p>
              </table:table-cell>
              <table:table-cell office:value-type="float" office:value="0.4552809704">
                <text:p>0.455280970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2.3115480845">
                <text:p>-2.3115480845</text:p>
              </table:table-cell>
              <table:table-cell office:value-type="float" office:value="0.4695689751">
                <text:p>0.4695689751</text:p>
              </table:table-cell>
              <table:table-cell office:value-type="float" office:value="0.4695689751">
                <text:p>0.46956897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2.3057202559">
                <text:p>-2.3057202559</text:p>
              </table:table-cell>
              <table:table-cell office:value-type="float" office:value="0.4723138576">
                <text:p>0.4723138576</text:p>
              </table:table-cell>
              <table:table-cell office:value-type="float" office:value="0.4723138576">
                <text:p>0.47231385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2.2928414451">
                <text:p>-2.2928414451</text:p>
              </table:table-cell>
              <table:table-cell office:value-type="float" office:value="0.4849278282">
                <text:p>0.4849278282</text:p>
              </table:table-cell>
              <table:table-cell office:value-type="float" office:value="0.4849278282">
                <text:p>0.48492782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2.2892123197">
                <text:p>-2.2892123197</text:p>
              </table:table-cell>
              <table:table-cell office:value-type="float" office:value="0.4933897199">
                <text:p>0.4933897199</text:p>
              </table:table-cell>
              <table:table-cell office:value-type="float" office:value="0.4933897199">
                <text:p>0.493389719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2.2805510595">
                <text:p>-2.2805510595</text:p>
              </table:table-cell>
              <table:table-cell office:value-type="float" office:value="0.5018832782">
                <text:p>0.5018832782</text:p>
              </table:table-cell>
              <table:table-cell office:value-type="float" office:value="0.5018832782">
                <text:p>0.501883278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2.276387722">
                <text:p>-2.276387722</text:p>
              </table:table-cell>
              <table:table-cell office:value-type="float" office:value="0.5059050583">
                <text:p>0.5059050583</text:p>
              </table:table-cell>
              <table:table-cell office:value-type="float" office:value="0.5059050583">
                <text:p>0.505905058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2.2708897586">
                <text:p>-2.2708897586</text:p>
              </table:table-cell>
              <table:table-cell office:value-type="float" office:value="0.5111490189">
                <text:p>0.5111490189</text:p>
              </table:table-cell>
              <table:table-cell office:value-type="float" office:value="0.5111490189">
                <text:p>0.511149018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2.2680073369">
                <text:p>-2.2680073369</text:p>
              </table:table-cell>
              <table:table-cell office:value-type="float" office:value="0.5023250523">
                <text:p>0.5023250523</text:p>
              </table:table-cell>
              <table:table-cell office:value-type="float" office:value="0.5023250523">
                <text:p>0.50232505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2.2636141108">
                <text:p>-2.2636141108</text:p>
              </table:table-cell>
              <table:table-cell office:value-type="float" office:value="0.5134855761">
                <text:p>0.5134855761</text:p>
              </table:table-cell>
              <table:table-cell office:value-type="float" office:value="0.5134855761">
                <text:p>0.51348557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2.2601872273">
                <text:p>-2.2601872273</text:p>
              </table:table-cell>
              <table:table-cell office:value-type="float" office:value="0.5156471147">
                <text:p>0.5156471147</text:p>
              </table:table-cell>
              <table:table-cell office:value-type="float" office:value="0.5156471147">
                <text:p>0.51564711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2.2569478452">
                <text:p>-2.2569478452</text:p>
              </table:table-cell>
              <table:table-cell office:value-type="float" office:value="0.5189073447">
                <text:p>0.5189073447</text:p>
              </table:table-cell>
              <table:table-cell office:value-type="float" office:value="0.5189073447">
                <text:p>0.51890734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2.2552266747">
                <text:p>-2.2552266747</text:p>
              </table:table-cell>
              <table:table-cell office:value-type="float" office:value="0.5241912988">
                <text:p>0.5241912988</text:p>
              </table:table-cell>
              <table:table-cell office:value-type="float" office:value="0.5241912988">
                <text:p>0.52419129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2.2529755594">
                <text:p>-2.2529755594</text:p>
              </table:table-cell>
              <table:table-cell office:value-type="float" office:value="0.5263279383">
                <text:p>0.5263279383</text:p>
              </table:table-cell>
              <table:table-cell office:value-type="float" office:value="0.5263279383">
                <text:p>0.526327938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2.2510134334">
                <text:p>-2.2510134334</text:p>
              </table:table-cell>
              <table:table-cell office:value-type="float" office:value="0.5262461484">
                <text:p>0.5262461484</text:p>
              </table:table-cell>
              <table:table-cell office:value-type="float" office:value="0.5262461484">
                <text:p>0.5262461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